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rthDayCalc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Hashing Problem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>
            <text:p>Probability of Collisions vs. No Collsions <text:s/>→ <text:s/>C vs. no C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>
            <text:p>Birthday Problem Analogy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5" office:value-type="string">
            <text:p>Given a room full of students, what is the probability that 2 or more have the same Birthday</text:p>
          </table:table-cell>
          <table:table-cell table:style-name="ce2" table:number-columns-repeated="2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style-name="ce2" office:value-type="float" office:value="365">
            <text:p>365</text:p>
          </table:table-cell>
          <table:table-cell table:style-name="ce1" office:value-type="string">
            <text:p><text:s/>= Size of Bit Vector, i.e. Number of days in the year</text:p>
          </table:table-cell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table:number-columns-repeated="2"/>
          <table:table-cell table:style-name="ce5" office:value-type="string">
            <text:p>PI(i=0,m-1-&gt;(1-m/n))</text:p>
          </table:table-cell>
          <table:table-cell table:style-name="ce1"/>
          <table:table-cell table:style-name="ce6"/>
          <table:table-cell table:style-name="ce7" office:value-type="string">
            <text:p>EXP(-m(m-1)/2n)</text:p>
          </table:table-cell>
          <table:table-cell table:style-name="ce6"/>
          <table:table-cell table:style-name="ce7" office:value-type="string">
            <text:p>EXP(-m^2/2n)</text:p>
          </table:table-cell>
          <table:table-cell table:style-name="ce6"/>
          <table:table-cell table:style-name="ce1" table:number-columns-repeated="1014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>
            <text:p>Exact</text:p>
          </table:table-cell>
          <table:table-cell table:style-name="ce1" office:value-type="string">
            <text:p>Exact</text:p>
          </table:table-cell>
          <table:table-cell table:style-name="ce6"/>
          <table:table-cell table:number-columns-repeated="2" table:style-name="ce6" office:value-type="string">
            <text:p>Approx</text:p>
          </table:table-cell>
          <table:table-cell table:number-columns-repeated="2" table:style-name="ce6" office:value-type="string">
            <text:p>Approx(m^2)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>
            <text:p>m</text:p>
          </table:table-cell>
          <table:table-cell table:style-name="ce2" office:value-type="string">
            <text:p>(1-m/n)</text:p>
          </table:table-cell>
          <table:table-cell table:style-name="ce2" office:value-type="string">
            <text:p>Prob(no C)</text:p>
          </table:table-cell>
          <table:table-cell table:style-name="ce2" office:value-type="string">
            <text:p>Prob(C)</text:p>
          </table:table-cell>
          <table:table-cell table:style-name="ce6" office:value-type="string">
            <text:p>e(-m/n)</text:p>
          </table:table-cell>
          <table:table-cell table:style-name="ce6" office:value-type="string">
            <text:p>Prob(no C)</text:p>
          </table:table-cell>
          <table:table-cell table:style-name="ce6" office:value-type="string">
            <text:p>Prob(C)</text:p>
          </table:table-cell>
          <table:table-cell table:style-name="ce6" office:value-type="string">
            <text:p>Prob(no C)</text:p>
          </table:table-cell>
          <table:table-cell table:style-name="ce6" office:value-type="string">
            <text:p>Prob(C)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4" table:formula="of:=(1-[.B12]/[.$F$7])" office:value-type="percentage" office:value="1">
            <text:p>100.00%</text:p>
          </table:table-cell>
          <table:table-cell table:style-name="ce4" table:formula="of:=[.C12]" office:value-type="percentage" office:value="1">
            <text:p>100.00%</text:p>
          </table:table-cell>
          <table:table-cell table:style-name="ce4" table:formula="of:=1-[.D12]" office:value-type="percentage" office:value="0">
            <text:p>0.00%</text:p>
          </table:table-cell>
          <table:table-cell table:style-name="ce4" table:formula="of:=EXP(-[.B12]/[.$F$7])" office:value-type="percentage" office:value="1">
            <text:p>100.00%</text:p>
          </table:table-cell>
          <table:table-cell table:style-name="ce4" table:formula="of:=[.F12]" office:value-type="percentage" office:value="1">
            <text:p>100.00%</text:p>
          </table:table-cell>
          <table:table-cell table:formula="of:=1-[.G12]" office:value-type="percentage" office:value="0">
            <text:p>0.00%</text:p>
          </table:table-cell>
          <table:table-cell table:formula="of:=EXP(-[.B12]*[.B12]/2/[.$F$7])" office:value-type="percentage" office:value="1">
            <text:p>100.00%</text:p>
          </table:table-cell>
          <table:table-cell table:formula="of:=1-[.I12]" office:value-type="percentage" office:value="0">
            <text:p>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table:formula="of:=(1-[.B13]/[.$F$7])" office:value-type="percentage" office:value="0.997260273972603">
            <text:p>99.73%</text:p>
          </table:table-cell>
          <table:table-cell table:style-name="ce4" table:formula="of:=[.C13]*[.D12]" office:value-type="percentage" office:value="0.997260273972603">
            <text:p>99.73%</text:p>
          </table:table-cell>
          <table:table-cell table:style-name="ce4" table:formula="of:=1-[.D13]" office:value-type="percentage" office:value="0.00273972602739725">
            <text:p>0.27%</text:p>
          </table:table-cell>
          <table:table-cell table:style-name="ce4" table:formula="of:=EXP(-[.B13]/[.$F$7])" office:value-type="percentage" office:value="0.997264023596859">
            <text:p>99.73%</text:p>
          </table:table-cell>
          <table:table-cell table:style-name="ce4" table:formula="of:=[.F13]*[.G12]" office:value-type="percentage" office:value="0.997264023596859">
            <text:p>99.73%</text:p>
          </table:table-cell>
          <table:table-cell table:formula="of:=1-[.G13]" office:value-type="percentage" office:value="0.00273597640314072">
            <text:p>0.27%</text:p>
          </table:table-cell>
          <table:table-cell table:formula="of:=EXP(-[.B13]*[.B13]/2/[.$F$7])" office:value-type="percentage" office:value="0.998631074820356">
            <text:p>99.86%</text:p>
          </table:table-cell>
          <table:table-cell table:formula="of:=1-[.I13]" office:value-type="percentage" office:value="0.00136892517964404">
            <text:p>0.1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4" table:formula="of:=(1-[.B14]/[.$F$7])" office:value-type="percentage" office:value="0.994520547945205">
            <text:p>99.45%</text:p>
          </table:table-cell>
          <table:table-cell table:style-name="ce4" table:formula="of:=[.C14]*[.D13]" office:value-type="percentage" office:value="0.991795834115219">
            <text:p>99.18%</text:p>
          </table:table-cell>
          <table:table-cell table:style-name="ce4" table:formula="of:=1-[.D14]" office:value-type="percentage" office:value="0.00820416588478135">
            <text:p>0.82%</text:p>
          </table:table-cell>
          <table:table-cell table:style-name="ce4" table:formula="of:=EXP(-[.B14]/[.$F$7])" office:value-type="percentage" office:value="0.994535532760597">
            <text:p>99.45%</text:p>
          </table:table-cell>
          <table:table-cell table:style-name="ce4" table:formula="of:=[.F14]*[.G13]" office:value-type="percentage" office:value="0.991814507010879">
            <text:p>99.18%</text:p>
          </table:table-cell>
          <table:table-cell table:formula="of:=1-[.G14]" office:value-type="percentage" office:value="0.00818549298912086">
            <text:p>0.82%</text:p>
          </table:table-cell>
          <table:table-cell table:formula="of:=EXP(-[.B14]*[.B14]/2/[.$F$7])" office:value-type="percentage" office:value="0.994535532760597">
            <text:p>99.45%</text:p>
          </table:table-cell>
          <table:table-cell table:formula="of:=1-[.I14]" office:value-type="percentage" office:value="0.00546446723940286">
            <text:p>0.5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4" table:formula="of:=(1-[.B15]/[.$F$7])" office:value-type="percentage" office:value="0.991780821917808">
            <text:p>99.18%</text:p>
          </table:table-cell>
          <table:table-cell table:style-name="ce4" table:formula="of:=[.C15]*[.D14]" office:value-type="percentage" office:value="0.98364408753345">
            <text:p>98.36%</text:p>
          </table:table-cell>
          <table:table-cell table:style-name="ce4" table:formula="of:=1-[.D15]" office:value-type="percentage" office:value="0.0163559124665502">
            <text:p>1.64%</text:p>
          </table:table-cell>
          <table:table-cell table:style-name="ce4" table:formula="of:=EXP(-[.B15]/[.$F$7])" office:value-type="percentage" office:value="0.991814507010879">
            <text:p>99.18%</text:p>
          </table:table-cell>
          <table:table-cell table:style-name="ce4" table:formula="of:=[.F15]*[.G14]" office:value-type="percentage" office:value="0.983696016317233">
            <text:p>98.37%</text:p>
          </table:table-cell>
          <table:table-cell table:formula="of:=1-[.G15]" office:value-type="percentage" office:value="0.0163039836827668">
            <text:p>1.63%</text:p>
          </table:table-cell>
          <table:table-cell table:formula="of:=EXP(-[.B15]*[.B15]/2/[.$F$7])" office:value-type="percentage" office:value="0.987746920760699">
            <text:p>98.77%</text:p>
          </table:table-cell>
          <table:table-cell table:formula="of:=1-[.I15]" office:value-type="percentage" office:value="0.0122530792393011">
            <text:p>1.2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4" table:formula="of:=(1-[.B16]/[.$F$7])" office:value-type="percentage" office:value="0.989041095890411">
            <text:p>98.90%</text:p>
          </table:table-cell>
          <table:table-cell table:style-name="ce4" table:formula="of:=[.C16]*[.D15]" office:value-type="percentage" office:value="0.972864426300207">
            <text:p>97.29%</text:p>
          </table:table-cell>
          <table:table-cell table:style-name="ce4" table:formula="of:=1-[.D16]" office:value-type="percentage" office:value="0.0271355736997935">
            <text:p>2.71%</text:p>
          </table:table-cell>
          <table:table-cell table:style-name="ce4" table:formula="of:=EXP(-[.B16]/[.$F$7])" office:value-type="percentage" office:value="0.989100925923405">
            <text:p>98.91%</text:p>
          </table:table-cell>
          <table:table-cell table:style-name="ce4" table:formula="of:=[.F16]*[.G15]" office:value-type="percentage" office:value="0.97297464056654">
            <text:p>97.30%</text:p>
          </table:table-cell>
          <table:table-cell table:formula="of:=1-[.G16]" office:value-type="percentage" office:value="0.02702535943346">
            <text:p>2.70%</text:p>
          </table:table-cell>
          <table:table-cell table:formula="of:=EXP(-[.B16]*[.B16]/2/[.$F$7])" office:value-type="percentage" office:value="0.978320641662537">
            <text:p>97.83%</text:p>
          </table:table-cell>
          <table:table-cell table:formula="of:=1-[.I16]" office:value-type="percentage" office:value="0.0216793583374634">
            <text:p>2.1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4" table:formula="of:=(1-[.B17]/[.$F$7])" office:value-type="percentage" office:value="0.986301369863014">
            <text:p>98.63%</text:p>
          </table:table-cell>
          <table:table-cell table:style-name="ce4" table:formula="of:=[.C17]*[.D16]" office:value-type="percentage" office:value="0.959537516350889">
            <text:p>95.95%</text:p>
          </table:table-cell>
          <table:table-cell table:style-name="ce4" table:formula="of:=1-[.D17]" office:value-type="percentage" office:value="0.0404624836491114">
            <text:p>4.05%</text:p>
          </table:table-cell>
          <table:table-cell table:style-name="ce4" table:formula="of:=EXP(-[.B17]/[.$F$7])" office:value-type="percentage" office:value="0.986394769129754">
            <text:p>98.64%</text:p>
          </table:table-cell>
          <table:table-cell table:style-name="ce4" table:formula="of:=[.F17]*[.G16]" office:value-type="percentage" office:value="0.959737095950737">
            <text:p>95.97%</text:p>
          </table:table-cell>
          <table:table-cell table:formula="of:=1-[.G17]" office:value-type="percentage" office:value="0.0402629040492627">
            <text:p>4.03%</text:p>
          </table:table-cell>
          <table:table-cell table:formula="of:=EXP(-[.B17]*[.B17]/2/[.$F$7])" office:value-type="percentage" office:value="0.966333201318802">
            <text:p>96.63%</text:p>
          </table:table-cell>
          <table:table-cell table:formula="of:=1-[.I17]" office:value-type="percentage" office:value="0.0336667986811984">
            <text:p>3.3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4" table:formula="of:=(1-[.B18]/[.$F$7])" office:value-type="percentage" office:value="0.983561643835616">
            <text:p>98.36%</text:p>
          </table:table-cell>
          <table:table-cell table:style-name="ce4" table:formula="of:=[.C18]*[.D17]" office:value-type="percentage" office:value="0.943764296904025">
            <text:p>94.38%</text:p>
          </table:table-cell>
          <table:table-cell table:style-name="ce4" table:formula="of:=1-[.D18]" office:value-type="percentage" office:value="0.0562357030959754">
            <text:p>5.62%</text:p>
          </table:table-cell>
          <table:table-cell table:style-name="ce4" table:formula="of:=EXP(-[.B18]/[.$F$7])" office:value-type="percentage" office:value="0.983696016317233">
            <text:p>98.37%</text:p>
          </table:table-cell>
          <table:table-cell table:style-name="ce4" table:formula="of:=[.F18]*[.G17]" office:value-type="percentage" office:value="0.944089557998611">
            <text:p>94.41%</text:p>
          </table:table-cell>
          <table:table-cell table:formula="of:=1-[.G18]" office:value-type="percentage" office:value="0.0559104420013895">
            <text:p>5.59%</text:p>
          </table:table-cell>
          <table:table-cell table:formula="of:=EXP(-[.B18]*[.B18]/2/[.$F$7])" office:value-type="percentage" office:value="0.951881174680433">
            <text:p>95.19%</text:p>
          </table:table-cell>
          <table:table-cell table:formula="of:=1-[.I18]" office:value-type="percentage" office:value="0.0481188253195667">
            <text:p>4.8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4" table:formula="of:=(1-[.B19]/[.$F$7])" office:value-type="percentage" office:value="0.980821917808219">
            <text:p>98.08%</text:p>
          </table:table-cell>
          <table:table-cell table:style-name="ce4" table:formula="of:=[.C19]*[.D18]" office:value-type="percentage" office:value="0.925664707648331">
            <text:p>92.57%</text:p>
          </table:table-cell>
          <table:table-cell table:style-name="ce4" table:formula="of:=1-[.D19]" office:value-type="percentage" office:value="0.074335292351669">
            <text:p>7.43%</text:p>
          </table:table-cell>
          <table:table-cell table:style-name="ce4" table:formula="of:=EXP(-[.B19]/[.$F$7])" office:value-type="percentage" office:value="0.981004647228726">
            <text:p>98.10%</text:p>
          </table:table-cell>
          <table:table-cell table:style-name="ce4" table:formula="of:=[.F19]*[.G18]" office:value-type="percentage" office:value="0.92615624379675">
            <text:p>92.62%</text:p>
          </table:table-cell>
          <table:table-cell table:formula="of:=1-[.G19]" office:value-type="percentage" office:value="0.0738437562032496">
            <text:p>7.38%</text:p>
          </table:table-cell>
          <table:table-cell table:formula="of:=EXP(-[.B19]*[.B19]/2/[.$F$7])" office:value-type="percentage" office:value="0.935079910405377">
            <text:p>93.51%</text:p>
          </table:table-cell>
          <table:table-cell table:formula="of:=1-[.I19]" office:value-type="percentage" office:value="0.0649200895946231">
            <text:p>6.4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4" table:formula="of:=(1-[.B20]/[.$F$7])" office:value-type="percentage" office:value="0.978082191780822">
            <text:p>97.81%</text:p>
          </table:table-cell>
          <table:table-cell table:style-name="ce4" table:formula="of:=[.C20]*[.D19]" office:value-type="percentage" office:value="0.905376166110833">
            <text:p>90.54%</text:p>
          </table:table-cell>
          <table:table-cell table:style-name="ce4" table:formula="of:=1-[.D20]" office:value-type="percentage" office:value="0.0946238338891667">
            <text:p>9.46%</text:p>
          </table:table-cell>
          <table:table-cell table:style-name="ce4" table:formula="of:=EXP(-[.B20]/[.$F$7])" office:value-type="percentage" office:value="0.978320641662537">
            <text:p>97.83%</text:p>
          </table:table-cell>
          <table:table-cell table:style-name="ce4" table:formula="of:=[.F20]*[.G19]" office:value-type="percentage" office:value="0.906077770711002">
            <text:p>90.61%</text:p>
          </table:table-cell>
          <table:table-cell table:formula="of:=1-[.G20]" office:value-type="percentage" office:value="0.0939222292889984">
            <text:p>9.39%</text:p>
          </table:table-cell>
          <table:table-cell table:formula="of:=EXP(-[.B20]*[.B20]/2/[.$F$7])" office:value-type="percentage" office:value="0.916061998289108">
            <text:p>91.61%</text:p>
          </table:table-cell>
          <table:table-cell table:formula="of:=1-[.I20]" office:value-type="percentage" office:value="0.0839380017108915">
            <text:p>8.3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4" table:formula="of:=(1-[.B21]/[.$F$7])" office:value-type="percentage" office:value="0.975342465753425">
            <text:p>97.53%</text:p>
          </table:table-cell>
          <table:table-cell table:style-name="ce4" table:formula="of:=[.C21]*[.D20]" office:value-type="percentage" office:value="0.883051822288922">
            <text:p>88.31%</text:p>
          </table:table-cell>
          <table:table-cell table:style-name="ce4" table:formula="of:=1-[.D21]" office:value-type="percentage" office:value="0.116948177711078">
            <text:p>11.69%</text:p>
          </table:table-cell>
          <table:table-cell table:style-name="ce4" table:formula="of:=EXP(-[.B21]/[.$F$7])" office:value-type="percentage" office:value="0.975643979472242">
            <text:p>97.56%</text:p>
          </table:table-cell>
          <table:table-cell table:style-name="ce4" table:formula="of:=[.F21]*[.G20]" office:value-type="percentage" office:value="0.88400932192782">
            <text:p>88.40%</text:p>
          </table:table-cell>
          <table:table-cell table:formula="of:=1-[.G21]" office:value-type="percentage" office:value="0.11599067807218">
            <text:p>11.60%</text:p>
          </table:table-cell>
          <table:table-cell table:formula="of:=EXP(-[.B21]*[.B21]/2/[.$F$7])" office:value-type="percentage" office:value="0.89497552798951">
            <text:p>89.50%</text:p>
          </table:table-cell>
          <table:table-cell table:formula="of:=1-[.I21]" office:value-type="percentage" office:value="0.10502447201049">
            <text:p>10.5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4" table:formula="of:=(1-[.B22]/[.$F$7])" office:value-type="percentage" office:value="0.972602739726027">
            <text:p>97.26%</text:p>
          </table:table-cell>
          <table:table-cell table:style-name="ce4" table:formula="of:=[.C22]*[.D21]" office:value-type="percentage" office:value="0.858858621678267">
            <text:p>85.89%</text:p>
          </table:table-cell>
          <table:table-cell table:style-name="ce4" table:formula="of:=1-[.D22]" office:value-type="percentage" office:value="0.141141378321733">
            <text:p>14.11%</text:p>
          </table:table-cell>
          <table:table-cell table:style-name="ce4" table:formula="of:=EXP(-[.B22]/[.$F$7])" office:value-type="percentage" office:value="0.97297464056654">
            <text:p>97.30%</text:p>
          </table:table-cell>
          <table:table-cell table:style-name="ce4" table:formula="of:=[.F22]*[.G21]" office:value-type="percentage" office:value="0.860118652260191">
            <text:p>86.01%</text:p>
          </table:table-cell>
          <table:table-cell table:formula="of:=1-[.G22]" office:value-type="percentage" office:value="0.139881347739809">
            <text:p>13.99%</text:p>
          </table:table-cell>
          <table:table-cell table:formula="of:=EXP(-[.B22]*[.B22]/2/[.$F$7])" office:value-type="percentage" office:value="0.871982171011542">
            <text:p>87.20%</text:p>
          </table:table-cell>
          <table:table-cell table:formula="of:=1-[.I22]" office:value-type="percentage" office:value="0.128017828988458">
            <text:p>12.8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4" table:formula="of:=(1-[.B23]/[.$F$7])" office:value-type="percentage" office:value="0.96986301369863">
            <text:p>96.99%</text:p>
          </table:table-cell>
          <table:table-cell table:style-name="ce4" table:formula="of:=[.C23]*[.D22]" office:value-type="percentage" office:value="0.832975211161936">
            <text:p>83.30%</text:p>
          </table:table-cell>
          <table:table-cell table:style-name="ce4" table:formula="of:=1-[.D23]" office:value-type="percentage" office:value="0.167024788838064">
            <text:p>16.70%</text:p>
          </table:table-cell>
          <table:table-cell table:style-name="ce4" table:formula="of:=EXP(-[.B23]/[.$F$7])" office:value-type="percentage" office:value="0.970312604909096">
            <text:p>97.03%</text:p>
          </table:table-cell>
          <table:table-cell table:style-name="ce4" table:formula="of:=[.F23]*[.G22]" office:value-type="percentage" office:value="0.834583970005487">
            <text:p>83.46%</text:p>
          </table:table-cell>
          <table:table-cell table:formula="of:=1-[.G23]" office:value-type="percentage" office:value="0.165416029994513">
            <text:p>16.54%</text:p>
          </table:table-cell>
          <table:table-cell table:formula="of:=EXP(-[.B23]*[.B23]/2/[.$F$7])" office:value-type="percentage" office:value="0.847255120656747">
            <text:p>84.73%</text:p>
          </table:table-cell>
          <table:table-cell table:formula="of:=1-[.I23]" office:value-type="percentage" office:value="0.152744879343253">
            <text:p>15.2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4" table:formula="of:=(1-[.B24]/[.$F$7])" office:value-type="percentage" office:value="0.967123287671233">
            <text:p>96.71%</text:p>
          </table:table-cell>
          <table:table-cell table:style-name="ce4" table:formula="of:=[.C24]*[.D23]" office:value-type="percentage" office:value="0.80558972476757">
            <text:p>80.56%</text:p>
          </table:table-cell>
          <table:table-cell table:style-name="ce4" table:formula="of:=1-[.D24]" office:value-type="percentage" office:value="0.194410275232429">
            <text:p>19.44%</text:p>
          </table:table-cell>
          <table:table-cell table:style-name="ce4" table:formula="of:=EXP(-[.B24]/[.$F$7])" office:value-type="percentage" office:value="0.967657852518394">
            <text:p>96.77%</text:p>
          </table:table-cell>
          <table:table-cell table:style-name="ce4" table:formula="of:=[.F24]*[.G23]" office:value-type="percentage" office:value="0.807591732161785">
            <text:p>80.76%</text:p>
          </table:table-cell>
          <table:table-cell table:formula="of:=1-[.G24]" office:value-type="percentage" office:value="0.192408267838215">
            <text:p>19.24%</text:p>
          </table:table-cell>
          <table:table-cell table:formula="of:=EXP(-[.B24]*[.B24]/2/[.$F$7])" office:value-type="percentage" office:value="0.820976926576618">
            <text:p>82.10%</text:p>
          </table:table-cell>
          <table:table-cell table:formula="of:=1-[.I24]" office:value-type="percentage" office:value="0.179023073423382">
            <text:p>17.9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4" table:formula="of:=(1-[.B25]/[.$F$7])" office:value-type="percentage" office:value="0.964383561643836">
            <text:p>96.44%</text:p>
          </table:table-cell>
          <table:table-cell table:style-name="ce4" table:formula="of:=[.C25]*[.D24]" office:value-type="percentage" office:value="0.776897487995027">
            <text:p>77.69%</text:p>
          </table:table-cell>
          <table:table-cell table:style-name="ce4" table:formula="of:=1-[.D25]" office:value-type="percentage" office:value="0.223102512004973">
            <text:p>22.31%</text:p>
          </table:table-cell>
          <table:table-cell table:style-name="ce4" table:formula="of:=EXP(-[.B25]/[.$F$7])" office:value-type="percentage" office:value="0.96501036346759">
            <text:p>96.50%</text:p>
          </table:table-cell>
          <table:table-cell table:style-name="ce4" table:formula="of:=[.F25]*[.G24]" office:value-type="percentage" office:value="0.779334390986865">
            <text:p>77.93%</text:p>
          </table:table-cell>
          <table:table-cell table:formula="of:=1-[.G25]" office:value-type="percentage" office:value="0.220665609013135">
            <text:p>22.07%</text:p>
          </table:table-cell>
          <table:table-cell table:formula="of:=EXP(-[.B25]*[.B25]/2/[.$F$7])" office:value-type="percentage" office:value="0.793337261667655">
            <text:p>79.33%</text:p>
          </table:table-cell>
          <table:table-cell table:formula="of:=1-[.I25]" office:value-type="percentage" office:value="0.206662738332345">
            <text:p>20.6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4" table:formula="of:=(1-[.B26]/[.$F$7])" office:value-type="percentage" office:value="0.961643835616438">
            <text:p>96.16%</text:p>
          </table:table-cell>
          <table:table-cell table:style-name="ce4" table:formula="of:=[.C26]*[.D25]" office:value-type="percentage" office:value="0.747098680236314">
            <text:p>74.71%</text:p>
          </table:table-cell>
          <table:table-cell table:style-name="ce4" table:formula="of:=1-[.D26]" office:value-type="percentage" office:value="0.252901319763686">
            <text:p>25.29%</text:p>
          </table:table-cell>
          <table:table-cell table:style-name="ce4" table:formula="of:=EXP(-[.B26]/[.$F$7])" office:value-type="percentage" office:value="0.962370117884357">
            <text:p>96.24%</text:p>
          </table:table-cell>
          <table:table-cell table:style-name="ce4" table:formula="of:=[.F26]*[.G25]" office:value-type="percentage" office:value="0.750008129725363">
            <text:p>75.00%</text:p>
          </table:table-cell>
          <table:table-cell table:formula="of:=1-[.G26]" office:value-type="percentage" office:value="0.249991870274637">
            <text:p>25.00%</text:p>
          </table:table-cell>
          <table:table-cell table:formula="of:=EXP(-[.B26]*[.B26]/2/[.$F$7])" office:value-type="percentage" office:value="0.764530659303283">
            <text:p>76.45%</text:p>
          </table:table-cell>
          <table:table-cell table:formula="of:=1-[.I26]" office:value-type="percentage" office:value="0.235469340696717">
            <text:p>23.5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4" table:formula="of:=(1-[.B27]/[.$F$7])" office:value-type="percentage" office:value="0.958904109589041">
            <text:p>95.89%</text:p>
          </table:table-cell>
          <table:table-cell table:style-name="ce4" table:formula="of:=[.C27]*[.D26]" office:value-type="percentage" office:value="0.71639599474715">
            <text:p>71.64%</text:p>
          </table:table-cell>
          <table:table-cell table:style-name="ce4" table:formula="of:=1-[.D27]" office:value-type="percentage" office:value="0.28360400525285">
            <text:p>28.36%</text:p>
          </table:table-cell>
          <table:table-cell table:style-name="ce4" table:formula="of:=EXP(-[.B27]/[.$F$7])" office:value-type="percentage" office:value="0.959737095950737">
            <text:p>95.97%</text:p>
          </table:table-cell>
          <table:table-cell table:style-name="ce4" table:formula="of:=[.F27]*[.G26]" office:value-type="percentage" office:value="0.719810624362064">
            <text:p>71.98%</text:p>
          </table:table-cell>
          <table:table-cell table:formula="of:=1-[.G27]" office:value-type="percentage" office:value="0.280189375637936">
            <text:p>28.02%</text:p>
          </table:table-cell>
          <table:table-cell table:formula="of:=EXP(-[.B27]*[.B27]/2/[.$F$7])" office:value-type="percentage" office:value="0.734754258330115">
            <text:p>73.48%</text:p>
          </table:table-cell>
          <table:table-cell table:formula="of:=1-[.I27]" office:value-type="percentage" office:value="0.265245741669885">
            <text:p>26.5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4" table:formula="of:=(1-[.B28]/[.$F$7])" office:value-type="percentage" office:value="0.956164383561644">
            <text:p>95.62%</text:p>
          </table:table-cell>
          <table:table-cell table:style-name="ce4" table:formula="of:=[.C28]*[.D27]" office:value-type="percentage" office:value="0.684992334703439">
            <text:p>68.50%</text:p>
          </table:table-cell>
          <table:table-cell table:style-name="ce4" table:formula="of:=1-[.D28]" office:value-type="percentage" office:value="0.315007665296561">
            <text:p>31.50%</text:p>
          </table:table-cell>
          <table:table-cell table:style-name="ce4" table:formula="of:=EXP(-[.B28]/[.$F$7])" office:value-type="percentage" office:value="0.957111277902997">
            <text:p>95.71%</text:p>
          </table:table-cell>
          <table:table-cell table:style-name="ce4" table:formula="of:=[.F28]*[.G27]" office:value-type="percentage" office:value="0.688938866531329">
            <text:p>68.89%</text:p>
          </table:table-cell>
          <table:table-cell table:formula="of:=1-[.G28]" office:value-type="percentage" office:value="0.311061133468671">
            <text:p>31.11%</text:p>
          </table:table-cell>
          <table:table-cell table:formula="of:=EXP(-[.B28]*[.B28]/2/[.$F$7])" office:value-type="percentage" office:value="0.704205591901405">
            <text:p>70.42%</text:p>
          </table:table-cell>
          <table:table-cell table:formula="of:=1-[.I28]" office:value-type="percentage" office:value="0.295794408098595">
            <text:p>29.5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4" table:formula="of:=(1-[.B29]/[.$F$7])" office:value-type="percentage" office:value="0.953424657534247">
            <text:p>95.34%</text:p>
          </table:table-cell>
          <table:table-cell table:style-name="ce4" table:formula="of:=[.C29]*[.D28]" office:value-type="percentage" office:value="0.653088582128211">
            <text:p>65.31%</text:p>
          </table:table-cell>
          <table:table-cell table:style-name="ce4" table:formula="of:=1-[.D29]" office:value-type="percentage" office:value="0.346911417871789">
            <text:p>34.69%</text:p>
          </table:table-cell>
          <table:table-cell table:style-name="ce4" table:formula="of:=EXP(-[.B29]/[.$F$7])" office:value-type="percentage" office:value="0.954492644031475">
            <text:p>95.45%</text:p>
          </table:table-cell>
          <table:table-cell table:style-name="ce4" table:formula="of:=[.F29]*[.G28]" office:value-type="percentage" office:value="0.657587080291536">
            <text:p>65.76%</text:p>
          </table:table-cell>
          <table:table-cell table:formula="of:=1-[.G29]" office:value-type="percentage" office:value="0.342412919708464">
            <text:p>34.24%</text:p>
          </table:table-cell>
          <table:table-cell table:formula="of:=EXP(-[.B29]*[.B29]/2/[.$F$7])" office:value-type="percentage" office:value="0.673080454137317">
            <text:p>67.31%</text:p>
          </table:table-cell>
          <table:table-cell table:formula="of:=1-[.I29]" office:value-type="percentage" office:value="0.326919545862683">
            <text:p>32.6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4" table:formula="of:=(1-[.B30]/[.$F$7])" office:value-type="percentage" office:value="0.950684931506849">
            <text:p>95.07%</text:p>
          </table:table-cell>
          <table:table-cell table:style-name="ce4" table:formula="of:=[.C30]*[.D29]" office:value-type="percentage" office:value="0.620881473968463">
            <text:p>62.09%</text:p>
          </table:table-cell>
          <table:table-cell table:style-name="ce4" table:formula="of:=1-[.D30]" office:value-type="percentage" office:value="0.379118526031537">
            <text:p>37.91%</text:p>
          </table:table-cell>
          <table:table-cell table:style-name="ce4" table:formula="of:=EXP(-[.B30]/[.$F$7])" office:value-type="percentage" office:value="0.951881174680433">
            <text:p>95.19%</text:p>
          </table:table-cell>
          <table:table-cell table:style-name="ce4" table:formula="of:=[.F30]*[.G29]" office:value-type="percentage" office:value="0.625944762442583">
            <text:p>62.59%</text:p>
          </table:table-cell>
          <table:table-cell table:formula="of:=1-[.G30]" office:value-type="percentage" office:value="0.374055237557417">
            <text:p>37.41%</text:p>
          </table:table-cell>
          <table:table-cell table:formula="of:=EXP(-[.B30]*[.B30]/2/[.$F$7])" office:value-type="percentage" office:value="0.641570875865167">
            <text:p>64.16%</text:p>
          </table:table-cell>
          <table:table-cell table:formula="of:=1-[.I30]" office:value-type="percentage" office:value="0.358429124134833">
            <text:p>35.8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4" table:formula="of:=(1-[.B31]/[.$F$7])" office:value-type="percentage" office:value="0.947945205479452">
            <text:p>94.79%</text:p>
          </table:table-cell>
          <table:table-cell table:style-name="ce4" table:formula="of:=[.C31]*[.D30]" office:value-type="percentage" office:value="0.58856161641942">
            <text:p>58.86%</text:p>
          </table:table-cell>
          <table:table-cell table:style-name="ce4" table:formula="of:=1-[.D31]" office:value-type="percentage" office:value="0.41143838358058">
            <text:p>41.14%</text:p>
          </table:table-cell>
          <table:table-cell table:style-name="ce4" table:formula="of:=EXP(-[.B31]/[.$F$7])" office:value-type="percentage" office:value="0.949276850247914">
            <text:p>94.93%</text:p>
          </table:table-cell>
          <table:table-cell table:style-name="ce4" table:formula="of:=[.F31]*[.G30]" office:value-type="percentage" office:value="0.594194872520674">
            <text:p>59.42%</text:p>
          </table:table-cell>
          <table:table-cell table:formula="of:=1-[.G31]" office:value-type="percentage" office:value="0.405805127479326">
            <text:p>40.58%</text:p>
          </table:table-cell>
          <table:table-cell table:formula="of:=EXP(-[.B31]*[.B31]/2/[.$F$7])" office:value-type="percentage" office:value="0.609863237393888">
            <text:p>60.99%</text:p>
          </table:table-cell>
          <table:table-cell table:formula="of:=1-[.I31]" office:value-type="percentage" office:value="0.390136762606111">
            <text:p>39.0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4" table:formula="of:=(1-[.B32]/[.$F$7])" office:value-type="percentage" office:value="0.945205479452055">
            <text:p>94.52%</text:p>
          </table:table-cell>
          <table:table-cell table:style-name="ce4" table:formula="of:=[.C32]*[.D31]" office:value-type="percentage" office:value="0.556311664834794">
            <text:p>55.63%</text:p>
          </table:table-cell>
          <table:table-cell table:style-name="ce4" table:formula="of:=1-[.D32]" office:value-type="percentage" office:value="0.443688335165206">
            <text:p>44.37%</text:p>
          </table:table-cell>
          <table:table-cell table:style-name="ce4" table:formula="of:=EXP(-[.B32]/[.$F$7])" office:value-type="percentage" office:value="0.946679651185588">
            <text:p>94.67%</text:p>
          </table:table-cell>
          <table:table-cell table:style-name="ce4" table:formula="of:=[.F32]*[.G31]" office:value-type="percentage" office:value="0.562512194654137">
            <text:p>56.25%</text:p>
          </table:table-cell>
          <table:table-cell table:formula="of:=1-[.G32]" office:value-type="percentage" office:value="0.437487805345863">
            <text:p>43.75%</text:p>
          </table:table-cell>
          <table:table-cell table:formula="of:=EXP(-[.B32]*[.B32]/2/[.$F$7])" office:value-type="percentage" office:value="0.578136542517284">
            <text:p>57.81%</text:p>
          </table:table-cell>
          <table:table-cell table:formula="of:=1-[.I32]" office:value-type="percentage" office:value="0.421863457482716">
            <text:p>42.1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4" table:formula="of:=(1-[.B33]/[.$F$7])" office:value-type="percentage" office:value="0.942465753424658">
            <text:p>94.25%</text:p>
          </table:table-cell>
          <table:table-cell table:style-name="ce4" table:formula="of:=[.C33]*[.D32]" office:value-type="percentage" office:value="0.52430469233745">
            <text:p>52.43%</text:p>
          </table:table-cell>
          <table:table-cell table:style-name="ce4" table:formula="of:=1-[.D33]" office:value-type="percentage" office:value="0.47569530766255">
            <text:p>47.57%</text:p>
          </table:table-cell>
          <table:table-cell table:style-name="ce4" table:formula="of:=EXP(-[.B33]/[.$F$7])" office:value-type="percentage" office:value="0.944089557998611">
            <text:p>94.41%</text:p>
          </table:table-cell>
          <table:table-cell table:style-name="ce4" table:formula="of:=[.F33]*[.G32]" office:value-type="percentage" office:value="0.531061889219852">
            <text:p>53.11%</text:p>
          </table:table-cell>
          <table:table-cell table:formula="of:=1-[.G33]" office:value-type="percentage" office:value="0.468938110780148">
            <text:p>46.89%</text:p>
          </table:table-cell>
          <table:table-cell table:formula="of:=EXP(-[.B33]*[.B33]/2/[.$F$7])" office:value-type="percentage" office:value="0.546560873830382">
            <text:p>54.66%</text:p>
          </table:table-cell>
          <table:table-cell table:formula="of:=1-[.I33]" office:value-type="percentage" office:value="0.453439126169618">
            <text:p>45.3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4" table:formula="of:=(1-[.B34]/[.$F$7])" office:value-type="percentage" office:value="0.93972602739726">
            <text:p>93.97%</text:p>
          </table:table-cell>
          <table:table-cell table:style-name="ce4" table:formula="of:=[.C34]*[.D33]" office:value-type="percentage" office:value="0.492702765676015">
            <text:p>49.27%</text:p>
          </table:table-cell>
          <table:table-cell table:style-name="ce4" table:formula="of:=1-[.D34]" office:value-type="percentage" office:value="0.507297234323985">
            <text:p>50.73%</text:p>
          </table:table-cell>
          <table:table-cell table:style-name="ce4" table:formula="of:=EXP(-[.B34]/[.$F$7])" office:value-type="percentage" office:value="0.941506551245475">
            <text:p>94.15%</text:p>
          </table:table-cell>
          <table:table-cell table:style-name="ce4" table:formula="of:=[.F34]*[.G33]" office:value-type="percentage" office:value="0.499998247817289">
            <text:p>50.00%</text:p>
          </table:table-cell>
          <table:table-cell table:formula="of:=1-[.G34]" office:value-type="percentage" office:value="0.500001752182711">
            <text:p>50.00%</text:p>
          </table:table-cell>
          <table:table-cell table:formula="of:=EXP(-[.B34]*[.B34]/2/[.$F$7])" office:value-type="percentage" office:value="0.51529604509686">
            <text:p>51.53%</text:p>
          </table:table-cell>
          <table:table-cell table:formula="of:=1-[.I34]" office:value-type="percentage" office:value="0.48470395490314">
            <text:p>48.4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4" table:formula="of:=(1-[.B35]/[.$F$7])" office:value-type="percentage" office:value="0.936986301369863">
            <text:p>93.70%</text:p>
          </table:table-cell>
          <table:table-cell table:style-name="ce4" table:formula="of:=[.C35]*[.D34]" office:value-type="percentage" office:value="0.461655742085471">
            <text:p>46.17%</text:p>
          </table:table-cell>
          <table:table-cell table:style-name="ce4" table:formula="of:=1-[.D35]" office:value-type="percentage" office:value="0.538344257914529">
            <text:p>53.83%</text:p>
          </table:table-cell>
          <table:table-cell table:style-name="ce4" table:formula="of:=EXP(-[.B35]/[.$F$7])" office:value-type="percentage" office:value="0.938930611537865">
            <text:p>93.89%</text:p>
          </table:table-cell>
          <table:table-cell table:style-name="ce4" table:formula="of:=[.F35]*[.G34]" office:value-type="percentage" office:value="0.469463660590948">
            <text:p>46.95%</text:p>
          </table:table-cell>
          <table:table-cell table:formula="of:=1-[.G35]" office:value-type="percentage" office:value="0.530536339409052">
            <text:p>53.05%</text:p>
          </table:table-cell>
          <table:table-cell table:formula="of:=EXP(-[.B35]*[.B35]/2/[.$F$7])" office:value-type="percentage" office:value="0.484490461938483">
            <text:p>48.45%</text:p>
          </table:table-cell>
          <table:table-cell table:formula="of:=1-[.I35]" office:value-type="percentage" office:value="0.515509538061517">
            <text:p>51.5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4" table:formula="of:=(1-[.B36]/[.$F$7])" office:value-type="percentage" office:value="0.934246575342466">
            <text:p>93.42%</text:p>
          </table:table-cell>
          <table:table-cell table:style-name="ce4" table:formula="of:=[.C36]*[.D35]" office:value-type="percentage" office:value="0.431300296030536">
            <text:p>43.13%</text:p>
          </table:table-cell>
          <table:table-cell table:style-name="ce4" table:formula="of:=1-[.D36]" office:value-type="percentage" office:value="0.568699703969464">
            <text:p>56.87%</text:p>
          </table:table-cell>
          <table:table-cell table:style-name="ce4" table:formula="of:=EXP(-[.B36]/[.$F$7])" office:value-type="percentage" office:value="0.936361719540511">
            <text:p>93.64%</text:p>
          </table:table-cell>
          <table:table-cell table:style-name="ce4" table:formula="of:=[.F36]*[.G35]" office:value-type="percentage" office:value="0.439587800492723">
            <text:p>43.96%</text:p>
          </table:table-cell>
          <table:table-cell table:formula="of:=1-[.G36]" office:value-type="percentage" office:value="0.560412199507277">
            <text:p>56.04%</text:p>
          </table:table-cell>
          <table:table-cell table:formula="of:=EXP(-[.B36]*[.B36]/2/[.$F$7])" office:value-type="percentage" office:value="0.454280197642861">
            <text:p>45.43%</text:p>
          </table:table-cell>
          <table:table-cell table:formula="of:=1-[.I36]" office:value-type="percentage" office:value="0.545719802357139">
            <text:p>54.5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4" table:formula="of:=(1-[.B37]/[.$F$7])" office:value-type="percentage" office:value="0.931506849315068">
            <text:p>93.15%</text:p>
          </table:table-cell>
          <table:table-cell table:style-name="ce4" table:formula="of:=[.C37]*[.D36]" office:value-type="percentage" office:value="0.401759179864061">
            <text:p>40.18%</text:p>
          </table:table-cell>
          <table:table-cell table:style-name="ce4" table:formula="of:=1-[.D37]" office:value-type="percentage" office:value="0.598240820135939">
            <text:p>59.82%</text:p>
          </table:table-cell>
          <table:table-cell table:style-name="ce4" table:formula="of:=EXP(-[.B37]/[.$F$7])" office:value-type="percentage" office:value="0.933799855971044">
            <text:p>93.38%</text:p>
          </table:table-cell>
          <table:table-cell table:style-name="ce4" table:formula="of:=[.F37]*[.G36]" office:value-type="percentage" office:value="0.410487024786733">
            <text:p>41.05%</text:p>
          </table:table-cell>
          <table:table-cell table:formula="of:=1-[.G37]" office:value-type="percentage" office:value="0.589512975213267">
            <text:p>58.95%</text:p>
          </table:table-cell>
          <table:table-cell table:formula="of:=EXP(-[.B37]*[.B37]/2/[.$F$7])" office:value-type="percentage" office:value="0.424788286510824">
            <text:p>42.48%</text:p>
          </table:table-cell>
          <table:table-cell table:formula="of:=1-[.I37]" office:value-type="percentage" office:value="0.575211713489176">
            <text:p>57.5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4" table:formula="of:=(1-[.B38]/[.$F$7])" office:value-type="percentage" office:value="0.928767123287671">
            <text:p>92.88%</text:p>
          </table:table-cell>
          <table:table-cell table:style-name="ce4" table:formula="of:=[.C38]*[.D37]" office:value-type="percentage" office:value="0.373140717736758">
            <text:p>37.31%</text:p>
          </table:table-cell>
          <table:table-cell table:style-name="ce4" table:formula="of:=1-[.D38]" office:value-type="percentage" office:value="0.626859282263242">
            <text:p>62.69%</text:p>
          </table:table-cell>
          <table:table-cell table:style-name="ce4" table:formula="of:=EXP(-[.B38]/[.$F$7])" office:value-type="percentage" office:value="0.931245001599851">
            <text:p>93.12%</text:p>
          </table:table-cell>
          <table:table-cell table:style-name="ce4" table:formula="of:=[.F38]*[.G37]" office:value-type="percentage" office:value="0.382263990054239">
            <text:p>38.23%</text:p>
          </table:table-cell>
          <table:table-cell table:formula="of:=1-[.G38]" office:value-type="percentage" office:value="0.617736009945761">
            <text:p>61.77%</text:p>
          </table:table-cell>
          <table:table-cell table:formula="of:=EXP(-[.B38]*[.B38]/2/[.$F$7])" office:value-type="percentage" office:value="0.396124232988175">
            <text:p>39.61%</text:p>
          </table:table-cell>
          <table:table-cell table:formula="of:=1-[.I38]" office:value-type="percentage" office:value="0.603875767011825">
            <text:p>60.3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4" table:formula="of:=(1-[.B39]/[.$F$7])" office:value-type="percentage" office:value="0.926027397260274">
            <text:p>92.60%</text:p>
          </table:table-cell>
          <table:table-cell table:style-name="ce4" table:formula="of:=[.C39]*[.D38]" office:value-type="percentage" office:value="0.345538527657601">
            <text:p>34.55%</text:p>
          </table:table-cell>
          <table:table-cell table:style-name="ce4" table:formula="of:=1-[.D39]" office:value-type="percentage" office:value="0.654461472342399">
            <text:p>65.45%</text:p>
          </table:table-cell>
          <table:table-cell table:style-name="ce4" table:formula="of:=EXP(-[.B39]/[.$F$7])" office:value-type="percentage" office:value="0.928697137249931">
            <text:p>92.87%</text:p>
          </table:table-cell>
          <table:table-cell table:style-name="ce4" table:formula="of:=[.F39]*[.G38]" office:value-type="percentage" office:value="0.355007473237108">
            <text:p>35.50%</text:p>
          </table:table-cell>
          <table:table-cell table:formula="of:=1-[.G39]" office:value-type="percentage" office:value="0.644992526762892">
            <text:p>64.50%</text:p>
          </table:table-cell>
          <table:table-cell table:formula="of:=EXP(-[.B39]*[.B39]/2/[.$F$7])" office:value-type="percentage" office:value="0.368383730936492">
            <text:p>36.84%</text:p>
          </table:table-cell>
          <table:table-cell table:formula="of:=1-[.I39]" office:value-type="percentage" office:value="0.631616269063507">
            <text:p>63.1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4" table:formula="of:=(1-[.B40]/[.$F$7])" office:value-type="percentage" office:value="0.923287671232877">
            <text:p>92.33%</text:p>
          </table:table-cell>
          <table:table-cell table:style-name="ce4" table:formula="of:=[.C40]*[.D39]" office:value-type="percentage" office:value="0.319031462522223">
            <text:p>31.90%</text:p>
          </table:table-cell>
          <table:table-cell table:style-name="ce4" table:formula="of:=1-[.D40]" office:value-type="percentage" office:value="0.680968537477777">
            <text:p>68.10%</text:p>
          </table:table-cell>
          <table:table-cell table:style-name="ce4" table:formula="of:=EXP(-[.B40]/[.$F$7])" office:value-type="percentage" office:value="0.926156243796751">
            <text:p>92.62%</text:p>
          </table:table-cell>
          <table:table-cell table:style-name="ce4" table:formula="of:=[.F40]*[.G39]" office:value-type="percentage" office:value="0.328792387933055">
            <text:p>32.88%</text:p>
          </table:table-cell>
          <table:table-cell table:formula="of:=1-[.G40]" office:value-type="percentage" office:value="0.671207612066945">
            <text:p>67.12%</text:p>
          </table:table-cell>
          <table:table-cell table:formula="of:=EXP(-[.B40]*[.B40]/2/[.$F$7])" office:value-type="percentage" office:value="0.341648583869023">
            <text:p>34.16%</text:p>
          </table:table-cell>
          <table:table-cell table:formula="of:=1-[.I40]" office:value-type="percentage" office:value="0.658351416130977">
            <text:p>65.8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4" table:formula="of:=(1-[.B41]/[.$F$7])" office:value-type="percentage" office:value="0.920547945205479">
            <text:p>92.05%</text:p>
          </table:table-cell>
          <table:table-cell table:style-name="ce4" table:formula="of:=[.C41]*[.D40]" office:value-type="percentage" office:value="0.293683757280731">
            <text:p>29.37%</text:p>
          </table:table-cell>
          <table:table-cell table:style-name="ce4" table:formula="of:=1-[.D41]" office:value-type="percentage" office:value="0.706316242719269">
            <text:p>70.63%</text:p>
          </table:table-cell>
          <table:table-cell table:style-name="ce4" table:formula="of:=EXP(-[.B41]/[.$F$7])" office:value-type="percentage" office:value="0.923622302168101">
            <text:p>92.36%</text:p>
          </table:table-cell>
          <table:table-cell table:style-name="ce4" table:formula="of:=[.F41]*[.G40]" office:value-type="percentage" office:value="0.303679982278076">
            <text:p>30.37%</text:p>
          </table:table-cell>
          <table:table-cell table:formula="of:=1-[.G41]" office:value-type="percentage" office:value="0.696320017721924">
            <text:p>69.63%</text:p>
          </table:table-cell>
          <table:table-cell table:formula="of:=EXP(-[.B41]*[.B41]/2/[.$F$7])" office:value-type="percentage" office:value="0.315986813871523">
            <text:p>31.60%</text:p>
          </table:table-cell>
          <table:table-cell table:formula="of:=1-[.I41]" office:value-type="percentage" office:value="0.684013186128477">
            <text:p>68.4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4" table:formula="of:=(1-[.B42]/[.$F$7])" office:value-type="percentage" office:value="0.917808219178082">
            <text:p>91.78%</text:p>
          </table:table-cell>
          <table:table-cell table:style-name="ce4" table:formula="of:=[.C42]*[.D41]" office:value-type="percentage" office:value="0.269545366271356">
            <text:p>26.95%</text:p>
          </table:table-cell>
          <table:table-cell table:style-name="ce4" table:formula="of:=1-[.D42]" office:value-type="percentage" office:value="0.730454633728644">
            <text:p>73.05%</text:p>
          </table:table-cell>
          <table:table-cell table:style-name="ce4" table:formula="of:=EXP(-[.B42]/[.$F$7])" office:value-type="percentage" office:value="0.921095293343955">
            <text:p>92.11%</text:p>
          </table:table-cell>
          <table:table-cell table:style-name="ce4" table:formula="of:=[.F42]*[.G41]" office:value-type="percentage" office:value="0.279718202359111">
            <text:p>27.97%</text:p>
          </table:table-cell>
          <table:table-cell table:formula="of:=1-[.G42]" office:value-type="percentage" office:value="0.720281797640889">
            <text:p>72.03%</text:p>
          </table:table-cell>
          <table:table-cell table:formula="of:=EXP(-[.B42]*[.B42]/2/[.$F$7])" office:value-type="percentage" office:value="0.291452944289932">
            <text:p>29.15%</text:p>
          </table:table-cell>
          <table:table-cell table:formula="of:=1-[.I42]" office:value-type="percentage" office:value="0.708547055710068">
            <text:p>70.8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4" table:formula="of:=(1-[.B43]/[.$F$7])" office:value-type="percentage" office:value="0.915068493150685">
            <text:p>91.51%</text:p>
          </table:table-cell>
          <table:table-cell table:style-name="ce4" table:formula="of:=[.C43]*[.D42]" office:value-type="percentage" office:value="0.246652472149679">
            <text:p>24.67%</text:p>
          </table:table-cell>
          <table:table-cell table:style-name="ce4" table:formula="of:=1-[.D43]" office:value-type="percentage" office:value="0.753347527850321">
            <text:p>75.33%</text:p>
          </table:table-cell>
          <table:table-cell table:style-name="ce4" table:formula="of:=EXP(-[.B43]/[.$F$7])" office:value-type="percentage" office:value="0.918575198356322">
            <text:p>91.86%</text:p>
          </table:table-cell>
          <table:table-cell table:style-name="ce4" table:formula="of:=[.F43]*[.G42]" office:value-type="percentage" office:value="0.256942203215894">
            <text:p>25.69%</text:p>
          </table:table-cell>
          <table:table-cell table:formula="of:=1-[.G43]" office:value-type="percentage" office:value="0.743057796784106">
            <text:p>74.31%</text:p>
          </table:table-cell>
          <table:table-cell table:formula="of:=EXP(-[.B43]*[.B43]/2/[.$F$7])" office:value-type="percentage" office:value="0.268088439127351">
            <text:p>26.81%</text:p>
          </table:table-cell>
          <table:table-cell table:formula="of:=1-[.I43]" office:value-type="percentage" office:value="0.731911560872649">
            <text:p>73.1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4" table:formula="of:=(1-[.B44]/[.$F$7])" office:value-type="percentage" office:value="0.912328767123288">
            <text:p>91.23%</text:p>
          </table:table-cell>
          <table:table-cell table:style-name="ce4" table:formula="of:=[.C44]*[.D43]" office:value-type="percentage" office:value="0.225028145824228">
            <text:p>22.50%</text:p>
          </table:table-cell>
          <table:table-cell table:style-name="ce4" table:formula="of:=1-[.D44]" office:value-type="percentage" office:value="0.774971854175772">
            <text:p>77.50%</text:p>
          </table:table-cell>
          <table:table-cell table:style-name="ce4" table:formula="of:=EXP(-[.B44]/[.$F$7])" office:value-type="percentage" office:value="0.916061998289108">
            <text:p>91.61%</text:p>
          </table:table-cell>
          <table:table-cell table:style-name="ce4" table:formula="of:=[.F44]*[.G43]" office:value-type="percentage" office:value="0.235374988122758">
            <text:p>23.54%</text:p>
          </table:table-cell>
          <table:table-cell table:formula="of:=1-[.G44]" office:value-type="percentage" office:value="0.764625011877242">
            <text:p>76.46%</text:p>
          </table:table-cell>
          <table:table-cell table:formula="of:=EXP(-[.B44]*[.B44]/2/[.$F$7])" office:value-type="percentage" office:value="0.245922280467176">
            <text:p>24.59%</text:p>
          </table:table-cell>
          <table:table-cell table:formula="of:=1-[.I44]" office:value-type="percentage" office:value="0.754077719532824">
            <text:p>75.4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4" table:formula="of:=(1-[.B45]/[.$F$7])" office:value-type="percentage" office:value="0.90958904109589">
            <text:p>90.96%</text:p>
          </table:table-cell>
          <table:table-cell table:style-name="ce4" table:formula="of:=[.C45]*[.D44]" office:value-type="percentage" office:value="0.204683135379846">
            <text:p>20.47%</text:p>
          </table:table-cell>
          <table:table-cell table:style-name="ce4" table:formula="of:=1-[.D45]" office:value-type="percentage" office:value="0.795316864620154">
            <text:p>79.53%</text:p>
          </table:table-cell>
          <table:table-cell table:style-name="ce4" table:formula="of:=EXP(-[.B45]/[.$F$7])" office:value-type="percentage" office:value="0.913555674277976">
            <text:p>91.36%</text:p>
          </table:table-cell>
          <table:table-cell table:style-name="ce4" table:formula="of:=[.F45]*[.G44]" office:value-type="percentage" office:value="0.215028155982657">
            <text:p>21.50%</text:p>
          </table:table-cell>
          <table:table-cell table:formula="of:=1-[.G45]" office:value-type="percentage" office:value="0.784971844017343">
            <text:p>78.50%</text:p>
          </table:table-cell>
          <table:table-cell table:formula="of:=EXP(-[.B45]*[.B45]/2/[.$F$7])" office:value-type="percentage" office:value="0.2249716641279">
            <text:p>22.50%</text:p>
          </table:table-cell>
          <table:table-cell table:formula="of:=1-[.I45]" office:value-type="percentage" office:value="0.7750283358721">
            <text:p>77.5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4" table:formula="of:=(1-[.B46]/[.$F$7])" office:value-type="percentage" office:value="0.906849315068493">
            <text:p>90.68%</text:p>
          </table:table-cell>
          <table:table-cell table:style-name="ce4" table:formula="of:=[.C46]*[.D45]" office:value-type="percentage" office:value="0.185616761125285">
            <text:p>18.56%</text:p>
          </table:table-cell>
          <table:table-cell table:style-name="ce4" table:formula="of:=1-[.D46]" office:value-type="percentage" office:value="0.814383238874715">
            <text:p>81.44%</text:p>
          </table:table-cell>
          <table:table-cell table:style-name="ce4" table:formula="of:=EXP(-[.B46]/[.$F$7])" office:value-type="percentage" office:value="0.911056207510196">
            <text:p>91.11%</text:p>
          </table:table-cell>
          <table:table-cell table:style-name="ce4" table:formula="of:=[.F46]*[.G45]" office:value-type="percentage" office:value="0.19590273629747">
            <text:p>19.59%</text:p>
          </table:table-cell>
          <table:table-cell table:formula="of:=1-[.G46]" office:value-type="percentage" office:value="0.80409726370253">
            <text:p>80.41%</text:p>
          </table:table-cell>
          <table:table-cell table:formula="of:=EXP(-[.B46]*[.B46]/2/[.$F$7])" office:value-type="percentage" office:value="0.205242793145099">
            <text:p>20.52%</text:p>
          </table:table-cell>
          <table:table-cell table:formula="of:=1-[.I46]" office:value-type="percentage" office:value="0.794757206854901">
            <text:p>79.4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4" table:formula="of:=(1-[.B47]/[.$F$7])" office:value-type="percentage" office:value="0.904109589041096">
            <text:p>90.41%</text:p>
          </table:table-cell>
          <table:table-cell table:style-name="ce4" table:formula="of:=[.C47]*[.D46]" office:value-type="percentage" office:value="0.16781789362012">
            <text:p>16.78%</text:p>
          </table:table-cell>
          <table:table-cell table:style-name="ce4" table:formula="of:=1-[.D47]" office:value-type="percentage" office:value="0.83218210637988">
            <text:p>83.22%</text:p>
          </table:table-cell>
          <table:table-cell table:style-name="ce4" table:formula="of:=EXP(-[.B47]/[.$F$7])" office:value-type="percentage" office:value="0.908563579224513">
            <text:p>90.86%</text:p>
          </table:table-cell>
          <table:table-cell table:style-name="ce4" table:formula="of:=[.F47]*[.G46]" office:value-type="percentage" office:value="0.177990091270305">
            <text:p>17.80%</text:p>
          </table:table-cell>
          <table:table-cell table:formula="of:=1-[.G47]" office:value-type="percentage" office:value="0.822009908729695">
            <text:p>82.20%</text:p>
          </table:table-cell>
          <table:table-cell table:formula="of:=EXP(-[.B47]*[.B47]/2/[.$F$7])" office:value-type="percentage" office:value="0.186731748542366">
            <text:p>18.67%</text:p>
          </table:table-cell>
          <table:table-cell table:formula="of:=1-[.I47]" office:value-type="percentage" office:value="0.813268251457634">
            <text:p>81.3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4" table:formula="of:=(1-[.B48]/[.$F$7])" office:value-type="percentage" office:value="0.901369863013699">
            <text:p>90.14%</text:p>
          </table:table-cell>
          <table:table-cell table:style-name="ce4" table:formula="of:=[.C48]*[.D47]" office:value-type="percentage" office:value="0.151265991783615">
            <text:p>15.13%</text:p>
          </table:table-cell>
          <table:table-cell table:style-name="ce4" table:formula="of:=1-[.D48]" office:value-type="percentage" office:value="0.848734008216385">
            <text:p>84.87%</text:p>
          </table:table-cell>
          <table:table-cell table:style-name="ce4" table:formula="of:=EXP(-[.B48]/[.$F$7])" office:value-type="percentage" office:value="0.906077770711002">
            <text:p>90.61%</text:p>
          </table:table-cell>
          <table:table-cell table:style-name="ce4" table:formula="of:=[.F48]*[.G47]" office:value-type="percentage" office:value="0.161272865106846">
            <text:p>16.13%</text:p>
          </table:table-cell>
          <table:table-cell table:formula="of:=1-[.G48]" office:value-type="percentage" office:value="0.838727134893154">
            <text:p>83.87%</text:p>
          </table:table-cell>
          <table:table-cell table:formula="of:=EXP(-[.B48]*[.B48]/2/[.$F$7])" office:value-type="percentage" office:value="0.169425417159856">
            <text:p>16.94%</text:p>
          </table:table-cell>
          <table:table-cell table:formula="of:=1-[.I48]" office:value-type="percentage" office:value="0.830574582840144">
            <text:p>83.0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4" table:formula="of:=(1-[.B49]/[.$F$7])" office:value-type="percentage" office:value="0.898630136986301">
            <text:p>89.86%</text:p>
          </table:table-cell>
          <table:table-cell table:style-name="ce4" table:formula="of:=[.C49]*[.D48]" office:value-type="percentage" office:value="0.135932178917879">
            <text:p>13.59%</text:p>
          </table:table-cell>
          <table:table-cell table:style-name="ce4" table:formula="of:=1-[.D49]" office:value-type="percentage" office:value="0.864067821082121">
            <text:p>86.41%</text:p>
          </table:table-cell>
          <table:table-cell table:style-name="ce4" table:formula="of:=EXP(-[.B49]/[.$F$7])" office:value-type="percentage" office:value="0.903598763310926">
            <text:p>90.36%</text:p>
          </table:table-cell>
          <table:table-cell table:style-name="ce4" table:formula="of:=[.F49]*[.G48]" office:value-type="percentage" office:value="0.145725961466156">
            <text:p>14.57%</text:p>
          </table:table-cell>
          <table:table-cell table:formula="of:=1-[.G49]" office:value-type="percentage" office:value="0.854274038533844">
            <text:p>85.43%</text:p>
          </table:table-cell>
          <table:table-cell table:formula="of:=EXP(-[.B49]*[.B49]/2/[.$F$7])" office:value-type="percentage" office:value="0.153302457012589">
            <text:p>15.33%</text:p>
          </table:table-cell>
          <table:table-cell table:formula="of:=1-[.I49]" office:value-type="percentage" office:value="0.846697542987411">
            <text:p>84.6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4" table:formula="of:=(1-[.B50]/[.$F$7])" office:value-type="percentage" office:value="0.895890410958904">
            <text:p>89.59%</text:p>
          </table:table-cell>
          <table:table-cell table:style-name="ce4" table:formula="of:=[.C50]*[.D49]" office:value-type="percentage" office:value="0.121780335633278">
            <text:p>12.18%</text:p>
          </table:table-cell>
          <table:table-cell table:style-name="ce4" table:formula="of:=1-[.D50]" office:value-type="percentage" office:value="0.878219664366722">
            <text:p>87.82%</text:p>
          </table:table-cell>
          <table:table-cell table:style-name="ce4" table:formula="of:=EXP(-[.B50]/[.$F$7])" office:value-type="percentage" office:value="0.9011265384166">
            <text:p>90.11%</text:p>
          </table:table-cell>
          <table:table-cell table:style-name="ce4" table:formula="of:=[.F50]*[.G49]" office:value-type="percentage" office:value="0.131317531213428">
            <text:p>13.13%</text:p>
          </table:table-cell>
          <table:table-cell table:formula="of:=1-[.G50]" office:value-type="percentage" office:value="0.868682468786572">
            <text:p>86.87%</text:p>
          </table:table-cell>
          <table:table-cell table:formula="of:=EXP(-[.B50]*[.B50]/2/[.$F$7])" office:value-type="percentage" office:value="0.138334281699941">
            <text:p>13.83%</text:p>
          </table:table-cell>
          <table:table-cell table:formula="of:=1-[.I50]" office:value-type="percentage" office:value="0.861665718300059">
            <text:p>86.1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4" table:formula="of:=(1-[.B51]/[.$F$7])" office:value-type="percentage" office:value="0.893150684931507">
            <text:p>89.32%</text:p>
          </table:table-cell>
          <table:table-cell table:style-name="ce4" table:formula="of:=[.C51]*[.D50]" office:value-type="percentage" office:value="0.108768190182051">
            <text:p>10.88%</text:p>
          </table:table-cell>
          <table:table-cell table:style-name="ce4" table:formula="of:=1-[.D51]" office:value-type="percentage" office:value="0.891231809817949">
            <text:p>89.12%</text:p>
          </table:table-cell>
          <table:table-cell table:style-name="ce4" table:formula="of:=EXP(-[.B51]/[.$F$7])" office:value-type="percentage" office:value="0.898661077471248">
            <text:p>89.87%</text:p>
          </table:table-cell>
          <table:table-cell table:style-name="ce4" table:formula="of:=[.F51]*[.G50]" office:value-type="percentage" office:value="0.118009954091123">
            <text:p>11.80%</text:p>
          </table:table-cell>
          <table:table-cell table:formula="of:=1-[.G51]" office:value-type="percentage" office:value="0.881990045908876">
            <text:p>88.20%</text:p>
          </table:table-cell>
          <table:table-cell table:formula="of:=EXP(-[.B51]*[.B51]/2/[.$F$7])" office:value-type="percentage" office:value="0.12448604672756">
            <text:p>12.45%</text:p>
          </table:table-cell>
          <table:table-cell table:formula="of:=1-[.I51]" office:value-type="percentage" office:value="0.87551395327244">
            <text:p>87.5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4" table:formula="of:=(1-[.B52]/[.$F$7])" office:value-type="percentage" office:value="0.89041095890411">
            <text:p>89.04%</text:p>
          </table:table-cell>
          <table:table-cell table:style-name="ce4" table:formula="of:=[.C52]*[.D51]" office:value-type="percentage" office:value="0.0968483885182646">
            <text:p>9.68%</text:p>
          </table:table-cell>
          <table:table-cell table:style-name="ce4" table:formula="of:=1-[.D52]" office:value-type="percentage" office:value="0.903151611481735">
            <text:p>90.32%</text:p>
          </table:table-cell>
          <table:table-cell table:style-name="ce4" table:formula="of:=EXP(-[.B52]/[.$F$7])" office:value-type="percentage" office:value="0.896202361968866">
            <text:p>89.62%</text:p>
          </table:table-cell>
          <table:table-cell table:style-name="ce4" table:formula="of:=[.F52]*[.G51]" office:value-type="percentage" office:value="0.105760799592302">
            <text:p>10.58%</text:p>
          </table:table-cell>
          <table:table-cell table:formula="of:=1-[.G52]" office:value-type="percentage" office:value="0.894239200407698">
            <text:p>89.42%</text:p>
          </table:table-cell>
          <table:table-cell table:formula="of:=EXP(-[.B52]*[.B52]/2/[.$F$7])" office:value-type="percentage" office:value="0.111717622175412">
            <text:p>11.17%</text:p>
          </table:table-cell>
          <table:table-cell table:formula="of:=1-[.I52]" office:value-type="percentage" office:value="0.888282377824588">
            <text:p>88.8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4" table:formula="of:=(1-[.B53]/[.$F$7])" office:value-type="percentage" office:value="0.887671232876712">
            <text:p>88.77%</text:p>
          </table:table-cell>
          <table:table-cell table:style-name="ce4" table:formula="of:=[.C53]*[.D52]" office:value-type="percentage" office:value="0.0859695284381308">
            <text:p>8.60%</text:p>
          </table:table-cell>
          <table:table-cell table:style-name="ce4" table:formula="of:=1-[.D53]" office:value-type="percentage" office:value="0.914030471561869">
            <text:p>91.40%</text:p>
          </table:table-cell>
          <table:table-cell table:style-name="ce4" table:formula="of:=EXP(-[.B53]/[.$F$7])" office:value-type="percentage" office:value="0.89375037345408">
            <text:p>89.38%</text:p>
          </table:table-cell>
          <table:table-cell table:style-name="ce4" table:formula="of:=[.F53]*[.G52]" office:value-type="percentage" office:value="0.0945237541324223">
            <text:p>9.45%</text:p>
          </table:table-cell>
          <table:table-cell table:formula="of:=1-[.G53]" office:value-type="percentage" office:value="0.905476245867578">
            <text:p>90.55%</text:p>
          </table:table-cell>
          <table:table-cell table:formula="of:=EXP(-[.B53]*[.B53]/2/[.$F$7])" office:value-type="percentage" office:value="0.099984537892172">
            <text:p>10.00%</text:p>
          </table:table-cell>
          <table:table-cell table:formula="of:=1-[.I53]" office:value-type="percentage" office:value="0.900015462107828">
            <text:p>9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4" table:formula="of:=(1-[.B54]/[.$F$7])" office:value-type="percentage" office:value="0.884931506849315">
            <text:p>88.49%</text:p>
          </table:table-cell>
          <table:table-cell table:style-name="ce4" table:formula="of:=[.C54]*[.D53]" office:value-type="percentage" office:value="0.0760771443438801">
            <text:p>7.61%</text:p>
          </table:table-cell>
          <table:table-cell table:style-name="ce4" table:formula="of:=1-[.D54]" office:value-type="percentage" office:value="0.92392285565612">
            <text:p>92.39%</text:p>
          </table:table-cell>
          <table:table-cell table:style-name="ce4" table:formula="of:=EXP(-[.B54]/[.$F$7])" office:value-type="percentage" office:value="0.891305093522012">
            <text:p>89.13%</text:p>
          </table:table-cell>
          <table:table-cell table:style-name="ce4" table:formula="of:=[.F54]*[.G53]" office:value-type="percentage" office:value="0.0842495035170503">
            <text:p>8.42%</text:p>
          </table:table-cell>
          <table:table-cell table:formula="of:=1-[.G54]" office:value-type="percentage" office:value="0.91575049648295">
            <text:p>91.58%</text:p>
          </table:table-cell>
          <table:table-cell table:formula="of:=EXP(-[.B54]*[.B54]/2/[.$F$7])" office:value-type="percentage" office:value="0.0892388892592479">
            <text:p>8.92%</text:p>
          </table:table-cell>
          <table:table-cell table:formula="of:=1-[.I54]" office:value-type="percentage" office:value="0.910761110740752">
            <text:p>91.0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4" table:formula="of:=(1-[.B55]/[.$F$7])" office:value-type="percentage" office:value="0.882191780821918">
            <text:p>88.22%</text:p>
          </table:table-cell>
          <table:table-cell table:style-name="ce4" table:formula="of:=[.C55]*[.D54]" office:value-type="percentage" office:value="0.0671146314485737">
            <text:p>6.71%</text:p>
          </table:table-cell>
          <table:table-cell table:style-name="ce4" table:formula="of:=1-[.D55]" office:value-type="percentage" office:value="0.932885368551426">
            <text:p>93.29%</text:p>
          </table:table-cell>
          <table:table-cell table:style-name="ce4" table:formula="of:=EXP(-[.B55]/[.$F$7])" office:value-type="percentage" office:value="0.888866503818136">
            <text:p>88.89%</text:p>
          </table:table-cell>
          <table:table-cell table:style-name="ce4" table:formula="of:=[.F55]*[.G54]" office:value-type="percentage" office:value="0.0748865616396143">
            <text:p>7.49%</text:p>
          </table:table-cell>
          <table:table-cell table:formula="of:=1-[.G55]" office:value-type="percentage" office:value="0.925113438360386">
            <text:p>92.51%</text:p>
          </table:table-cell>
          <table:table-cell table:formula="of:=EXP(-[.B55]*[.B55]/2/[.$F$7])" office:value-type="percentage" office:value="0.0794301934923773">
            <text:p>7.94%</text:p>
          </table:table-cell>
          <table:table-cell table:formula="of:=1-[.I55]" office:value-type="percentage" office:value="0.920569806507623">
            <text:p>92.0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4" table:formula="of:=(1-[.B56]/[.$F$7])" office:value-type="percentage" office:value="0.879452054794521">
            <text:p>87.95%</text:p>
          </table:table-cell>
          <table:table-cell table:style-name="ce4" table:formula="of:=[.C56]*[.D55]" office:value-type="percentage" office:value="0.0590241005342251">
            <text:p>5.90%</text:p>
          </table:table-cell>
          <table:table-cell table:style-name="ce4" table:formula="of:=1-[.D56]" office:value-type="percentage" office:value="0.940975899465775">
            <text:p>94.10%</text:p>
          </table:table-cell>
          <table:table-cell table:style-name="ce4" table:formula="of:=EXP(-[.B56]/[.$F$7])" office:value-type="percentage" office:value="0.886434586038148">
            <text:p>88.64%</text:p>
          </table:table-cell>
          <table:table-cell table:style-name="ce4" table:formula="of:=[.F56]*[.G55]" office:value-type="percentage" office:value="0.0663820382668317">
            <text:p>6.64%</text:p>
          </table:table-cell>
          <table:table-cell table:formula="of:=1-[.G56]" office:value-type="percentage" office:value="0.933617961733168">
            <text:p>93.36%</text:p>
          </table:table-cell>
          <table:table-cell table:formula="of:=EXP(-[.B56]*[.B56]/2/[.$F$7])" office:value-type="percentage" office:value="0.0705061883839449">
            <text:p>7.05%</text:p>
          </table:table-cell>
          <table:table-cell table:formula="of:=1-[.I56]" office:value-type="percentage" office:value="0.929493811616055">
            <text:p>92.9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4" table:formula="of:=(1-[.B57]/[.$F$7])" office:value-type="percentage" office:value="0.876712328767123">
            <text:p>87.67%</text:p>
          </table:table-cell>
          <table:table-cell table:style-name="ce4" table:formula="of:=[.C57]*[.D56]" office:value-type="percentage" office:value="0.0517471566327453">
            <text:p>5.17%</text:p>
          </table:table-cell>
          <table:table-cell table:style-name="ce4" table:formula="of:=1-[.D57]" office:value-type="percentage" office:value="0.948252843367255">
            <text:p>94.83%</text:p>
          </table:table-cell>
          <table:table-cell table:style-name="ce4" table:formula="of:=EXP(-[.B57]/[.$F$7])" office:value-type="percentage" office:value="0.88400932192782">
            <text:p>88.40%</text:p>
          </table:table-cell>
          <table:table-cell table:style-name="ce4" table:formula="of:=[.F57]*[.G56]" office:value-type="percentage" office:value="0.0586823406364485">
            <text:p>5.87%</text:p>
          </table:table-cell>
          <table:table-cell table:formula="of:=1-[.G57]" office:value-type="percentage" office:value="0.941317659363551">
            <text:p>94.13%</text:p>
          </table:table-cell>
          <table:table-cell table:formula="of:=EXP(-[.B57]*[.B57]/2/[.$F$7])" office:value-type="percentage" office:value="0.0624135672888193">
            <text:p>6.24%</text:p>
          </table:table-cell>
          <table:table-cell table:formula="of:=1-[.I57]" office:value-type="percentage" office:value="0.937586432711181">
            <text:p>93.7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4" table:formula="of:=(1-[.B58]/[.$F$7])" office:value-type="percentage" office:value="0.873972602739726">
            <text:p>87.40%</text:p>
          </table:table-cell>
          <table:table-cell table:style-name="ce4" table:formula="of:=[.C58]*[.D57]" office:value-type="percentage" office:value="0.0452255971667007">
            <text:p>4.52%</text:p>
          </table:table-cell>
          <table:table-cell table:style-name="ce4" table:formula="of:=1-[.D58]" office:value-type="percentage" office:value="0.954774402833299">
            <text:p>95.48%</text:p>
          </table:table-cell>
          <table:table-cell table:style-name="ce4" table:formula="of:=EXP(-[.B58]/[.$F$7])" office:value-type="percentage" office:value="0.881590693282869">
            <text:p>88.16%</text:p>
          </table:table-cell>
          <table:table-cell table:style-name="ce4" table:formula="of:=[.F58]*[.G57]" office:value-type="percentage" office:value="0.0517338053651481">
            <text:p>5.17%</text:p>
          </table:table-cell>
          <table:table-cell table:formula="of:=1-[.G58]" office:value-type="percentage" office:value="0.948266194634852">
            <text:p>94.83%</text:p>
          </table:table-cell>
          <table:table-cell table:formula="of:=EXP(-[.B58]*[.B58]/2/[.$F$7])" office:value-type="percentage" office:value="0.0550986459802539">
            <text:p>5.51%</text:p>
          </table:table-cell>
          <table:table-cell table:formula="of:=1-[.I58]" office:value-type="percentage" office:value="0.944901354019746">
            <text:p>94.4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4" table:formula="of:=(1-[.B59]/[.$F$7])" office:value-type="percentage" office:value="0.871232876712329">
            <text:p>87.12%</text:p>
          </table:table-cell>
          <table:table-cell table:style-name="ce4" table:formula="of:=[.C59]*[.D58]" office:value-type="percentage" office:value="0.0394020271205775">
            <text:p>3.94%</text:p>
          </table:table-cell>
          <table:table-cell table:style-name="ce4" table:formula="of:=1-[.D59]" office:value-type="percentage" office:value="0.960597972879422">
            <text:p>96.06%</text:p>
          </table:table-cell>
          <table:table-cell table:style-name="ce4" table:formula="of:=EXP(-[.B59]/[.$F$7])" office:value-type="percentage" office:value="0.879178681948818">
            <text:p>87.92%</text:p>
          </table:table-cell>
          <table:table-cell table:style-name="ce4" table:formula="of:=[.F59]*[.G58]" office:value-type="percentage" office:value="0.0454832588131276">
            <text:p>4.55%</text:p>
          </table:table-cell>
          <table:table-cell table:formula="of:=1-[.G59]" office:value-type="percentage" office:value="0.954516741186872">
            <text:p>95.45%</text:p>
          </table:table-cell>
          <table:table-cell table:formula="of:=EXP(-[.B59]*[.B59]/2/[.$F$7])" office:value-type="percentage" office:value="0.0485079587161839">
            <text:p>4.85%</text:p>
          </table:table-cell>
          <table:table-cell table:formula="of:=1-[.I59]" office:value-type="percentage" office:value="0.951492041283816">
            <text:p>95.1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4" table:formula="of:=(1-[.B60]/[.$F$7])" office:value-type="percentage" office:value="0.868493150684932">
            <text:p>86.85%</text:p>
          </table:table-cell>
          <table:table-cell table:style-name="ce4" table:formula="of:=[.C60]*[.D59]" office:value-type="percentage" office:value="0.0342203906773235">
            <text:p>3.42%</text:p>
          </table:table-cell>
          <table:table-cell table:style-name="ce4" table:formula="of:=1-[.D60]" office:value-type="percentage" office:value="0.965779609322676">
            <text:p>96.58%</text:p>
          </table:table-cell>
          <table:table-cell table:style-name="ce4" table:formula="of:=EXP(-[.B60]/[.$F$7])" office:value-type="percentage" office:value="0.876773269820862">
            <text:p>87.68%</text:p>
          </table:table-cell>
          <table:table-cell table:style-name="ce4" table:formula="of:=[.F60]*[.G59]" office:value-type="percentage" office:value="0.0398785055516944">
            <text:p>3.99%</text:p>
          </table:table-cell>
          <table:table-cell table:formula="of:=1-[.G60]" office:value-type="percentage" office:value="0.960121494448305">
            <text:p>96.01%</text:p>
          </table:table-cell>
          <table:table-cell table:formula="of:=EXP(-[.B60]*[.B60]/2/[.$F$7])" office:value-type="percentage" office:value="0.0425887824325663">
            <text:p>4.26%</text:p>
          </table:table-cell>
          <table:table-cell table:formula="of:=1-[.I60]" office:value-type="percentage" office:value="0.957411217567434">
            <text:p>95.7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4" table:formula="of:=(1-[.B61]/[.$F$7])" office:value-type="percentage" office:value="0.865753424657534">
            <text:p>86.58%</text:p>
          </table:table-cell>
          <table:table-cell table:style-name="ce4" table:formula="of:=[.C61]*[.D60]" office:value-type="percentage" office:value="0.0296264204220116">
            <text:p>2.96%</text:p>
          </table:table-cell>
          <table:table-cell table:style-name="ce4" table:formula="of:=1-[.D61]" office:value-type="percentage" office:value="0.970373579577988">
            <text:p>97.04%</text:p>
          </table:table-cell>
          <table:table-cell table:style-name="ce4" table:formula="of:=EXP(-[.B61]/[.$F$7])" office:value-type="percentage" office:value="0.874374438843728">
            <text:p>87.44%</text:p>
          </table:table-cell>
          <table:table-cell table:style-name="ce4" table:formula="of:=[.F61]*[.G60]" office:value-type="percentage" office:value="0.0348687459136893">
            <text:p>3.49%</text:p>
          </table:table-cell>
          <table:table-cell table:formula="of:=1-[.G61]" office:value-type="percentage" office:value="0.965131254086311">
            <text:p>96.51%</text:p>
          </table:table-cell>
          <table:table-cell table:formula="of:=EXP(-[.B61]*[.B61]/2/[.$F$7])" office:value-type="percentage" office:value="0.0372895893983788">
            <text:p>3.73%</text:p>
          </table:table-cell>
          <table:table-cell table:formula="of:=1-[.I61]" office:value-type="percentage" office:value="0.962710410601621">
            <text:p>96.2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style-name="ce4" table:formula="of:=(1-[.B62]/[.$F$7])" office:value-type="percentage" office:value="0.863013698630137">
            <text:p>86.30%</text:p>
          </table:table-cell>
          <table:table-cell table:style-name="ce4" table:formula="of:=[.C62]*[.D61]" office:value-type="percentage" office:value="0.0255680066655716">
            <text:p>2.56%</text:p>
          </table:table-cell>
          <table:table-cell table:style-name="ce4" table:formula="of:=1-[.D62]" office:value-type="percentage" office:value="0.974431993334428">
            <text:p>97.44%</text:p>
          </table:table-cell>
          <table:table-cell table:style-name="ce4" table:formula="of:=EXP(-[.B62]/[.$F$7])" office:value-type="percentage" office:value="0.871982171011542">
            <text:p>87.20%</text:p>
          </table:table-cell>
          <table:table-cell table:style-name="ce4" table:formula="of:=[.F62]*[.G61]" office:value-type="percentage" office:value="0.0304049247622686">
            <text:p>3.04%</text:p>
          </table:table-cell>
          <table:table-cell table:formula="of:=1-[.G62]" office:value-type="percentage" office:value="0.969595075237731">
            <text:p>96.96%</text:p>
          </table:table-cell>
          <table:table-cell table:formula="of:=EXP(-[.B62]*[.B62]/2/[.$F$7])" office:value-type="percentage" office:value="0.032560429912094">
            <text:p>3.26%</text:p>
          </table:table-cell>
          <table:table-cell table:formula="of:=1-[.I62]" office:value-type="percentage" office:value="0.967439570087906">
            <text:p>96.7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table:style-name="ce4" table:formula="of:=(1-[.B63]/[.$F$7])" office:value-type="percentage" office:value="0.86027397260274">
            <text:p>86.03%</text:p>
          </table:table-cell>
          <table:table-cell table:style-name="ce4" table:formula="of:=[.C63]*[.D62]" office:value-type="percentage" office:value="0.0219954906657246">
            <text:p>2.20%</text:p>
          </table:table-cell>
          <table:table-cell table:style-name="ce4" table:formula="of:=1-[.D63]" office:value-type="percentage" office:value="0.978004509334275">
            <text:p>97.80%</text:p>
          </table:table-cell>
          <table:table-cell table:style-name="ce4" table:formula="of:=EXP(-[.B63]/[.$F$7])" office:value-type="percentage" office:value="0.869596448367695">
            <text:p>86.96%</text:p>
          </table:table-cell>
          <table:table-cell table:style-name="ce4" table:formula="of:=[.F63]*[.G62]" office:value-type="percentage" office:value="0.0264400145861558">
            <text:p>2.64%</text:p>
          </table:table-cell>
          <table:table-cell table:formula="of:=1-[.G63]" office:value-type="percentage" office:value="0.973559985413844">
            <text:p>97.36%</text:p>
          </table:table-cell>
          <table:table-cell table:formula="of:=EXP(-[.B63]*[.B63]/2/[.$F$7])" office:value-type="percentage" office:value="0.0283532476835609">
            <text:p>2.84%</text:p>
          </table:table-cell>
          <table:table-cell table:formula="of:=1-[.I63]" office:value-type="percentage" office:value="0.971646752316439">
            <text:p>97.1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4" table:formula="of:=(1-[.B64]/[.$F$7])" office:value-type="percentage" office:value="0.857534246575342">
            <text:p>85.75%</text:p>
          </table:table-cell>
          <table:table-cell table:style-name="ce4" table:formula="of:=[.C64]*[.D63]" office:value-type="percentage" office:value="0.0188618865160872">
            <text:p>1.89%</text:p>
          </table:table-cell>
          <table:table-cell table:style-name="ce4" table:formula="of:=1-[.D64]" office:value-type="percentage" office:value="0.981138113483913">
            <text:p>98.11%</text:p>
          </table:table-cell>
          <table:table-cell table:style-name="ce4" table:formula="of:=EXP(-[.B64]/[.$F$7])" office:value-type="percentage" office:value="0.867217253004706">
            <text:p>86.72%</text:p>
          </table:table-cell>
          <table:table-cell table:style-name="ce4" table:formula="of:=[.F64]*[.G63]" office:value-type="percentage" office:value="0.0229292368188104">
            <text:p>2.29%</text:p>
          </table:table-cell>
          <table:table-cell table:formula="of:=1-[.G64]" office:value-type="percentage" office:value="0.97707076318119">
            <text:p>97.71%</text:p>
          </table:table-cell>
          <table:table-cell table:formula="of:=EXP(-[.B64]*[.B64]/2/[.$F$7])" office:value-type="percentage" office:value="0.0246221314255847">
            <text:p>2.46%</text:p>
          </table:table-cell>
          <table:table-cell table:formula="of:=1-[.I64]" office:value-type="percentage" office:value="0.975377868574415">
            <text:p>97.5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table:style-name="ce4" table:formula="of:=(1-[.B65]/[.$F$7])" office:value-type="percentage" office:value="0.854794520547945">
            <text:p>85.48%</text:p>
          </table:table-cell>
          <table:table-cell table:style-name="ce4" table:formula="of:=[.C65]*[.D64]" office:value-type="percentage" office:value="0.0161230372411485">
            <text:p>1.61%</text:p>
          </table:table-cell>
          <table:table-cell table:style-name="ce4" table:formula="of:=1-[.D65]" office:value-type="percentage" office:value="0.983876962758851">
            <text:p>98.39%</text:p>
          </table:table-cell>
          <table:table-cell table:style-name="ce4" table:formula="of:=EXP(-[.B65]/[.$F$7])" office:value-type="percentage" office:value="0.864844567064088">
            <text:p>86.48%</text:p>
          </table:table-cell>
          <table:table-cell table:style-name="ce4" table:formula="of:=[.F65]*[.G64]" office:value-type="percentage" office:value="0.019830225889674">
            <text:p>1.98%</text:p>
          </table:table-cell>
          <table:table-cell table:formula="of:=1-[.G65]" office:value-type="percentage" office:value="0.980169774110326">
            <text:p>98.02%</text:p>
          </table:table-cell>
          <table:table-cell table:formula="of:=EXP(-[.B65]*[.B65]/2/[.$F$7])" office:value-type="percentage" office:value="0.0213235068784391">
            <text:p>2.13%</text:p>
          </table:table-cell>
          <table:table-cell table:formula="of:=1-[.I65]" office:value-type="percentage" office:value="0.978676493121561">
            <text:p>97.8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table:style-name="ce4" table:formula="of:=(1-[.B66]/[.$F$7])" office:value-type="percentage" office:value="0.852054794520548">
            <text:p>85.21%</text:p>
          </table:table-cell>
          <table:table-cell table:style-name="ce4" table:formula="of:=[.C66]*[.D65]" office:value-type="percentage" office:value="0.0137377111835539">
            <text:p>1.37%</text:p>
          </table:table-cell>
          <table:table-cell table:style-name="ce4" table:formula="of:=1-[.D66]" office:value-type="percentage" office:value="0.986262288816446">
            <text:p>98.63%</text:p>
          </table:table-cell>
          <table:table-cell table:style-name="ce4" table:formula="of:=EXP(-[.B66]/[.$F$7])" office:value-type="percentage" office:value="0.862478372736217">
            <text:p>86.25%</text:p>
          </table:table-cell>
          <table:table-cell table:style-name="ce4" table:formula="of:=[.F66]*[.G65]" office:value-type="percentage" office:value="0.0171031409563176">
            <text:p>1.71%</text:p>
          </table:table-cell>
          <table:table-cell table:formula="of:=1-[.G66]" office:value-type="percentage" office:value="0.982896859043682">
            <text:p>98.29%</text:p>
          </table:table-cell>
          <table:table-cell table:formula="of:=EXP(-[.B66]*[.B66]/2/[.$F$7])" office:value-type="percentage" office:value="0.0184162740147597">
            <text:p>1.84%</text:p>
          </table:table-cell>
          <table:table-cell table:formula="of:=1-[.I66]" office:value-type="percentage" office:value="0.98158372598524">
            <text:p>98.1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table:style-name="ce4" table:formula="of:=(1-[.B67]/[.$F$7])" office:value-type="percentage" office:value="0.849315068493151">
            <text:p>84.93%</text:p>
          </table:table-cell>
          <table:table-cell table:style-name="ce4" table:formula="of:=[.C67]*[.D66]" office:value-type="percentage" office:value="0.0116676451147992">
            <text:p>1.17%</text:p>
          </table:table-cell>
          <table:table-cell table:style-name="ce4" table:formula="of:=1-[.D67]" office:value-type="percentage" office:value="0.988332354885201">
            <text:p>98.83%</text:p>
          </table:table-cell>
          <table:table-cell table:style-name="ce4" table:formula="of:=EXP(-[.B67]/[.$F$7])" office:value-type="percentage" office:value="0.860118652260191">
            <text:p>86.01%</text:p>
          </table:table-cell>
          <table:table-cell table:style-name="ce4" table:formula="of:=[.F67]*[.G66]" office:value-type="percentage" office:value="0.014710730548764">
            <text:p>1.47%</text:p>
          </table:table-cell>
          <table:table-cell table:formula="of:=1-[.G67]" office:value-type="percentage" office:value="0.985289269451236">
            <text:p>98.53%</text:p>
          </table:table-cell>
          <table:table-cell table:formula="of:=EXP(-[.B67]*[.B67]/2/[.$F$7])" office:value-type="percentage" office:value="0.0158618945320513">
            <text:p>1.59%</text:p>
          </table:table-cell>
          <table:table-cell table:formula="of:=1-[.I67]" office:value-type="percentage" office:value="0.984138105467949">
            <text:p>98.4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4" table:formula="of:=(1-[.B68]/[.$F$7])" office:value-type="percentage" office:value="0.846575342465753">
            <text:p>84.66%</text:p>
          </table:table-cell>
          <table:table-cell table:style-name="ce4" table:formula="of:=[.C68]*[.D67]" office:value-type="percentage" office:value="0.00987754065883002">
            <text:p>0.99%</text:p>
          </table:table-cell>
          <table:table-cell table:style-name="ce4" table:formula="of:=1-[.D68]" office:value-type="percentage" office:value="0.99012245934117">
            <text:p>99.01%</text:p>
          </table:table-cell>
          <table:table-cell table:style-name="ce4" table:formula="of:=EXP(-[.B68]/[.$F$7])" office:value-type="percentage" office:value="0.857765387923706">
            <text:p>85.78%</text:p>
          </table:table-cell>
          <table:table-cell table:style-name="ce4" table:formula="of:=[.F68]*[.G67]" office:value-type="percentage" office:value="0.0126183554958017">
            <text:p>1.26%</text:p>
          </table:table-cell>
          <table:table-cell table:formula="of:=1-[.G68]" office:value-type="percentage" office:value="0.987381644504198">
            <text:p>98.74%</text:p>
          </table:table-cell>
          <table:table-cell table:formula="of:=EXP(-[.B68]*[.B68]/2/[.$F$7])" office:value-type="percentage" office:value="0.0136244349485494">
            <text:p>1.36%</text:p>
          </table:table-cell>
          <table:table-cell table:formula="of:=1-[.I68]" office:value-type="percentage" office:value="0.986375565051451">
            <text:p>98.6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table:style-name="ce4" table:formula="of:=(1-[.B69]/[.$F$7])" office:value-type="percentage" office:value="0.843835616438356">
            <text:p>84.38%</text:p>
          </table:table-cell>
          <table:table-cell table:style-name="ce4" table:formula="of:=[.C69]*[.D68]" office:value-type="percentage" office:value="0.00833502061073875">
            <text:p>0.83%</text:p>
          </table:table-cell>
          <table:table-cell table:style-name="ce4" table:formula="of:=1-[.D69]" office:value-type="percentage" office:value="0.991664979389261">
            <text:p>99.17%</text:p>
          </table:table-cell>
          <table:table-cell table:style-name="ce4" table:formula="of:=EXP(-[.B69]/[.$F$7])" office:value-type="percentage" office:value="0.855418562062916">
            <text:p>85.54%</text:p>
          </table:table-cell>
          <table:table-cell table:style-name="ce4" table:formula="of:=[.F69]*[.G68]" office:value-type="percentage" office:value="0.0107939755138173">
            <text:p>1.08%</text:p>
          </table:table-cell>
          <table:table-cell table:formula="of:=1-[.G69]" office:value-type="percentage" office:value="0.989206024486183">
            <text:p>98.92%</text:p>
          </table:table-cell>
          <table:table-cell table:formula="of:=EXP(-[.B69]*[.B69]/2/[.$F$7])" office:value-type="percentage" office:value="0.0116705706906871">
            <text:p>1.17%</text:p>
          </table:table-cell>
          <table:table-cell table:formula="of:=1-[.I69]" office:value-type="percentage" office:value="0.988329429309313">
            <text:p>98.8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table:style-name="ce4" table:formula="of:=(1-[.B70]/[.$F$7])" office:value-type="percentage" office:value="0.841095890410959">
            <text:p>84.11%</text:p>
          </table:table-cell>
          <table:table-cell table:style-name="ce4" table:formula="of:=[.C70]*[.D69]" office:value-type="percentage" office:value="0.00701055158218301">
            <text:p>0.70%</text:p>
          </table:table-cell>
          <table:table-cell table:style-name="ce4" table:formula="of:=1-[.D70]" office:value-type="percentage" office:value="0.992989448417817">
            <text:p>99.30%</text:p>
          </table:table-cell>
          <table:table-cell table:style-name="ce4" table:formula="of:=EXP(-[.B70]/[.$F$7])" office:value-type="percentage" office:value="0.853078157062303">
            <text:p>85.31%</text:p>
          </table:table-cell>
          <table:table-cell table:style-name="ce4" table:formula="of:=[.F70]*[.G69]" office:value-type="percentage" office:value="0.00920810473870293">
            <text:p>0.92%</text:p>
          </table:table-cell>
          <table:table-cell table:formula="of:=1-[.G70]" office:value-type="percentage" office:value="0.990791895261297">
            <text:p>99.08%</text:p>
          </table:table-cell>
          <table:table-cell table:formula="of:=EXP(-[.B70]*[.B70]/2/[.$F$7])" office:value-type="percentage" office:value="0.00996955651361809">
            <text:p>1.00%</text:p>
          </table:table-cell>
          <table:table-cell table:formula="of:=1-[.I70]" office:value-type="percentage" office:value="0.990030443486382">
            <text:p>99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9">
            <text:p>59</text:p>
          </table:table-cell>
          <table:table-cell table:style-name="ce4" table:formula="of:=(1-[.B71]/[.$F$7])" office:value-type="percentage" office:value="0.838356164383562">
            <text:p>83.84%</text:p>
          </table:table-cell>
          <table:table-cell table:style-name="ce4" table:formula="of:=[.C71]*[.D70]" office:value-type="percentage" office:value="0.00587733913465206">
            <text:p>0.59%</text:p>
          </table:table-cell>
          <table:table-cell table:style-name="ce4" table:formula="of:=1-[.D71]" office:value-type="percentage" office:value="0.994122660865348">
            <text:p>99.41%</text:p>
          </table:table-cell>
          <table:table-cell table:style-name="ce4" table:formula="of:=EXP(-[.B71]/[.$F$7])" office:value-type="percentage" office:value="0.850744155354546">
            <text:p>85.07%</text:p>
          </table:table-cell>
          <table:table-cell table:style-name="ce4" table:formula="of:=[.F71]*[.G70]" office:value-type="percentage" office:value="0.00783374128834402">
            <text:p>0.78%</text:p>
          </table:table-cell>
          <table:table-cell table:formula="of:=1-[.G71]" office:value-type="percentage" office:value="0.992166258711656">
            <text:p>99.22%</text:p>
          </table:table-cell>
          <table:table-cell table:formula="of:=EXP(-[.B71]*[.B71]/2/[.$F$7])" office:value-type="percentage" office:value="0.00849316844758028">
            <text:p>0.85%</text:p>
          </table:table-cell>
          <table:table-cell table:formula="of:=1-[.I71]" office:value-type="percentage" office:value="0.99150683155242">
            <text:p>99.1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">
            <text:p>60</text:p>
          </table:table-cell>
          <table:table-cell table:style-name="ce4" table:formula="of:=(1-[.B72]/[.$F$7])" office:value-type="percentage" office:value="0.835616438356164">
            <text:p>83.56%</text:p>
          </table:table-cell>
          <table:table-cell table:style-name="ce4" table:formula="of:=[.C72]*[.D71]" office:value-type="percentage" office:value="0.00491120119470925">
            <text:p>0.49%</text:p>
          </table:table-cell>
          <table:table-cell table:style-name="ce4" table:formula="of:=1-[.D72]" office:value-type="percentage" office:value="0.995088798805291">
            <text:p>99.51%</text:p>
          </table:table-cell>
          <table:table-cell table:style-name="ce4" table:formula="of:=EXP(-[.B72]/[.$F$7])" office:value-type="percentage" office:value="0.848416539420386">
            <text:p>84.84%</text:p>
          </table:table-cell>
          <table:table-cell table:style-name="ce4" table:formula="of:=[.F72]*[.G71]" office:value-type="percentage" office:value="0.00664627567457143">
            <text:p>0.66%</text:p>
          </table:table-cell>
          <table:table-cell table:formula="of:=1-[.G72]" office:value-type="percentage" office:value="0.993353724325429">
            <text:p>99.34%</text:p>
          </table:table-cell>
          <table:table-cell table:formula="of:=EXP(-[.B72]*[.B72]/2/[.$F$7])" office:value-type="percentage" office:value="0.00721562222996788">
            <text:p>0.72%</text:p>
          </table:table-cell>
          <table:table-cell table:formula="of:=1-[.I72]" office:value-type="percentage" office:value="0.992784377770032">
            <text:p>99.28%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OfBirthdayProblem" table:style-name="ta1" table:print="false">
        <table:table-column table:style-name="co1" table:default-cell-style-name="Default"/>
        <table:table-row table:style-name="ro1">
          <table:table-cell>
            <draw:frame table:end-cell-address="PlotOfBirthdayProblem.L28" table:end-x="0.889in" table:end-y="0.1717in" draw:z-index="0" draw:style-name="gr1" draw:text-style-name="P1" svg:width="10.6681in" svg:height="4.9583in" svg:x="0in" svg:y="0.0138in">
              <draw:object draw:notify-on-update-of-ranges="BirthDayCalc.B12:BirthDayCalc.B71 BirthDayCalc.D10:BirthDayCalc.D11 BirthDayCalc.D12:BirthDayCalc.D71 BirthDayCalc.B12:BirthDayCalc.B71 BirthDayCalc.E10:BirthDayCalc.E11 BirthDayCalc.E12:BirthDayCalc.E71 BirthDayCalc.B12:BirthDayCalc.B71 BirthDayCalc.G10:BirthDayCalc.G11 BirthDayCalc.G12:BirthDayCalc.G71 BirthDayCalc.B12:BirthDayCalc.B71 BirthDayCalc.H10:BirthDayCalc.H11 BirthDayCalc.H12:BirthDayCalc.H71 BirthDayCalc.B12:BirthDayCalc.B71 BirthDayCalc.I10:BirthDayCalc.I11 BirthDayCalc.I12:BirthDayCalc.I71 BirthDayCalc.B12:BirthDayCalc.B71 BirthDayCalc.J10:BirthDayCalc.J11 BirthDayCalc.J12:BirthDayCalc.J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PDFCalculations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Hashing Problem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1" office:value-type="string">
            <text:p>Probability of Collisions vs. No Collsions <text:s/>→ <text:s/>C vs. no C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>
            <text:p>Birthday Problem Analogy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5" office:value-type="string">
            <text:p>Given a room full of students, what is the probability that 2 or more have the same Birthday</text:p>
          </table:table-cell>
          <table:table-cell table:style-name="ce2" table:number-columns-repeated="2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2" table:number-columns-repeated="2"/>
          <table:table-cell table:style-name="ce2" office:value-type="float" office:value="365">
            <text:p>365</text:p>
          </table:table-cell>
          <table:table-cell table:style-name="ce1" office:value-type="string">
            <text:p><text:s/>= Size of Bit Vector, i.e. Number of days in the year</text:p>
          </table:table-cell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table:number-columns-repeated="2"/>
          <table:table-cell table:style-name="ce5" office:value-type="string">
            <text:p>PI(i=0,m-1-&gt;(1-m/n))</text:p>
          </table:table-cell>
          <table:table-cell table:style-name="ce1"/>
          <table:table-cell table:style-name="ce6"/>
          <table:table-cell table:number-columns-repeated="2" table:style-name="ce6" office:value-type="string">
            <text:p>PDF</text:p>
          </table:table-cell>
          <table:table-cell table:number-columns-repeated="2" table:style-name="ce6" office:value-type="string">
            <text:p>Scaled/20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table:number-columns-repeated="2"/>
          <table:table-cell table:style-name="ce2" office:value-type="string">
            <text:p>Exact</text:p>
          </table:table-cell>
          <table:table-cell table:style-name="ce1" office:value-type="string">
            <text:p>Exact</text:p>
          </table:table-cell>
          <table:table-cell table:style-name="ce6"/>
          <table:table-cell table:number-columns-repeated="4" table:style-name="ce2" office:value-type="string">
            <text:p>Exact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>
            <text:p>m</text:p>
          </table:table-cell>
          <table:table-cell table:style-name="ce2" office:value-type="string">
            <text:p>(1-m/n)</text:p>
          </table:table-cell>
          <table:table-cell table:style-name="ce2" office:value-type="string">
            <text:p>Prob(no C)</text:p>
          </table:table-cell>
          <table:table-cell table:style-name="ce2" office:value-type="string">
            <text:p>Prob(C)</text:p>
          </table:table-cell>
          <table:table-cell table:style-name="ce6" office:value-type="string">
            <text:p>diff m</text:p>
          </table:table-cell>
          <table:table-cell table:style-name="ce2" office:value-type="string">
            <text:p>Prob(no C)</text:p>
          </table:table-cell>
          <table:table-cell table:style-name="ce2" office:value-type="string">
            <text:p>Prob(C)</text:p>
          </table:table-cell>
          <table:table-cell table:style-name="ce2" office:value-type="string">
            <text:p>Prob(no C)</text:p>
          </table:table-cell>
          <table:table-cell table:style-name="ce2" office:value-type="string">
            <text:p>Prob(C)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4" table:formula="of:=(1-[.B12]/[.$F$7])" office:value-type="percentage" office:value="1">
            <text:p>100.00%</text:p>
          </table:table-cell>
          <table:table-cell table:style-name="ce4" table:formula="of:=[.C12]" office:value-type="percentage" office:value="1">
            <text:p>100.00%</text:p>
          </table:table-cell>
          <table:table-cell table:style-name="ce4" table:formula="of:=1-[.D12]" office:value-type="percentage" office:value="0">
            <text:p>0.00%</text:p>
          </table:table-cell>
          <table:table-cell table:style-name="ce8"/>
          <table:table-cell table:style-name="ce4"/>
          <table:table-cell/>
          <table:table-cell table:formula="of:=[.D12]/20" office:value-type="percentage" office:value="0.05">
            <text:p>5.00%</text:p>
          </table:table-cell>
          <table:table-cell table:formula="of:=[.E12]" office:value-type="percentage" office:value="0">
            <text:p>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table:formula="of:=(1-[.B13]/[.$F$7])" office:value-type="percentage" office:value="0.997260273972603">
            <text:p>99.73%</text:p>
          </table:table-cell>
          <table:table-cell table:style-name="ce4" table:formula="of:=[.C13]*[.D12]" office:value-type="percentage" office:value="0.997260273972603">
            <text:p>99.73%</text:p>
          </table:table-cell>
          <table:table-cell table:style-name="ce4" table:formula="of:=1-[.D13]" office:value-type="percentage" office:value="0.00273972602739725">
            <text:p>0.27%</text:p>
          </table:table-cell>
          <table:table-cell table:style-name="ce8" table:formula="of:=([.B13]+[.B12])/2" office:value-type="float" office:value="0.5">
            <text:p>0.5</text:p>
          </table:table-cell>
          <table:table-cell table:style-name="ce4" table:formula="of:=[.D12]-[.D13]" office:value-type="percentage" office:value="0.00273972602739725">
            <text:p>0.27%</text:p>
          </table:table-cell>
          <table:table-cell table:formula="of:=[.E13]-[.E12]" office:value-type="percentage" office:value="0.00273972602739725">
            <text:p>0.27%</text:p>
          </table:table-cell>
          <table:table-cell table:formula="of:=[.D13]/20" office:value-type="percentage" office:value="0.0498630136986301">
            <text:p>4.99%</text:p>
          </table:table-cell>
          <table:table-cell table:formula="of:=[.E13]/20" office:value-type="percentage" office:value="0.000136986301369862">
            <text:p>0.0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4" table:formula="of:=(1-[.B14]/[.$F$7])" office:value-type="percentage" office:value="0.994520547945205">
            <text:p>99.45%</text:p>
          </table:table-cell>
          <table:table-cell table:style-name="ce4" table:formula="of:=[.C14]*[.D13]" office:value-type="percentage" office:value="0.991795834115219">
            <text:p>99.18%</text:p>
          </table:table-cell>
          <table:table-cell table:style-name="ce4" table:formula="of:=1-[.D14]" office:value-type="percentage" office:value="0.00820416588478135">
            <text:p>0.82%</text:p>
          </table:table-cell>
          <table:table-cell table:style-name="ce8" table:formula="of:=([.B14]+[.B13])/2" office:value-type="float" office:value="1.5">
            <text:p>1.5</text:p>
          </table:table-cell>
          <table:table-cell table:style-name="ce4" table:formula="of:=[.D13]-[.D14]" office:value-type="percentage" office:value="0.0054644398573841">
            <text:p>0.55%</text:p>
          </table:table-cell>
          <table:table-cell table:formula="of:=[.E14]-[.E13]" office:value-type="percentage" office:value="0.0054644398573841">
            <text:p>0.55%</text:p>
          </table:table-cell>
          <table:table-cell table:formula="of:=[.D14]/20" office:value-type="percentage" office:value="0.0495897917057609">
            <text:p>4.96%</text:p>
          </table:table-cell>
          <table:table-cell table:formula="of:=[.E14]/20" office:value-type="percentage" office:value="0.000410208294239067">
            <text:p>0.0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4" table:formula="of:=(1-[.B15]/[.$F$7])" office:value-type="percentage" office:value="0.991780821917808">
            <text:p>99.18%</text:p>
          </table:table-cell>
          <table:table-cell table:style-name="ce4" table:formula="of:=[.C15]*[.D14]" office:value-type="percentage" office:value="0.98364408753345">
            <text:p>98.36%</text:p>
          </table:table-cell>
          <table:table-cell table:style-name="ce4" table:formula="of:=1-[.D15]" office:value-type="percentage" office:value="0.0163559124665502">
            <text:p>1.64%</text:p>
          </table:table-cell>
          <table:table-cell table:style-name="ce8" table:formula="of:=([.B15]+[.B14])/2" office:value-type="float" office:value="2.5">
            <text:p>2.5</text:p>
          </table:table-cell>
          <table:table-cell table:style-name="ce4" table:formula="of:=[.D14]-[.D15]" office:value-type="percentage" office:value="0.00815174658176887">
            <text:p>0.82%</text:p>
          </table:table-cell>
          <table:table-cell table:formula="of:=[.E15]-[.E14]" office:value-type="percentage" office:value="0.00815174658176887">
            <text:p>0.82%</text:p>
          </table:table-cell>
          <table:table-cell table:formula="of:=[.D15]/20" office:value-type="percentage" office:value="0.0491822043766725">
            <text:p>4.92%</text:p>
          </table:table-cell>
          <table:table-cell table:formula="of:=[.E15]/20" office:value-type="percentage" office:value="0.000817795623327511">
            <text:p>0.0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4" table:formula="of:=(1-[.B16]/[.$F$7])" office:value-type="percentage" office:value="0.989041095890411">
            <text:p>98.90%</text:p>
          </table:table-cell>
          <table:table-cell table:style-name="ce4" table:formula="of:=[.C16]*[.D15]" office:value-type="percentage" office:value="0.972864426300207">
            <text:p>97.29%</text:p>
          </table:table-cell>
          <table:table-cell table:style-name="ce4" table:formula="of:=1-[.D16]" office:value-type="percentage" office:value="0.0271355736997935">
            <text:p>2.71%</text:p>
          </table:table-cell>
          <table:table-cell table:style-name="ce8" table:formula="of:=([.B16]+[.B15])/2" office:value-type="float" office:value="3.5">
            <text:p>3.5</text:p>
          </table:table-cell>
          <table:table-cell table:style-name="ce4" table:formula="of:=[.D15]-[.D16]" office:value-type="percentage" office:value="0.0107796612332433">
            <text:p>1.08%</text:p>
          </table:table-cell>
          <table:table-cell table:formula="of:=[.E16]-[.E15]" office:value-type="percentage" office:value="0.0107796612332433">
            <text:p>1.08%</text:p>
          </table:table-cell>
          <table:table-cell table:formula="of:=[.D16]/20" office:value-type="percentage" office:value="0.0486432213150103">
            <text:p>4.86%</text:p>
          </table:table-cell>
          <table:table-cell table:formula="of:=[.E16]/20" office:value-type="percentage" office:value="0.00135677868498967">
            <text:p>0.1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4" table:formula="of:=(1-[.B17]/[.$F$7])" office:value-type="percentage" office:value="0.986301369863014">
            <text:p>98.63%</text:p>
          </table:table-cell>
          <table:table-cell table:style-name="ce4" table:formula="of:=[.C17]*[.D16]" office:value-type="percentage" office:value="0.959537516350889">
            <text:p>95.95%</text:p>
          </table:table-cell>
          <table:table-cell table:style-name="ce4" table:formula="of:=1-[.D17]" office:value-type="percentage" office:value="0.0404624836491114">
            <text:p>4.05%</text:p>
          </table:table-cell>
          <table:table-cell table:style-name="ce8" table:formula="of:=([.B17]+[.B16])/2" office:value-type="float" office:value="4.5">
            <text:p>4.5</text:p>
          </table:table-cell>
          <table:table-cell table:style-name="ce4" table:formula="of:=[.D16]-[.D17]" office:value-type="percentage" office:value="0.013326909949318">
            <text:p>1.33%</text:p>
          </table:table-cell>
          <table:table-cell table:formula="of:=[.E17]-[.E16]" office:value-type="percentage" office:value="0.013326909949318">
            <text:p>1.33%</text:p>
          </table:table-cell>
          <table:table-cell table:formula="of:=[.D17]/20" office:value-type="percentage" office:value="0.0479768758175444">
            <text:p>4.80%</text:p>
          </table:table-cell>
          <table:table-cell table:formula="of:=[.E17]/20" office:value-type="percentage" office:value="0.00202312418245557">
            <text:p>0.2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4" table:formula="of:=(1-[.B18]/[.$F$7])" office:value-type="percentage" office:value="0.983561643835616">
            <text:p>98.36%</text:p>
          </table:table-cell>
          <table:table-cell table:style-name="ce4" table:formula="of:=[.C18]*[.D17]" office:value-type="percentage" office:value="0.943764296904025">
            <text:p>94.38%</text:p>
          </table:table-cell>
          <table:table-cell table:style-name="ce4" table:formula="of:=1-[.D18]" office:value-type="percentage" office:value="0.0562357030959754">
            <text:p>5.62%</text:p>
          </table:table-cell>
          <table:table-cell table:style-name="ce8" table:formula="of:=([.B18]+[.B17])/2" office:value-type="float" office:value="5.5">
            <text:p>5.5</text:p>
          </table:table-cell>
          <table:table-cell table:style-name="ce4" table:formula="of:=[.D17]-[.D18]" office:value-type="percentage" office:value="0.0157732194468639">
            <text:p>1.58%</text:p>
          </table:table-cell>
          <table:table-cell table:formula="of:=[.E18]-[.E17]" office:value-type="percentage" office:value="0.0157732194468639">
            <text:p>1.58%</text:p>
          </table:table-cell>
          <table:table-cell table:formula="of:=[.D18]/20" office:value-type="percentage" office:value="0.0471882148452012">
            <text:p>4.72%</text:p>
          </table:table-cell>
          <table:table-cell table:formula="of:=[.E18]/20" office:value-type="percentage" office:value="0.00281178515479877">
            <text:p>0.2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4" table:formula="of:=(1-[.B19]/[.$F$7])" office:value-type="percentage" office:value="0.980821917808219">
            <text:p>98.08%</text:p>
          </table:table-cell>
          <table:table-cell table:style-name="ce4" table:formula="of:=[.C19]*[.D18]" office:value-type="percentage" office:value="0.925664707648331">
            <text:p>92.57%</text:p>
          </table:table-cell>
          <table:table-cell table:style-name="ce4" table:formula="of:=1-[.D19]" office:value-type="percentage" office:value="0.074335292351669">
            <text:p>7.43%</text:p>
          </table:table-cell>
          <table:table-cell table:style-name="ce8" table:formula="of:=([.B19]+[.B18])/2" office:value-type="float" office:value="6.5">
            <text:p>6.5</text:p>
          </table:table-cell>
          <table:table-cell table:style-name="ce4" table:formula="of:=[.D18]-[.D19]" office:value-type="percentage" office:value="0.0180995892556937">
            <text:p>1.81%</text:p>
          </table:table-cell>
          <table:table-cell table:formula="of:=[.E19]-[.E18]" office:value-type="percentage" office:value="0.0180995892556937">
            <text:p>1.81%</text:p>
          </table:table-cell>
          <table:table-cell table:formula="of:=[.D19]/20" office:value-type="percentage" office:value="0.0462832353824166">
            <text:p>4.63%</text:p>
          </table:table-cell>
          <table:table-cell table:formula="of:=[.E19]/20" office:value-type="percentage" office:value="0.00371676461758345">
            <text:p>0.3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4" table:formula="of:=(1-[.B20]/[.$F$7])" office:value-type="percentage" office:value="0.978082191780822">
            <text:p>97.81%</text:p>
          </table:table-cell>
          <table:table-cell table:style-name="ce4" table:formula="of:=[.C20]*[.D19]" office:value-type="percentage" office:value="0.905376166110833">
            <text:p>90.54%</text:p>
          </table:table-cell>
          <table:table-cell table:style-name="ce4" table:formula="of:=1-[.D20]" office:value-type="percentage" office:value="0.0946238338891667">
            <text:p>9.46%</text:p>
          </table:table-cell>
          <table:table-cell table:style-name="ce8" table:formula="of:=([.B20]+[.B19])/2" office:value-type="float" office:value="7.5">
            <text:p>7.5</text:p>
          </table:table-cell>
          <table:table-cell table:style-name="ce4" table:formula="of:=[.D19]-[.D20]" office:value-type="percentage" office:value="0.0202885415374977">
            <text:p>2.03%</text:p>
          </table:table-cell>
          <table:table-cell table:formula="of:=[.E20]-[.E19]" office:value-type="percentage" office:value="0.0202885415374977">
            <text:p>2.03%</text:p>
          </table:table-cell>
          <table:table-cell table:formula="of:=[.D20]/20" office:value-type="percentage" office:value="0.0452688083055417">
            <text:p>4.53%</text:p>
          </table:table-cell>
          <table:table-cell table:formula="of:=[.E20]/20" office:value-type="percentage" office:value="0.00473119169445834">
            <text:p>0.4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4" table:formula="of:=(1-[.B21]/[.$F$7])" office:value-type="percentage" office:value="0.975342465753425">
            <text:p>97.53%</text:p>
          </table:table-cell>
          <table:table-cell table:style-name="ce4" table:formula="of:=[.C21]*[.D20]" office:value-type="percentage" office:value="0.883051822288922">
            <text:p>88.31%</text:p>
          </table:table-cell>
          <table:table-cell table:style-name="ce4" table:formula="of:=1-[.D21]" office:value-type="percentage" office:value="0.116948177711078">
            <text:p>11.69%</text:p>
          </table:table-cell>
          <table:table-cell table:style-name="ce8" table:formula="of:=([.B21]+[.B20])/2" office:value-type="float" office:value="8.5">
            <text:p>8.5</text:p>
          </table:table-cell>
          <table:table-cell table:style-name="ce4" table:formula="of:=[.D20]-[.D21]" office:value-type="percentage" office:value="0.022324343821911">
            <text:p>2.23%</text:p>
          </table:table-cell>
          <table:table-cell table:formula="of:=[.E21]-[.E20]" office:value-type="percentage" office:value="0.022324343821911">
            <text:p>2.23%</text:p>
          </table:table-cell>
          <table:table-cell table:formula="of:=[.D21]/20" office:value-type="percentage" office:value="0.0441525911144461">
            <text:p>4.42%</text:p>
          </table:table-cell>
          <table:table-cell table:formula="of:=[.E21]/20" office:value-type="percentage" office:value="0.00584740888555388">
            <text:p>0.5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4" table:formula="of:=(1-[.B22]/[.$F$7])" office:value-type="percentage" office:value="0.972602739726027">
            <text:p>97.26%</text:p>
          </table:table-cell>
          <table:table-cell table:style-name="ce4" table:formula="of:=[.C22]*[.D21]" office:value-type="percentage" office:value="0.858858621678267">
            <text:p>85.89%</text:p>
          </table:table-cell>
          <table:table-cell table:style-name="ce4" table:formula="of:=1-[.D22]" office:value-type="percentage" office:value="0.141141378321733">
            <text:p>14.11%</text:p>
          </table:table-cell>
          <table:table-cell table:style-name="ce8" table:formula="of:=([.B22]+[.B21])/2" office:value-type="float" office:value="9.5">
            <text:p>9.5</text:p>
          </table:table-cell>
          <table:table-cell table:style-name="ce4" table:formula="of:=[.D21]-[.D22]" office:value-type="percentage" office:value="0.0241932006106554">
            <text:p>2.42%</text:p>
          </table:table-cell>
          <table:table-cell table:formula="of:=[.E22]-[.E21]" office:value-type="percentage" office:value="0.0241932006106554">
            <text:p>2.42%</text:p>
          </table:table-cell>
          <table:table-cell table:formula="of:=[.D22]/20" office:value-type="percentage" office:value="0.0429429310839134">
            <text:p>4.29%</text:p>
          </table:table-cell>
          <table:table-cell table:formula="of:=[.E22]/20" office:value-type="percentage" office:value="0.00705706891608666">
            <text:p>0.7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4" table:formula="of:=(1-[.B23]/[.$F$7])" office:value-type="percentage" office:value="0.96986301369863">
            <text:p>96.99%</text:p>
          </table:table-cell>
          <table:table-cell table:style-name="ce4" table:formula="of:=[.C23]*[.D22]" office:value-type="percentage" office:value="0.832975211161936">
            <text:p>83.30%</text:p>
          </table:table-cell>
          <table:table-cell table:style-name="ce4" table:formula="of:=1-[.D23]" office:value-type="percentage" office:value="0.167024788838064">
            <text:p>16.70%</text:p>
          </table:table-cell>
          <table:table-cell table:style-name="ce8" table:formula="of:=([.B23]+[.B22])/2" office:value-type="float" office:value="10.5">
            <text:p>10.5</text:p>
          </table:table-cell>
          <table:table-cell table:style-name="ce4" table:formula="of:=[.D22]-[.D23]" office:value-type="percentage" office:value="0.0258834105163314">
            <text:p>2.59%</text:p>
          </table:table-cell>
          <table:table-cell table:formula="of:=[.E23]-[.E22]" office:value-type="percentage" office:value="0.0258834105163314">
            <text:p>2.59%</text:p>
          </table:table-cell>
          <table:table-cell table:formula="of:=[.D23]/20" office:value-type="percentage" office:value="0.0416487605580968">
            <text:p>4.16%</text:p>
          </table:table-cell>
          <table:table-cell table:formula="of:=[.E23]/20" office:value-type="percentage" office:value="0.00835123944190322">
            <text:p>0.8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4" table:formula="of:=(1-[.B24]/[.$F$7])" office:value-type="percentage" office:value="0.967123287671233">
            <text:p>96.71%</text:p>
          </table:table-cell>
          <table:table-cell table:style-name="ce4" table:formula="of:=[.C24]*[.D23]" office:value-type="percentage" office:value="0.80558972476757">
            <text:p>80.56%</text:p>
          </table:table-cell>
          <table:table-cell table:style-name="ce4" table:formula="of:=1-[.D24]" office:value-type="percentage" office:value="0.194410275232429">
            <text:p>19.44%</text:p>
          </table:table-cell>
          <table:table-cell table:style-name="ce8" table:formula="of:=([.B24]+[.B23])/2" office:value-type="float" office:value="11.5">
            <text:p>11.5</text:p>
          </table:table-cell>
          <table:table-cell table:style-name="ce4" table:formula="of:=[.D23]-[.D24]" office:value-type="percentage" office:value="0.027385486394365">
            <text:p>2.74%</text:p>
          </table:table-cell>
          <table:table-cell table:formula="of:=[.E24]-[.E23]" office:value-type="percentage" office:value="0.027385486394365">
            <text:p>2.74%</text:p>
          </table:table-cell>
          <table:table-cell table:formula="of:=[.D24]/20" office:value-type="percentage" office:value="0.0402794862383785">
            <text:p>4.03%</text:p>
          </table:table-cell>
          <table:table-cell table:formula="of:=[.E24]/20" office:value-type="percentage" office:value="0.00972051376162147">
            <text:p>0.9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4" table:formula="of:=(1-[.B25]/[.$F$7])" office:value-type="percentage" office:value="0.964383561643836">
            <text:p>96.44%</text:p>
          </table:table-cell>
          <table:table-cell table:style-name="ce4" table:formula="of:=[.C25]*[.D24]" office:value-type="percentage" office:value="0.776897487995027">
            <text:p>77.69%</text:p>
          </table:table-cell>
          <table:table-cell table:style-name="ce4" table:formula="of:=1-[.D25]" office:value-type="percentage" office:value="0.223102512004973">
            <text:p>22.31%</text:p>
          </table:table-cell>
          <table:table-cell table:style-name="ce8" table:formula="of:=([.B25]+[.B24])/2" office:value-type="float" office:value="12.5">
            <text:p>12.5</text:p>
          </table:table-cell>
          <table:table-cell table:style-name="ce4" table:formula="of:=[.D24]-[.D25]" office:value-type="percentage" office:value="0.0286922367725436">
            <text:p>2.87%</text:p>
          </table:table-cell>
          <table:table-cell table:formula="of:=[.E25]-[.E24]" office:value-type="percentage" office:value="0.0286922367725436">
            <text:p>2.87%</text:p>
          </table:table-cell>
          <table:table-cell table:formula="of:=[.D25]/20" office:value-type="percentage" office:value="0.0388448743997513">
            <text:p>3.88%</text:p>
          </table:table-cell>
          <table:table-cell table:formula="of:=[.E25]/20" office:value-type="percentage" office:value="0.0111551256002487">
            <text:p>1.1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4" table:formula="of:=(1-[.B26]/[.$F$7])" office:value-type="percentage" office:value="0.961643835616438">
            <text:p>96.16%</text:p>
          </table:table-cell>
          <table:table-cell table:style-name="ce4" table:formula="of:=[.C26]*[.D25]" office:value-type="percentage" office:value="0.747098680236314">
            <text:p>74.71%</text:p>
          </table:table-cell>
          <table:table-cell table:style-name="ce4" table:formula="of:=1-[.D26]" office:value-type="percentage" office:value="0.252901319763686">
            <text:p>25.29%</text:p>
          </table:table-cell>
          <table:table-cell table:style-name="ce8" table:formula="of:=([.B26]+[.B25])/2" office:value-type="float" office:value="13.5">
            <text:p>13.5</text:p>
          </table:table-cell>
          <table:table-cell table:style-name="ce4" table:formula="of:=[.D25]-[.D26]" office:value-type="percentage" office:value="0.0297988077587134">
            <text:p>2.98%</text:p>
          </table:table-cell>
          <table:table-cell table:formula="of:=[.E26]-[.E25]" office:value-type="percentage" office:value="0.0297988077587134">
            <text:p>2.98%</text:p>
          </table:table-cell>
          <table:table-cell table:formula="of:=[.D26]/20" office:value-type="percentage" office:value="0.0373549340118157">
            <text:p>3.74%</text:p>
          </table:table-cell>
          <table:table-cell table:formula="of:=[.E26]/20" office:value-type="percentage" office:value="0.0126450659881843">
            <text:p>1.2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4" table:formula="of:=(1-[.B27]/[.$F$7])" office:value-type="percentage" office:value="0.958904109589041">
            <text:p>95.89%</text:p>
          </table:table-cell>
          <table:table-cell table:style-name="ce4" table:formula="of:=[.C27]*[.D26]" office:value-type="percentage" office:value="0.71639599474715">
            <text:p>71.64%</text:p>
          </table:table-cell>
          <table:table-cell table:style-name="ce4" table:formula="of:=1-[.D27]" office:value-type="percentage" office:value="0.28360400525285">
            <text:p>28.36%</text:p>
          </table:table-cell>
          <table:table-cell table:style-name="ce8" table:formula="of:=([.B27]+[.B26])/2" office:value-type="float" office:value="14.5">
            <text:p>14.5</text:p>
          </table:table-cell>
          <table:table-cell table:style-name="ce4" table:formula="of:=[.D26]-[.D27]" office:value-type="percentage" office:value="0.0307026854891635">
            <text:p>3.07%</text:p>
          </table:table-cell>
          <table:table-cell table:formula="of:=[.E27]-[.E26]" office:value-type="percentage" office:value="0.0307026854891635">
            <text:p>3.07%</text:p>
          </table:table-cell>
          <table:table-cell table:formula="of:=[.D27]/20" office:value-type="percentage" office:value="0.0358197997373575">
            <text:p>3.58%</text:p>
          </table:table-cell>
          <table:table-cell table:formula="of:=[.E27]/20" office:value-type="percentage" office:value="0.0141802002626425">
            <text:p>1.4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4" table:formula="of:=(1-[.B28]/[.$F$7])" office:value-type="percentage" office:value="0.956164383561644">
            <text:p>95.62%</text:p>
          </table:table-cell>
          <table:table-cell table:style-name="ce4" table:formula="of:=[.C28]*[.D27]" office:value-type="percentage" office:value="0.684992334703439">
            <text:p>68.50%</text:p>
          </table:table-cell>
          <table:table-cell table:style-name="ce4" table:formula="of:=1-[.D28]" office:value-type="percentage" office:value="0.315007665296561">
            <text:p>31.50%</text:p>
          </table:table-cell>
          <table:table-cell table:style-name="ce8" table:formula="of:=([.B28]+[.B27])/2" office:value-type="float" office:value="15.5">
            <text:p>15.5</text:p>
          </table:table-cell>
          <table:table-cell table:style-name="ce4" table:formula="of:=[.D27]-[.D28]" office:value-type="percentage" office:value="0.0314036600437108">
            <text:p>3.14%</text:p>
          </table:table-cell>
          <table:table-cell table:formula="of:=[.E28]-[.E27]" office:value-type="percentage" office:value="0.0314036600437108">
            <text:p>3.14%</text:p>
          </table:table-cell>
          <table:table-cell table:formula="of:=[.D28]/20" office:value-type="percentage" office:value="0.034249616735172">
            <text:p>3.42%</text:p>
          </table:table-cell>
          <table:table-cell table:formula="of:=[.E28]/20" office:value-type="percentage" office:value="0.015750383264828">
            <text:p>1.5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4" table:formula="of:=(1-[.B29]/[.$F$7])" office:value-type="percentage" office:value="0.953424657534247">
            <text:p>95.34%</text:p>
          </table:table-cell>
          <table:table-cell table:style-name="ce4" table:formula="of:=[.C29]*[.D28]" office:value-type="percentage" office:value="0.653088582128211">
            <text:p>65.31%</text:p>
          </table:table-cell>
          <table:table-cell table:style-name="ce4" table:formula="of:=1-[.D29]" office:value-type="percentage" office:value="0.346911417871789">
            <text:p>34.69%</text:p>
          </table:table-cell>
          <table:table-cell table:style-name="ce8" table:formula="of:=([.B29]+[.B28])/2" office:value-type="float" office:value="16.5">
            <text:p>16.5</text:p>
          </table:table-cell>
          <table:table-cell table:style-name="ce4" table:formula="of:=[.D28]-[.D29]" office:value-type="percentage" office:value="0.0319037525752287">
            <text:p>3.19%</text:p>
          </table:table-cell>
          <table:table-cell table:formula="of:=[.E29]-[.E28]" office:value-type="percentage" office:value="0.0319037525752287">
            <text:p>3.19%</text:p>
          </table:table-cell>
          <table:table-cell table:formula="of:=[.D29]/20" office:value-type="percentage" office:value="0.0326544291064105">
            <text:p>3.27%</text:p>
          </table:table-cell>
          <table:table-cell table:formula="of:=[.E29]/20" office:value-type="percentage" office:value="0.0173455708935895">
            <text:p>1.7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4" table:formula="of:=(1-[.B30]/[.$F$7])" office:value-type="percentage" office:value="0.950684931506849">
            <text:p>95.07%</text:p>
          </table:table-cell>
          <table:table-cell table:style-name="ce4" table:formula="of:=[.C30]*[.D29]" office:value-type="percentage" office:value="0.620881473968463">
            <text:p>62.09%</text:p>
          </table:table-cell>
          <table:table-cell table:style-name="ce4" table:formula="of:=1-[.D30]" office:value-type="percentage" office:value="0.379118526031537">
            <text:p>37.91%</text:p>
          </table:table-cell>
          <table:table-cell table:style-name="ce8" table:formula="of:=([.B30]+[.B29])/2" office:value-type="float" office:value="17.5">
            <text:p>17.5</text:p>
          </table:table-cell>
          <table:table-cell table:style-name="ce4" table:formula="of:=[.D29]-[.D30]" office:value-type="percentage" office:value="0.0322071081597474">
            <text:p>3.22%</text:p>
          </table:table-cell>
          <table:table-cell table:formula="of:=[.E30]-[.E29]" office:value-type="percentage" office:value="0.0322071081597474">
            <text:p>3.22%</text:p>
          </table:table-cell>
          <table:table-cell table:formula="of:=[.D30]/20" office:value-type="percentage" office:value="0.0310440736984232">
            <text:p>3.10%</text:p>
          </table:table-cell>
          <table:table-cell table:formula="of:=[.E30]/20" office:value-type="percentage" office:value="0.0189559263015768">
            <text:p>1.9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4" table:formula="of:=(1-[.B31]/[.$F$7])" office:value-type="percentage" office:value="0.947945205479452">
            <text:p>94.79%</text:p>
          </table:table-cell>
          <table:table-cell table:style-name="ce4" table:formula="of:=[.C31]*[.D30]" office:value-type="percentage" office:value="0.58856161641942">
            <text:p>58.86%</text:p>
          </table:table-cell>
          <table:table-cell table:style-name="ce4" table:formula="of:=1-[.D31]" office:value-type="percentage" office:value="0.41143838358058">
            <text:p>41.14%</text:p>
          </table:table-cell>
          <table:table-cell table:style-name="ce8" table:formula="of:=([.B31]+[.B30])/2" office:value-type="float" office:value="18.5">
            <text:p>18.5</text:p>
          </table:table-cell>
          <table:table-cell table:style-name="ce4" table:formula="of:=[.D30]-[.D31]" office:value-type="percentage" office:value="0.0323198575490433">
            <text:p>3.23%</text:p>
          </table:table-cell>
          <table:table-cell table:formula="of:=[.E31]-[.E30]" office:value-type="percentage" office:value="0.0323198575490433">
            <text:p>3.23%</text:p>
          </table:table-cell>
          <table:table-cell table:formula="of:=[.D31]/20" office:value-type="percentage" office:value="0.029428080820971">
            <text:p>2.94%</text:p>
          </table:table-cell>
          <table:table-cell table:formula="of:=[.E31]/20" office:value-type="percentage" office:value="0.020571919179029">
            <text:p>2.0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4" table:formula="of:=(1-[.B32]/[.$F$7])" office:value-type="percentage" office:value="0.945205479452055">
            <text:p>94.52%</text:p>
          </table:table-cell>
          <table:table-cell table:style-name="ce4" table:formula="of:=[.C32]*[.D31]" office:value-type="percentage" office:value="0.556311664834794">
            <text:p>55.63%</text:p>
          </table:table-cell>
          <table:table-cell table:style-name="ce4" table:formula="of:=1-[.D32]" office:value-type="percentage" office:value="0.443688335165206">
            <text:p>44.37%</text:p>
          </table:table-cell>
          <table:table-cell table:style-name="ce8" table:formula="of:=([.B32]+[.B31])/2" office:value-type="float" office:value="19.5">
            <text:p>19.5</text:p>
          </table:table-cell>
          <table:table-cell table:style-name="ce4" table:formula="of:=[.D31]-[.D32]" office:value-type="percentage" office:value="0.0322499515846257">
            <text:p>3.22%</text:p>
          </table:table-cell>
          <table:table-cell table:formula="of:=[.E32]-[.E31]" office:value-type="percentage" office:value="0.0322499515846257">
            <text:p>3.22%</text:p>
          </table:table-cell>
          <table:table-cell table:formula="of:=[.D32]/20" office:value-type="percentage" office:value="0.0278155832417397">
            <text:p>2.78%</text:p>
          </table:table-cell>
          <table:table-cell table:formula="of:=[.E32]/20" office:value-type="percentage" office:value="0.0221844167582603">
            <text:p>2.2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4" table:formula="of:=(1-[.B33]/[.$F$7])" office:value-type="percentage" office:value="0.942465753424658">
            <text:p>94.25%</text:p>
          </table:table-cell>
          <table:table-cell table:style-name="ce4" table:formula="of:=[.C33]*[.D32]" office:value-type="percentage" office:value="0.52430469233745">
            <text:p>52.43%</text:p>
          </table:table-cell>
          <table:table-cell table:style-name="ce4" table:formula="of:=1-[.D33]" office:value-type="percentage" office:value="0.47569530766255">
            <text:p>47.57%</text:p>
          </table:table-cell>
          <table:table-cell table:style-name="ce8" table:formula="of:=([.B33]+[.B32])/2" office:value-type="float" office:value="20.5">
            <text:p>20.5</text:p>
          </table:table-cell>
          <table:table-cell table:style-name="ce4" table:formula="of:=[.D32]-[.D33]" office:value-type="percentage" office:value="0.0320069724973443">
            <text:p>3.20%</text:p>
          </table:table-cell>
          <table:table-cell table:formula="of:=[.E33]-[.E32]" office:value-type="percentage" office:value="0.0320069724973443">
            <text:p>3.20%</text:p>
          </table:table-cell>
          <table:table-cell table:formula="of:=[.D33]/20" office:value-type="percentage" office:value="0.0262152346168725">
            <text:p>2.62%</text:p>
          </table:table-cell>
          <table:table-cell table:formula="of:=[.E33]/20" office:value-type="percentage" office:value="0.0237847653831275">
            <text:p>2.3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4" table:formula="of:=(1-[.B34]/[.$F$7])" office:value-type="percentage" office:value="0.93972602739726">
            <text:p>93.97%</text:p>
          </table:table-cell>
          <table:table-cell table:style-name="ce4" table:formula="of:=[.C34]*[.D33]" office:value-type="percentage" office:value="0.492702765676015">
            <text:p>49.27%</text:p>
          </table:table-cell>
          <table:table-cell table:style-name="ce4" table:formula="of:=1-[.D34]" office:value-type="percentage" office:value="0.507297234323985">
            <text:p>50.73%</text:p>
          </table:table-cell>
          <table:table-cell table:style-name="ce8" table:formula="of:=([.B34]+[.B33])/2" office:value-type="float" office:value="21.5">
            <text:p>21.5</text:p>
          </table:table-cell>
          <table:table-cell table:style-name="ce4" table:formula="of:=[.D33]-[.D34]" office:value-type="percentage" office:value="0.0316019266614353">
            <text:p>3.16%</text:p>
          </table:table-cell>
          <table:table-cell table:formula="of:=[.E34]-[.E33]" office:value-type="percentage" office:value="0.0316019266614352">
            <text:p>3.16%</text:p>
          </table:table-cell>
          <table:table-cell table:formula="of:=[.D34]/20" office:value-type="percentage" office:value="0.0246351382838007">
            <text:p>2.46%</text:p>
          </table:table-cell>
          <table:table-cell table:formula="of:=[.E34]/20" office:value-type="percentage" office:value="0.0253648617161993">
            <text:p>2.5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4" table:formula="of:=(1-[.B35]/[.$F$7])" office:value-type="percentage" office:value="0.936986301369863">
            <text:p>93.70%</text:p>
          </table:table-cell>
          <table:table-cell table:style-name="ce4" table:formula="of:=[.C35]*[.D34]" office:value-type="percentage" office:value="0.461655742085471">
            <text:p>46.17%</text:p>
          </table:table-cell>
          <table:table-cell table:style-name="ce4" table:formula="of:=1-[.D35]" office:value-type="percentage" office:value="0.538344257914529">
            <text:p>53.83%</text:p>
          </table:table-cell>
          <table:table-cell table:style-name="ce8" table:formula="of:=([.B35]+[.B34])/2" office:value-type="float" office:value="22.5">
            <text:p>22.5</text:p>
          </table:table-cell>
          <table:table-cell table:style-name="ce4" table:formula="of:=[.D34]-[.D35]" office:value-type="percentage" office:value="0.0310470235905433">
            <text:p>3.10%</text:p>
          </table:table-cell>
          <table:table-cell table:formula="of:=[.E35]-[.E34]" office:value-type="percentage" office:value="0.0310470235905433">
            <text:p>3.10%</text:p>
          </table:table-cell>
          <table:table-cell table:formula="of:=[.D35]/20" office:value-type="percentage" office:value="0.0230827871042736">
            <text:p>2.31%</text:p>
          </table:table-cell>
          <table:table-cell table:formula="of:=[.E35]/20" office:value-type="percentage" office:value="0.0269172128957264">
            <text:p>2.6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4" table:formula="of:=(1-[.B36]/[.$F$7])" office:value-type="percentage" office:value="0.934246575342466">
            <text:p>93.42%</text:p>
          </table:table-cell>
          <table:table-cell table:style-name="ce4" table:formula="of:=[.C36]*[.D35]" office:value-type="percentage" office:value="0.431300296030536">
            <text:p>43.13%</text:p>
          </table:table-cell>
          <table:table-cell table:style-name="ce4" table:formula="of:=1-[.D36]" office:value-type="percentage" office:value="0.568699703969464">
            <text:p>56.87%</text:p>
          </table:table-cell>
          <table:table-cell table:style-name="ce8" table:formula="of:=([.B36]+[.B35])/2" office:value-type="float" office:value="23.5">
            <text:p>23.5</text:p>
          </table:table-cell>
          <table:table-cell table:style-name="ce4" table:formula="of:=[.D35]-[.D36]" office:value-type="percentage" office:value="0.0303554460549351">
            <text:p>3.04%</text:p>
          </table:table-cell>
          <table:table-cell table:formula="of:=[.E36]-[.E35]" office:value-type="percentage" office:value="0.0303554460549351">
            <text:p>3.04%</text:p>
          </table:table-cell>
          <table:table-cell table:formula="of:=[.D36]/20" office:value-type="percentage" office:value="0.0215650148015268">
            <text:p>2.16%</text:p>
          </table:table-cell>
          <table:table-cell table:formula="of:=[.E36]/20" office:value-type="percentage" office:value="0.0284349851984732">
            <text:p>2.8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4" table:formula="of:=(1-[.B37]/[.$F$7])" office:value-type="percentage" office:value="0.931506849315068">
            <text:p>93.15%</text:p>
          </table:table-cell>
          <table:table-cell table:style-name="ce4" table:formula="of:=[.C37]*[.D36]" office:value-type="percentage" office:value="0.401759179864061">
            <text:p>40.18%</text:p>
          </table:table-cell>
          <table:table-cell table:style-name="ce4" table:formula="of:=1-[.D37]" office:value-type="percentage" office:value="0.598240820135939">
            <text:p>59.82%</text:p>
          </table:table-cell>
          <table:table-cell table:style-name="ce8" table:formula="of:=([.B37]+[.B36])/2" office:value-type="float" office:value="24.5">
            <text:p>24.5</text:p>
          </table:table-cell>
          <table:table-cell table:style-name="ce4" table:formula="of:=[.D36]-[.D37]" office:value-type="percentage" office:value="0.0295411161664751">
            <text:p>2.95%</text:p>
          </table:table-cell>
          <table:table-cell table:formula="of:=[.E37]-[.E36]" office:value-type="percentage" office:value="0.0295411161664751">
            <text:p>2.95%</text:p>
          </table:table-cell>
          <table:table-cell table:formula="of:=[.D37]/20" office:value-type="percentage" office:value="0.020087958993203">
            <text:p>2.01%</text:p>
          </table:table-cell>
          <table:table-cell table:formula="of:=[.E37]/20" office:value-type="percentage" office:value="0.0299120410067969">
            <text:p>2.9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4" table:formula="of:=(1-[.B38]/[.$F$7])" office:value-type="percentage" office:value="0.928767123287671">
            <text:p>92.88%</text:p>
          </table:table-cell>
          <table:table-cell table:style-name="ce4" table:formula="of:=[.C38]*[.D37]" office:value-type="percentage" office:value="0.373140717736758">
            <text:p>37.31%</text:p>
          </table:table-cell>
          <table:table-cell table:style-name="ce4" table:formula="of:=1-[.D38]" office:value-type="percentage" office:value="0.626859282263242">
            <text:p>62.69%</text:p>
          </table:table-cell>
          <table:table-cell table:style-name="ce8" table:formula="of:=([.B38]+[.B37])/2" office:value-type="float" office:value="25.5">
            <text:p>25.5</text:p>
          </table:table-cell>
          <table:table-cell table:style-name="ce4" table:formula="of:=[.D37]-[.D38]" office:value-type="percentage" office:value="0.028618462127303">
            <text:p>2.86%</text:p>
          </table:table-cell>
          <table:table-cell table:formula="of:=[.E38]-[.E37]" office:value-type="percentage" office:value="0.0286184621273029">
            <text:p>2.86%</text:p>
          </table:table-cell>
          <table:table-cell table:formula="of:=[.D38]/20" office:value-type="percentage" office:value="0.0186570358868379">
            <text:p>1.87%</text:p>
          </table:table-cell>
          <table:table-cell table:formula="of:=[.E38]/20" office:value-type="percentage" office:value="0.0313429641131621">
            <text:p>3.1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4" table:formula="of:=(1-[.B39]/[.$F$7])" office:value-type="percentage" office:value="0.926027397260274">
            <text:p>92.60%</text:p>
          </table:table-cell>
          <table:table-cell table:style-name="ce4" table:formula="of:=[.C39]*[.D38]" office:value-type="percentage" office:value="0.345538527657601">
            <text:p>34.55%</text:p>
          </table:table-cell>
          <table:table-cell table:style-name="ce4" table:formula="of:=1-[.D39]" office:value-type="percentage" office:value="0.654461472342399">
            <text:p>65.45%</text:p>
          </table:table-cell>
          <table:table-cell table:style-name="ce8" table:formula="of:=([.B39]+[.B38])/2" office:value-type="float" office:value="26.5">
            <text:p>26.5</text:p>
          </table:table-cell>
          <table:table-cell table:style-name="ce4" table:formula="of:=[.D38]-[.D39]" office:value-type="percentage" office:value="0.0276021900791574">
            <text:p>2.76%</text:p>
          </table:table-cell>
          <table:table-cell table:formula="of:=[.E39]-[.E38]" office:value-type="percentage" office:value="0.0276021900791574">
            <text:p>2.76%</text:p>
          </table:table-cell>
          <table:table-cell table:formula="of:=[.D39]/20" office:value-type="percentage" office:value="0.01727692638288">
            <text:p>1.73%</text:p>
          </table:table-cell>
          <table:table-cell table:formula="of:=[.E39]/20" office:value-type="percentage" office:value="0.03272307361712">
            <text:p>3.2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4" table:formula="of:=(1-[.B40]/[.$F$7])" office:value-type="percentage" office:value="0.923287671232877">
            <text:p>92.33%</text:p>
          </table:table-cell>
          <table:table-cell table:style-name="ce4" table:formula="of:=[.C40]*[.D39]" office:value-type="percentage" office:value="0.319031462522223">
            <text:p>31.90%</text:p>
          </table:table-cell>
          <table:table-cell table:style-name="ce4" table:formula="of:=1-[.D40]" office:value-type="percentage" office:value="0.680968537477777">
            <text:p>68.10%</text:p>
          </table:table-cell>
          <table:table-cell table:style-name="ce8" table:formula="of:=([.B40]+[.B39])/2" office:value-type="float" office:value="27.5">
            <text:p>27.5</text:p>
          </table:table-cell>
          <table:table-cell table:style-name="ce4" table:formula="of:=[.D39]-[.D40]" office:value-type="percentage" office:value="0.0265070651353776">
            <text:p>2.65%</text:p>
          </table:table-cell>
          <table:table-cell table:formula="of:=[.E40]-[.E39]" office:value-type="percentage" office:value="0.0265070651353776">
            <text:p>2.65%</text:p>
          </table:table-cell>
          <table:table-cell table:formula="of:=[.D40]/20" office:value-type="percentage" office:value="0.0159515731261112">
            <text:p>1.60%</text:p>
          </table:table-cell>
          <table:table-cell table:formula="of:=[.E40]/20" office:value-type="percentage" office:value="0.0340484268738888">
            <text:p>3.4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4" table:formula="of:=(1-[.B41]/[.$F$7])" office:value-type="percentage" office:value="0.920547945205479">
            <text:p>92.05%</text:p>
          </table:table-cell>
          <table:table-cell table:style-name="ce4" table:formula="of:=[.C41]*[.D40]" office:value-type="percentage" office:value="0.293683757280731">
            <text:p>29.37%</text:p>
          </table:table-cell>
          <table:table-cell table:style-name="ce4" table:formula="of:=1-[.D41]" office:value-type="percentage" office:value="0.706316242719269">
            <text:p>70.63%</text:p>
          </table:table-cell>
          <table:table-cell table:style-name="ce8" table:formula="of:=([.B41]+[.B40])/2" office:value-type="float" office:value="28.5">
            <text:p>28.5</text:p>
          </table:table-cell>
          <table:table-cell table:style-name="ce4" table:formula="of:=[.D40]-[.D41]" office:value-type="percentage" office:value="0.0253477052414917">
            <text:p>2.53%</text:p>
          </table:table-cell>
          <table:table-cell table:formula="of:=[.E41]-[.E40]" office:value-type="percentage" office:value="0.0253477052414918">
            <text:p>2.53%</text:p>
          </table:table-cell>
          <table:table-cell table:formula="of:=[.D41]/20" office:value-type="percentage" office:value="0.0146841878640366">
            <text:p>1.47%</text:p>
          </table:table-cell>
          <table:table-cell table:formula="of:=[.E41]/20" office:value-type="percentage" office:value="0.0353158121359634">
            <text:p>3.5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4" table:formula="of:=(1-[.B42]/[.$F$7])" office:value-type="percentage" office:value="0.917808219178082">
            <text:p>91.78%</text:p>
          </table:table-cell>
          <table:table-cell table:style-name="ce4" table:formula="of:=[.C42]*[.D41]" office:value-type="percentage" office:value="0.269545366271356">
            <text:p>26.95%</text:p>
          </table:table-cell>
          <table:table-cell table:style-name="ce4" table:formula="of:=1-[.D42]" office:value-type="percentage" office:value="0.730454633728644">
            <text:p>73.05%</text:p>
          </table:table-cell>
          <table:table-cell table:style-name="ce8" table:formula="of:=([.B42]+[.B41])/2" office:value-type="float" office:value="29.5">
            <text:p>29.5</text:p>
          </table:table-cell>
          <table:table-cell table:style-name="ce4" table:formula="of:=[.D41]-[.D42]" office:value-type="percentage" office:value="0.0241383910093751">
            <text:p>2.41%</text:p>
          </table:table-cell>
          <table:table-cell table:formula="of:=[.E42]-[.E41]" office:value-type="percentage" office:value="0.0241383910093752">
            <text:p>2.41%</text:p>
          </table:table-cell>
          <table:table-cell table:formula="of:=[.D42]/20" office:value-type="percentage" office:value="0.0134772683135678">
            <text:p>1.35%</text:p>
          </table:table-cell>
          <table:table-cell table:formula="of:=[.E42]/20" office:value-type="percentage" office:value="0.0365227316864322">
            <text:p>3.6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4" table:formula="of:=(1-[.B43]/[.$F$7])" office:value-type="percentage" office:value="0.915068493150685">
            <text:p>91.51%</text:p>
          </table:table-cell>
          <table:table-cell table:style-name="ce4" table:formula="of:=[.C43]*[.D42]" office:value-type="percentage" office:value="0.246652472149679">
            <text:p>24.67%</text:p>
          </table:table-cell>
          <table:table-cell table:style-name="ce4" table:formula="of:=1-[.D43]" office:value-type="percentage" office:value="0.753347527850321">
            <text:p>75.33%</text:p>
          </table:table-cell>
          <table:table-cell table:style-name="ce8" table:formula="of:=([.B43]+[.B42])/2" office:value-type="float" office:value="30.5">
            <text:p>30.5</text:p>
          </table:table-cell>
          <table:table-cell table:style-name="ce4" table:formula="of:=[.D42]-[.D43]" office:value-type="percentage" office:value="0.0228928941216768">
            <text:p>2.29%</text:p>
          </table:table-cell>
          <table:table-cell table:formula="of:=[.E43]-[.E42]" office:value-type="percentage" office:value="0.0228928941216767">
            <text:p>2.29%</text:p>
          </table:table-cell>
          <table:table-cell table:formula="of:=[.D43]/20" office:value-type="percentage" office:value="0.012332623607484">
            <text:p>1.23%</text:p>
          </table:table-cell>
          <table:table-cell table:formula="of:=[.E43]/20" office:value-type="percentage" office:value="0.037667376392516">
            <text:p>3.7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4" table:formula="of:=(1-[.B44]/[.$F$7])" office:value-type="percentage" office:value="0.912328767123288">
            <text:p>91.23%</text:p>
          </table:table-cell>
          <table:table-cell table:style-name="ce4" table:formula="of:=[.C44]*[.D43]" office:value-type="percentage" office:value="0.225028145824228">
            <text:p>22.50%</text:p>
          </table:table-cell>
          <table:table-cell table:style-name="ce4" table:formula="of:=1-[.D44]" office:value-type="percentage" office:value="0.774971854175772">
            <text:p>77.50%</text:p>
          </table:table-cell>
          <table:table-cell table:style-name="ce8" table:formula="of:=([.B44]+[.B43])/2" office:value-type="float" office:value="31.5">
            <text:p>31.5</text:p>
          </table:table-cell>
          <table:table-cell table:style-name="ce4" table:formula="of:=[.D43]-[.D44]" office:value-type="percentage" office:value="0.0216243263254513">
            <text:p>2.16%</text:p>
          </table:table-cell>
          <table:table-cell table:formula="of:=[.E44]-[.E43]" office:value-type="percentage" office:value="0.0216243263254513">
            <text:p>2.16%</text:p>
          </table:table-cell>
          <table:table-cell table:formula="of:=[.D44]/20" office:value-type="percentage" office:value="0.0112514072912114">
            <text:p>1.13%</text:p>
          </table:table-cell>
          <table:table-cell table:formula="of:=[.E44]/20" office:value-type="percentage" office:value="0.0387485927087886">
            <text:p>3.8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4" table:formula="of:=(1-[.B45]/[.$F$7])" office:value-type="percentage" office:value="0.90958904109589">
            <text:p>90.96%</text:p>
          </table:table-cell>
          <table:table-cell table:style-name="ce4" table:formula="of:=[.C45]*[.D44]" office:value-type="percentage" office:value="0.204683135379846">
            <text:p>20.47%</text:p>
          </table:table-cell>
          <table:table-cell table:style-name="ce4" table:formula="of:=1-[.D45]" office:value-type="percentage" office:value="0.795316864620154">
            <text:p>79.53%</text:p>
          </table:table-cell>
          <table:table-cell table:style-name="ce8" table:formula="of:=([.B45]+[.B44])/2" office:value-type="float" office:value="32.5">
            <text:p>32.5</text:p>
          </table:table-cell>
          <table:table-cell table:style-name="ce4" table:formula="of:=[.D44]-[.D45]" office:value-type="percentage" office:value="0.0203450104443822">
            <text:p>2.03%</text:p>
          </table:table-cell>
          <table:table-cell table:formula="of:=[.E45]-[.E44]" office:value-type="percentage" office:value="0.0203450104443823">
            <text:p>2.03%</text:p>
          </table:table-cell>
          <table:table-cell table:formula="of:=[.D45]/20" office:value-type="percentage" office:value="0.0102341567689923">
            <text:p>1.02%</text:p>
          </table:table-cell>
          <table:table-cell table:formula="of:=[.E45]/20" office:value-type="percentage" office:value="0.0397658432310077">
            <text:p>3.98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4" table:formula="of:=(1-[.B46]/[.$F$7])" office:value-type="percentage" office:value="0.906849315068493">
            <text:p>90.68%</text:p>
          </table:table-cell>
          <table:table-cell table:style-name="ce4" table:formula="of:=[.C46]*[.D45]" office:value-type="percentage" office:value="0.185616761125285">
            <text:p>18.56%</text:p>
          </table:table-cell>
          <table:table-cell table:style-name="ce4" table:formula="of:=1-[.D46]" office:value-type="percentage" office:value="0.814383238874715">
            <text:p>81.44%</text:p>
          </table:table-cell>
          <table:table-cell table:style-name="ce8" table:formula="of:=([.B46]+[.B45])/2" office:value-type="float" office:value="33.5">
            <text:p>33.5</text:p>
          </table:table-cell>
          <table:table-cell table:style-name="ce4" table:formula="of:=[.D45]-[.D46]" office:value-type="percentage" office:value="0.019066374254561">
            <text:p>1.91%</text:p>
          </table:table-cell>
          <table:table-cell table:formula="of:=[.E46]-[.E45]" office:value-type="percentage" office:value="0.0190663742545609">
            <text:p>1.91%</text:p>
          </table:table-cell>
          <table:table-cell table:formula="of:=[.D46]/20" office:value-type="percentage" office:value="0.00928083805626424">
            <text:p>0.93%</text:p>
          </table:table-cell>
          <table:table-cell table:formula="of:=[.E46]/20" office:value-type="percentage" office:value="0.0407191619437358">
            <text:p>4.0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4" table:formula="of:=(1-[.B47]/[.$F$7])" office:value-type="percentage" office:value="0.904109589041096">
            <text:p>90.41%</text:p>
          </table:table-cell>
          <table:table-cell table:style-name="ce4" table:formula="of:=[.C47]*[.D46]" office:value-type="percentage" office:value="0.16781789362012">
            <text:p>16.78%</text:p>
          </table:table-cell>
          <table:table-cell table:style-name="ce4" table:formula="of:=1-[.D47]" office:value-type="percentage" office:value="0.83218210637988">
            <text:p>83.22%</text:p>
          </table:table-cell>
          <table:table-cell table:style-name="ce8" table:formula="of:=([.B47]+[.B46])/2" office:value-type="float" office:value="34.5">
            <text:p>34.5</text:p>
          </table:table-cell>
          <table:table-cell table:style-name="ce4" table:formula="of:=[.D46]-[.D47]" office:value-type="percentage" office:value="0.0177988675051643">
            <text:p>1.78%</text:p>
          </table:table-cell>
          <table:table-cell table:formula="of:=[.E47]-[.E46]" office:value-type="percentage" office:value="0.0177988675051644">
            <text:p>1.78%</text:p>
          </table:table-cell>
          <table:table-cell table:formula="of:=[.D47]/20" office:value-type="percentage" office:value="0.00839089468100602">
            <text:p>0.84%</text:p>
          </table:table-cell>
          <table:table-cell table:formula="of:=[.E47]/20" office:value-type="percentage" office:value="0.041609105318994">
            <text:p>4.1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4" table:formula="of:=(1-[.B48]/[.$F$7])" office:value-type="percentage" office:value="0.901369863013699">
            <text:p>90.14%</text:p>
          </table:table-cell>
          <table:table-cell table:style-name="ce4" table:formula="of:=[.C48]*[.D47]" office:value-type="percentage" office:value="0.151265991783615">
            <text:p>15.13%</text:p>
          </table:table-cell>
          <table:table-cell table:style-name="ce4" table:formula="of:=1-[.D48]" office:value-type="percentage" office:value="0.848734008216385">
            <text:p>84.87%</text:p>
          </table:table-cell>
          <table:table-cell table:style-name="ce8" table:formula="of:=([.B48]+[.B47])/2" office:value-type="float" office:value="35.5">
            <text:p>35.5</text:p>
          </table:table-cell>
          <table:table-cell table:style-name="ce4" table:formula="of:=[.D47]-[.D48]" office:value-type="percentage" office:value="0.016551901836505">
            <text:p>1.66%</text:p>
          </table:table-cell>
          <table:table-cell table:formula="of:=[.E48]-[.E47]" office:value-type="percentage" office:value="0.016551901836505">
            <text:p>1.66%</text:p>
          </table:table-cell>
          <table:table-cell table:formula="of:=[.D48]/20" office:value-type="percentage" office:value="0.00756329958918077">
            <text:p>0.76%</text:p>
          </table:table-cell>
          <table:table-cell table:formula="of:=[.E48]/20" office:value-type="percentage" office:value="0.0424367004108192">
            <text:p>4.2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4" table:formula="of:=(1-[.B49]/[.$F$7])" office:value-type="percentage" office:value="0.898630136986301">
            <text:p>89.86%</text:p>
          </table:table-cell>
          <table:table-cell table:style-name="ce4" table:formula="of:=[.C49]*[.D48]" office:value-type="percentage" office:value="0.135932178917879">
            <text:p>13.59%</text:p>
          </table:table-cell>
          <table:table-cell table:style-name="ce4" table:formula="of:=1-[.D49]" office:value-type="percentage" office:value="0.864067821082121">
            <text:p>86.41%</text:p>
          </table:table-cell>
          <table:table-cell table:style-name="ce8" table:formula="of:=([.B49]+[.B48])/2" office:value-type="float" office:value="36.5">
            <text:p>36.5</text:p>
          </table:table-cell>
          <table:table-cell table:style-name="ce4" table:formula="of:=[.D48]-[.D49]" office:value-type="percentage" office:value="0.0153338128657364">
            <text:p>1.53%</text:p>
          </table:table-cell>
          <table:table-cell table:formula="of:=[.E49]-[.E48]" office:value-type="percentage" office:value="0.0153338128657363">
            <text:p>1.53%</text:p>
          </table:table-cell>
          <table:table-cell table:formula="of:=[.D49]/20" office:value-type="percentage" office:value="0.00679660894589395">
            <text:p>0.68%</text:p>
          </table:table-cell>
          <table:table-cell table:formula="of:=[.E49]/20" office:value-type="percentage" office:value="0.043203391054106">
            <text:p>4.3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4" table:formula="of:=(1-[.B50]/[.$F$7])" office:value-type="percentage" office:value="0.895890410958904">
            <text:p>89.59%</text:p>
          </table:table-cell>
          <table:table-cell table:style-name="ce4" table:formula="of:=[.C50]*[.D49]" office:value-type="percentage" office:value="0.121780335633278">
            <text:p>12.18%</text:p>
          </table:table-cell>
          <table:table-cell table:style-name="ce4" table:formula="of:=1-[.D50]" office:value-type="percentage" office:value="0.878219664366722">
            <text:p>87.82%</text:p>
          </table:table-cell>
          <table:table-cell table:style-name="ce8" table:formula="of:=([.B50]+[.B49])/2" office:value-type="float" office:value="37.5">
            <text:p>37.5</text:p>
          </table:table-cell>
          <table:table-cell table:style-name="ce4" table:formula="of:=[.D49]-[.D50]" office:value-type="percentage" office:value="0.0141518432846011">
            <text:p>1.42%</text:p>
          </table:table-cell>
          <table:table-cell table:formula="of:=[.E50]-[.E49]" office:value-type="percentage" office:value="0.0141518432846012">
            <text:p>1.42%</text:p>
          </table:table-cell>
          <table:table-cell table:formula="of:=[.D50]/20" office:value-type="percentage" office:value="0.0060890167816639">
            <text:p>0.61%</text:p>
          </table:table-cell>
          <table:table-cell table:formula="of:=[.E50]/20" office:value-type="percentage" office:value="0.0439109832183361">
            <text:p>4.3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4" table:formula="of:=(1-[.B51]/[.$F$7])" office:value-type="percentage" office:value="0.893150684931507">
            <text:p>89.32%</text:p>
          </table:table-cell>
          <table:table-cell table:style-name="ce4" table:formula="of:=[.C51]*[.D50]" office:value-type="percentage" office:value="0.108768190182051">
            <text:p>10.88%</text:p>
          </table:table-cell>
          <table:table-cell table:style-name="ce4" table:formula="of:=1-[.D51]" office:value-type="percentage" office:value="0.891231809817949">
            <text:p>89.12%</text:p>
          </table:table-cell>
          <table:table-cell table:style-name="ce8" table:formula="of:=([.B51]+[.B50])/2" office:value-type="float" office:value="38.5">
            <text:p>38.5</text:p>
          </table:table-cell>
          <table:table-cell table:style-name="ce4" table:formula="of:=[.D50]-[.D51]" office:value-type="percentage" office:value="0.013012145451227">
            <text:p>1.30%</text:p>
          </table:table-cell>
          <table:table-cell table:formula="of:=[.E51]-[.E50]" office:value-type="percentage" office:value="0.013012145451227">
            <text:p>1.30%</text:p>
          </table:table-cell>
          <table:table-cell table:formula="of:=[.D51]/20" office:value-type="percentage" office:value="0.00543840950910255">
            <text:p>0.54%</text:p>
          </table:table-cell>
          <table:table-cell table:formula="of:=[.E51]/20" office:value-type="percentage" office:value="0.0445615904908975">
            <text:p>4.4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4" table:formula="of:=(1-[.B52]/[.$F$7])" office:value-type="percentage" office:value="0.89041095890411">
            <text:p>89.04%</text:p>
          </table:table-cell>
          <table:table-cell table:style-name="ce4" table:formula="of:=[.C52]*[.D51]" office:value-type="percentage" office:value="0.0968483885182646">
            <text:p>9.68%</text:p>
          </table:table-cell>
          <table:table-cell table:style-name="ce4" table:formula="of:=1-[.D52]" office:value-type="percentage" office:value="0.903151611481735">
            <text:p>90.32%</text:p>
          </table:table-cell>
          <table:table-cell table:style-name="ce8" table:formula="of:=([.B52]+[.B51])/2" office:value-type="float" office:value="39.5">
            <text:p>39.5</text:p>
          </table:table-cell>
          <table:table-cell table:style-name="ce4" table:formula="of:=[.D51]-[.D52]" office:value-type="percentage" office:value="0.0119198016637864">
            <text:p>1.19%</text:p>
          </table:table-cell>
          <table:table-cell table:formula="of:=[.E52]-[.E51]" office:value-type="percentage" office:value="0.0119198016637864">
            <text:p>1.19%</text:p>
          </table:table-cell>
          <table:table-cell table:formula="of:=[.D52]/20" office:value-type="percentage" office:value="0.00484241942591323">
            <text:p>0.48%</text:p>
          </table:table-cell>
          <table:table-cell table:formula="of:=[.E52]/20" office:value-type="percentage" office:value="0.0451575805740868">
            <text:p>4.5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4" table:formula="of:=(1-[.B53]/[.$F$7])" office:value-type="percentage" office:value="0.887671232876712">
            <text:p>88.77%</text:p>
          </table:table-cell>
          <table:table-cell table:style-name="ce4" table:formula="of:=[.C53]*[.D52]" office:value-type="percentage" office:value="0.0859695284381308">
            <text:p>8.60%</text:p>
          </table:table-cell>
          <table:table-cell table:style-name="ce4" table:formula="of:=1-[.D53]" office:value-type="percentage" office:value="0.914030471561869">
            <text:p>91.40%</text:p>
          </table:table-cell>
          <table:table-cell table:style-name="ce8" table:formula="of:=([.B53]+[.B52])/2" office:value-type="float" office:value="40.5">
            <text:p>40.5</text:p>
          </table:table-cell>
          <table:table-cell table:style-name="ce4" table:formula="of:=[.D52]-[.D53]" office:value-type="percentage" office:value="0.0108788600801338">
            <text:p>1.09%</text:p>
          </table:table-cell>
          <table:table-cell table:formula="of:=[.E53]-[.E52]" office:value-type="percentage" office:value="0.0108788600801338">
            <text:p>1.09%</text:p>
          </table:table-cell>
          <table:table-cell table:formula="of:=[.D53]/20" office:value-type="percentage" office:value="0.00429847642190654">
            <text:p>0.43%</text:p>
          </table:table-cell>
          <table:table-cell table:formula="of:=[.E53]/20" office:value-type="percentage" office:value="0.0457015235780935">
            <text:p>4.5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4" table:formula="of:=(1-[.B54]/[.$F$7])" office:value-type="percentage" office:value="0.884931506849315">
            <text:p>88.49%</text:p>
          </table:table-cell>
          <table:table-cell table:style-name="ce4" table:formula="of:=[.C54]*[.D53]" office:value-type="percentage" office:value="0.0760771443438801">
            <text:p>7.61%</text:p>
          </table:table-cell>
          <table:table-cell table:style-name="ce4" table:formula="of:=1-[.D54]" office:value-type="percentage" office:value="0.92392285565612">
            <text:p>92.39%</text:p>
          </table:table-cell>
          <table:table-cell table:style-name="ce8" table:formula="of:=([.B54]+[.B53])/2" office:value-type="float" office:value="41.5">
            <text:p>41.5</text:p>
          </table:table-cell>
          <table:table-cell table:style-name="ce4" table:formula="of:=[.D53]-[.D54]" office:value-type="percentage" office:value="0.00989238409425067">
            <text:p>0.99%</text:p>
          </table:table-cell>
          <table:table-cell table:formula="of:=[.E54]-[.E53]" office:value-type="percentage" office:value="0.00989238409425064">
            <text:p>0.99%</text:p>
          </table:table-cell>
          <table:table-cell table:formula="of:=[.D54]/20" office:value-type="percentage" office:value="0.003803857217194">
            <text:p>0.38%</text:p>
          </table:table-cell>
          <table:table-cell table:formula="of:=[.E54]/20" office:value-type="percentage" office:value="0.046196142782806">
            <text:p>4.6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4" table:formula="of:=(1-[.B55]/[.$F$7])" office:value-type="percentage" office:value="0.882191780821918">
            <text:p>88.22%</text:p>
          </table:table-cell>
          <table:table-cell table:style-name="ce4" table:formula="of:=[.C55]*[.D54]" office:value-type="percentage" office:value="0.0671146314485737">
            <text:p>6.71%</text:p>
          </table:table-cell>
          <table:table-cell table:style-name="ce4" table:formula="of:=1-[.D55]" office:value-type="percentage" office:value="0.932885368551426">
            <text:p>93.29%</text:p>
          </table:table-cell>
          <table:table-cell table:style-name="ce8" table:formula="of:=([.B55]+[.B54])/2" office:value-type="float" office:value="42.5">
            <text:p>42.5</text:p>
          </table:table-cell>
          <table:table-cell table:style-name="ce4" table:formula="of:=[.D54]-[.D55]" office:value-type="percentage" office:value="0.00896251289530642">
            <text:p>0.90%</text:p>
          </table:table-cell>
          <table:table-cell table:formula="of:=[.E55]-[.E54]" office:value-type="percentage" office:value="0.00896251289530647">
            <text:p>0.90%</text:p>
          </table:table-cell>
          <table:table-cell table:formula="of:=[.D55]/20" office:value-type="percentage" office:value="0.00335573157242868">
            <text:p>0.34%</text:p>
          </table:table-cell>
          <table:table-cell table:formula="of:=[.E55]/20" office:value-type="percentage" office:value="0.0466442684275713">
            <text:p>4.6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4" table:formula="of:=(1-[.B56]/[.$F$7])" office:value-type="percentage" office:value="0.879452054794521">
            <text:p>87.95%</text:p>
          </table:table-cell>
          <table:table-cell table:style-name="ce4" table:formula="of:=[.C56]*[.D55]" office:value-type="percentage" office:value="0.0590241005342251">
            <text:p>5.90%</text:p>
          </table:table-cell>
          <table:table-cell table:style-name="ce4" table:formula="of:=1-[.D56]" office:value-type="percentage" office:value="0.940975899465775">
            <text:p>94.10%</text:p>
          </table:table-cell>
          <table:table-cell table:style-name="ce8" table:formula="of:=([.B56]+[.B55])/2" office:value-type="float" office:value="43.5">
            <text:p>43.5</text:p>
          </table:table-cell>
          <table:table-cell table:style-name="ce4" table:formula="of:=[.D55]-[.D56]" office:value-type="percentage" office:value="0.0080905309143486">
            <text:p>0.81%</text:p>
          </table:table-cell>
          <table:table-cell table:formula="of:=[.E56]-[.E55]" office:value-type="percentage" office:value="0.00809053091434864">
            <text:p>0.81%</text:p>
          </table:table-cell>
          <table:table-cell table:formula="of:=[.D56]/20" office:value-type="percentage" office:value="0.00295120502671125">
            <text:p>0.30%</text:p>
          </table:table-cell>
          <table:table-cell table:formula="of:=[.E56]/20" office:value-type="percentage" office:value="0.0470487949732887">
            <text:p>4.7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4" table:formula="of:=(1-[.B57]/[.$F$7])" office:value-type="percentage" office:value="0.876712328767123">
            <text:p>87.67%</text:p>
          </table:table-cell>
          <table:table-cell table:style-name="ce4" table:formula="of:=[.C57]*[.D56]" office:value-type="percentage" office:value="0.0517471566327453">
            <text:p>5.17%</text:p>
          </table:table-cell>
          <table:table-cell table:style-name="ce4" table:formula="of:=1-[.D57]" office:value-type="percentage" office:value="0.948252843367255">
            <text:p>94.83%</text:p>
          </table:table-cell>
          <table:table-cell table:style-name="ce8" table:formula="of:=([.B57]+[.B56])/2" office:value-type="float" office:value="44.5">
            <text:p>44.5</text:p>
          </table:table-cell>
          <table:table-cell table:style-name="ce4" table:formula="of:=[.D56]-[.D57]" office:value-type="percentage" office:value="0.00727694390147981">
            <text:p>0.73%</text:p>
          </table:table-cell>
          <table:table-cell table:formula="of:=[.E57]-[.E56]" office:value-type="percentage" office:value="0.00727694390147982">
            <text:p>0.73%</text:p>
          </table:table-cell>
          <table:table-cell table:formula="of:=[.D57]/20" office:value-type="percentage" office:value="0.00258735783163726">
            <text:p>0.26%</text:p>
          </table:table-cell>
          <table:table-cell table:formula="of:=[.E57]/20" office:value-type="percentage" office:value="0.0474126421683627">
            <text:p>4.7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4" table:formula="of:=(1-[.B58]/[.$F$7])" office:value-type="percentage" office:value="0.873972602739726">
            <text:p>87.40%</text:p>
          </table:table-cell>
          <table:table-cell table:style-name="ce4" table:formula="of:=[.C58]*[.D57]" office:value-type="percentage" office:value="0.0452255971667007">
            <text:p>4.52%</text:p>
          </table:table-cell>
          <table:table-cell table:style-name="ce4" table:formula="of:=1-[.D58]" office:value-type="percentage" office:value="0.954774402833299">
            <text:p>95.48%</text:p>
          </table:table-cell>
          <table:table-cell table:style-name="ce8" table:formula="of:=([.B58]+[.B57])/2" office:value-type="float" office:value="45.5">
            <text:p>45.5</text:p>
          </table:table-cell>
          <table:table-cell table:style-name="ce4" table:formula="of:=[.D57]-[.D58]" office:value-type="percentage" office:value="0.00652155946604461">
            <text:p>0.65%</text:p>
          </table:table-cell>
          <table:table-cell table:formula="of:=[.E58]-[.E57]" office:value-type="percentage" office:value="0.0065215594660446">
            <text:p>0.65%</text:p>
          </table:table-cell>
          <table:table-cell table:formula="of:=[.D58]/20" office:value-type="percentage" office:value="0.00226127985833503">
            <text:p>0.23%</text:p>
          </table:table-cell>
          <table:table-cell table:formula="of:=[.E58]/20" office:value-type="percentage" office:value="0.047738720141665">
            <text:p>4.7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4" table:formula="of:=(1-[.B59]/[.$F$7])" office:value-type="percentage" office:value="0.871232876712329">
            <text:p>87.12%</text:p>
          </table:table-cell>
          <table:table-cell table:style-name="ce4" table:formula="of:=[.C59]*[.D58]" office:value-type="percentage" office:value="0.0394020271205775">
            <text:p>3.94%</text:p>
          </table:table-cell>
          <table:table-cell table:style-name="ce4" table:formula="of:=1-[.D59]" office:value-type="percentage" office:value="0.960597972879422">
            <text:p>96.06%</text:p>
          </table:table-cell>
          <table:table-cell table:style-name="ce8" table:formula="of:=([.B59]+[.B58])/2" office:value-type="float" office:value="46.5">
            <text:p>46.5</text:p>
          </table:table-cell>
          <table:table-cell table:style-name="ce4" table:formula="of:=[.D58]-[.D59]" office:value-type="percentage" office:value="0.0058235700461231">
            <text:p>0.58%</text:p>
          </table:table-cell>
          <table:table-cell table:formula="of:=[.E59]-[.E58]" office:value-type="percentage" office:value="0.00582357004612311">
            <text:p>0.58%</text:p>
          </table:table-cell>
          <table:table-cell table:formula="of:=[.D59]/20" office:value-type="percentage" office:value="0.00197010135602888">
            <text:p>0.20%</text:p>
          </table:table-cell>
          <table:table-cell table:formula="of:=[.E59]/20" office:value-type="percentage" office:value="0.0480298986439711">
            <text:p>4.8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4" table:formula="of:=(1-[.B60]/[.$F$7])" office:value-type="percentage" office:value="0.868493150684932">
            <text:p>86.85%</text:p>
          </table:table-cell>
          <table:table-cell table:style-name="ce4" table:formula="of:=[.C60]*[.D59]" office:value-type="percentage" office:value="0.0342203906773235">
            <text:p>3.42%</text:p>
          </table:table-cell>
          <table:table-cell table:style-name="ce4" table:formula="of:=1-[.D60]" office:value-type="percentage" office:value="0.965779609322676">
            <text:p>96.58%</text:p>
          </table:table-cell>
          <table:table-cell table:style-name="ce8" table:formula="of:=([.B60]+[.B59])/2" office:value-type="float" office:value="47.5">
            <text:p>47.5</text:p>
          </table:table-cell>
          <table:table-cell table:style-name="ce4" table:formula="of:=[.D59]-[.D60]" office:value-type="percentage" office:value="0.00518163644325403">
            <text:p>0.52%</text:p>
          </table:table-cell>
          <table:table-cell table:formula="of:=[.E60]-[.E59]" office:value-type="percentage" office:value="0.00518163644325398">
            <text:p>0.52%</text:p>
          </table:table-cell>
          <table:table-cell table:formula="of:=[.D60]/20" office:value-type="percentage" office:value="0.00171101953386618">
            <text:p>0.17%</text:p>
          </table:table-cell>
          <table:table-cell table:formula="of:=[.E60]/20" office:value-type="percentage" office:value="0.0482889804661338">
            <text:p>4.8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4" table:formula="of:=(1-[.B61]/[.$F$7])" office:value-type="percentage" office:value="0.865753424657534">
            <text:p>86.58%</text:p>
          </table:table-cell>
          <table:table-cell table:style-name="ce4" table:formula="of:=[.C61]*[.D60]" office:value-type="percentage" office:value="0.0296264204220116">
            <text:p>2.96%</text:p>
          </table:table-cell>
          <table:table-cell table:style-name="ce4" table:formula="of:=1-[.D61]" office:value-type="percentage" office:value="0.970373579577988">
            <text:p>97.04%</text:p>
          </table:table-cell>
          <table:table-cell table:style-name="ce8" table:formula="of:=([.B61]+[.B60])/2" office:value-type="float" office:value="48.5">
            <text:p>48.5</text:p>
          </table:table-cell>
          <table:table-cell table:style-name="ce4" table:formula="of:=[.D60]-[.D61]" office:value-type="percentage" office:value="0.00459397025531192">
            <text:p>0.46%</text:p>
          </table:table-cell>
          <table:table-cell table:formula="of:=[.E61]-[.E60]" office:value-type="percentage" office:value="0.00459397025531194">
            <text:p>0.46%</text:p>
          </table:table-cell>
          <table:table-cell table:formula="of:=[.D61]/20" office:value-type="percentage" office:value="0.00148132102110058">
            <text:p>0.15%</text:p>
          </table:table-cell>
          <table:table-cell table:formula="of:=[.E61]/20" office:value-type="percentage" office:value="0.0485186789788994">
            <text:p>4.8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style-name="ce4" table:formula="of:=(1-[.B62]/[.$F$7])" office:value-type="percentage" office:value="0.863013698630137">
            <text:p>86.30%</text:p>
          </table:table-cell>
          <table:table-cell table:style-name="ce4" table:formula="of:=[.C62]*[.D61]" office:value-type="percentage" office:value="0.0255680066655716">
            <text:p>2.56%</text:p>
          </table:table-cell>
          <table:table-cell table:style-name="ce4" table:formula="of:=1-[.D62]" office:value-type="percentage" office:value="0.974431993334428">
            <text:p>97.44%</text:p>
          </table:table-cell>
          <table:table-cell table:style-name="ce8" table:formula="of:=([.B62]+[.B61])/2" office:value-type="float" office:value="49.5">
            <text:p>49.5</text:p>
          </table:table-cell>
          <table:table-cell table:style-name="ce4" table:formula="of:=[.D61]-[.D62]" office:value-type="percentage" office:value="0.00405841375643995">
            <text:p>0.41%</text:p>
          </table:table-cell>
          <table:table-cell table:formula="of:=[.E62]-[.E61]" office:value-type="percentage" office:value="0.00405841375643989">
            <text:p>0.41%</text:p>
          </table:table-cell>
          <table:table-cell table:formula="of:=[.D62]/20" office:value-type="percentage" office:value="0.00127840033327858">
            <text:p>0.13%</text:p>
          </table:table-cell>
          <table:table-cell table:formula="of:=[.E62]/20" office:value-type="percentage" office:value="0.0487215996667214">
            <text:p>4.8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table:style-name="ce4" table:formula="of:=(1-[.B63]/[.$F$7])" office:value-type="percentage" office:value="0.86027397260274">
            <text:p>86.03%</text:p>
          </table:table-cell>
          <table:table-cell table:style-name="ce4" table:formula="of:=[.C63]*[.D62]" office:value-type="percentage" office:value="0.0219954906657246">
            <text:p>2.20%</text:p>
          </table:table-cell>
          <table:table-cell table:style-name="ce4" table:formula="of:=1-[.D63]" office:value-type="percentage" office:value="0.978004509334275">
            <text:p>97.80%</text:p>
          </table:table-cell>
          <table:table-cell table:style-name="ce8" table:formula="of:=([.B63]+[.B62])/2" office:value-type="float" office:value="50.5">
            <text:p>50.5</text:p>
          </table:table-cell>
          <table:table-cell table:style-name="ce4" table:formula="of:=[.D62]-[.D63]" office:value-type="percentage" office:value="0.003572515999847">
            <text:p>0.36%</text:p>
          </table:table-cell>
          <table:table-cell table:formula="of:=[.E63]-[.E62]" office:value-type="percentage" office:value="0.00357251599984698">
            <text:p>0.36%</text:p>
          </table:table-cell>
          <table:table-cell table:formula="of:=[.D63]/20" office:value-type="percentage" office:value="0.00109977453328623">
            <text:p>0.11%</text:p>
          </table:table-cell>
          <table:table-cell table:formula="of:=[.E63]/20" office:value-type="percentage" office:value="0.0489002254667138">
            <text:p>4.89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4" table:formula="of:=(1-[.B64]/[.$F$7])" office:value-type="percentage" office:value="0.857534246575342">
            <text:p>85.75%</text:p>
          </table:table-cell>
          <table:table-cell table:style-name="ce4" table:formula="of:=[.C64]*[.D63]" office:value-type="percentage" office:value="0.0188618865160872">
            <text:p>1.89%</text:p>
          </table:table-cell>
          <table:table-cell table:style-name="ce4" table:formula="of:=1-[.D64]" office:value-type="percentage" office:value="0.981138113483913">
            <text:p>98.11%</text:p>
          </table:table-cell>
          <table:table-cell table:style-name="ce8" table:formula="of:=([.B64]+[.B63])/2" office:value-type="float" office:value="51.5">
            <text:p>51.5</text:p>
          </table:table-cell>
          <table:table-cell table:style-name="ce4" table:formula="of:=[.D63]-[.D64]" office:value-type="percentage" office:value="0.00313360414963748">
            <text:p>0.31%</text:p>
          </table:table-cell>
          <table:table-cell table:formula="of:=[.E64]-[.E63]" office:value-type="percentage" office:value="0.00313360414963748">
            <text:p>0.31%</text:p>
          </table:table-cell>
          <table:table-cell table:formula="of:=[.D64]/20" office:value-type="percentage" office:value="0.000943094325804358">
            <text:p>0.09%</text:p>
          </table:table-cell>
          <table:table-cell table:formula="of:=[.E64]/20" office:value-type="percentage" office:value="0.0490569056741956">
            <text:p>4.91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table:style-name="ce4" table:formula="of:=(1-[.B65]/[.$F$7])" office:value-type="percentage" office:value="0.854794520547945">
            <text:p>85.48%</text:p>
          </table:table-cell>
          <table:table-cell table:style-name="ce4" table:formula="of:=[.C65]*[.D64]" office:value-type="percentage" office:value="0.0161230372411485">
            <text:p>1.61%</text:p>
          </table:table-cell>
          <table:table-cell table:style-name="ce4" table:formula="of:=1-[.D65]" office:value-type="percentage" office:value="0.983876962758851">
            <text:p>98.39%</text:p>
          </table:table-cell>
          <table:table-cell table:style-name="ce8" table:formula="of:=([.B65]+[.B64])/2" office:value-type="float" office:value="52.5">
            <text:p>52.5</text:p>
          </table:table-cell>
          <table:table-cell table:style-name="ce4" table:formula="of:=[.D64]-[.D65]" office:value-type="percentage" office:value="0.00273884927493868">
            <text:p>0.27%</text:p>
          </table:table-cell>
          <table:table-cell table:formula="of:=[.E65]-[.E64]" office:value-type="percentage" office:value="0.00273884927493873">
            <text:p>0.27%</text:p>
          </table:table-cell>
          <table:table-cell table:formula="of:=[.D65]/20" office:value-type="percentage" office:value="0.000806151862057424">
            <text:p>0.08%</text:p>
          </table:table-cell>
          <table:table-cell table:formula="of:=[.E65]/20" office:value-type="percentage" office:value="0.0491938481379426">
            <text:p>4.92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table:style-name="ce4" table:formula="of:=(1-[.B66]/[.$F$7])" office:value-type="percentage" office:value="0.852054794520548">
            <text:p>85.21%</text:p>
          </table:table-cell>
          <table:table-cell table:style-name="ce4" table:formula="of:=[.C66]*[.D65]" office:value-type="percentage" office:value="0.0137377111835539">
            <text:p>1.37%</text:p>
          </table:table-cell>
          <table:table-cell table:style-name="ce4" table:formula="of:=1-[.D66]" office:value-type="percentage" office:value="0.986262288816446">
            <text:p>98.63%</text:p>
          </table:table-cell>
          <table:table-cell table:style-name="ce8" table:formula="of:=([.B66]+[.B65])/2" office:value-type="float" office:value="53.5">
            <text:p>53.5</text:p>
          </table:table-cell>
          <table:table-cell table:style-name="ce4" table:formula="of:=[.D65]-[.D66]" office:value-type="percentage" office:value="0.00238532605759457">
            <text:p>0.24%</text:p>
          </table:table-cell>
          <table:table-cell table:formula="of:=[.E66]-[.E65]" office:value-type="percentage" office:value="0.00238532605759456">
            <text:p>0.24%</text:p>
          </table:table-cell>
          <table:table-cell table:formula="of:=[.D66]/20" office:value-type="percentage" office:value="0.000686885559177696">
            <text:p>0.07%</text:p>
          </table:table-cell>
          <table:table-cell table:formula="of:=[.E66]/20" office:value-type="percentage" office:value="0.0493131144408223">
            <text:p>4.93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table:style-name="ce4" table:formula="of:=(1-[.B67]/[.$F$7])" office:value-type="percentage" office:value="0.849315068493151">
            <text:p>84.93%</text:p>
          </table:table-cell>
          <table:table-cell table:style-name="ce4" table:formula="of:=[.C67]*[.D66]" office:value-type="percentage" office:value="0.0116676451147992">
            <text:p>1.17%</text:p>
          </table:table-cell>
          <table:table-cell table:style-name="ce4" table:formula="of:=1-[.D67]" office:value-type="percentage" office:value="0.988332354885201">
            <text:p>98.83%</text:p>
          </table:table-cell>
          <table:table-cell table:style-name="ce8" table:formula="of:=([.B67]+[.B66])/2" office:value-type="float" office:value="54.5">
            <text:p>54.5</text:p>
          </table:table-cell>
          <table:table-cell table:style-name="ce4" table:formula="of:=[.D66]-[.D67]" office:value-type="percentage" office:value="0.0020700660687547">
            <text:p>0.21%</text:p>
          </table:table-cell>
          <table:table-cell table:formula="of:=[.E67]-[.E66]" office:value-type="percentage" office:value="0.00207006606875471">
            <text:p>0.21%</text:p>
          </table:table-cell>
          <table:table-cell table:formula="of:=[.D67]/20" office:value-type="percentage" office:value="0.000583382255739961">
            <text:p>0.06%</text:p>
          </table:table-cell>
          <table:table-cell table:formula="of:=[.E67]/20" office:value-type="percentage" office:value="0.04941661774426">
            <text:p>4.94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4" table:formula="of:=(1-[.B68]/[.$F$7])" office:value-type="percentage" office:value="0.846575342465753">
            <text:p>84.66%</text:p>
          </table:table-cell>
          <table:table-cell table:style-name="ce4" table:formula="of:=[.C68]*[.D67]" office:value-type="percentage" office:value="0.00987754065883002">
            <text:p>0.99%</text:p>
          </table:table-cell>
          <table:table-cell table:style-name="ce4" table:formula="of:=1-[.D68]" office:value-type="percentage" office:value="0.99012245934117">
            <text:p>99.01%</text:p>
          </table:table-cell>
          <table:table-cell table:style-name="ce8" table:formula="of:=([.B68]+[.B67])/2" office:value-type="float" office:value="55.5">
            <text:p>55.5</text:p>
          </table:table-cell>
          <table:table-cell table:style-name="ce4" table:formula="of:=[.D67]-[.D68]" office:value-type="percentage" office:value="0.0017901044559692">
            <text:p>0.18%</text:p>
          </table:table-cell>
          <table:table-cell table:formula="of:=[.E68]-[.E67]" office:value-type="percentage" office:value="0.00179010445596917">
            <text:p>0.18%</text:p>
          </table:table-cell>
          <table:table-cell table:formula="of:=[.D68]/20" office:value-type="percentage" office:value="0.000493877032941501">
            <text:p>0.05%</text:p>
          </table:table-cell>
          <table:table-cell table:formula="of:=[.E68]/20" office:value-type="percentage" office:value="0.0495061229670585">
            <text:p>4.95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table:style-name="ce4" table:formula="of:=(1-[.B69]/[.$F$7])" office:value-type="percentage" office:value="0.843835616438356">
            <text:p>84.38%</text:p>
          </table:table-cell>
          <table:table-cell table:style-name="ce4" table:formula="of:=[.C69]*[.D68]" office:value-type="percentage" office:value="0.00833502061073875">
            <text:p>0.83%</text:p>
          </table:table-cell>
          <table:table-cell table:style-name="ce4" table:formula="of:=1-[.D69]" office:value-type="percentage" office:value="0.991664979389261">
            <text:p>99.17%</text:p>
          </table:table-cell>
          <table:table-cell table:style-name="ce8" table:formula="of:=([.B69]+[.B68])/2" office:value-type="float" office:value="56.5">
            <text:p>56.5</text:p>
          </table:table-cell>
          <table:table-cell table:style-name="ce4" table:formula="of:=[.D68]-[.D69]" office:value-type="percentage" office:value="0.00154252004809126">
            <text:p>0.15%</text:p>
          </table:table-cell>
          <table:table-cell table:formula="of:=[.E69]-[.E68]" office:value-type="percentage" office:value="0.0015425200480913">
            <text:p>0.15%</text:p>
          </table:table-cell>
          <table:table-cell table:formula="of:=[.D69]/20" office:value-type="percentage" office:value="0.000416751030536938">
            <text:p>0.04%</text:p>
          </table:table-cell>
          <table:table-cell table:formula="of:=[.E69]/20" office:value-type="percentage" office:value="0.0495832489694631">
            <text:p>4.9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table:style-name="ce4" table:formula="of:=(1-[.B70]/[.$F$7])" office:value-type="percentage" office:value="0.841095890410959">
            <text:p>84.11%</text:p>
          </table:table-cell>
          <table:table-cell table:style-name="ce4" table:formula="of:=[.C70]*[.D69]" office:value-type="percentage" office:value="0.00701055158218301">
            <text:p>0.70%</text:p>
          </table:table-cell>
          <table:table-cell table:style-name="ce4" table:formula="of:=1-[.D70]" office:value-type="percentage" office:value="0.992989448417817">
            <text:p>99.30%</text:p>
          </table:table-cell>
          <table:table-cell table:style-name="ce8" table:formula="of:=([.B70]+[.B69])/2" office:value-type="float" office:value="57.5">
            <text:p>57.5</text:p>
          </table:table-cell>
          <table:table-cell table:style-name="ce4" table:formula="of:=[.D69]-[.D70]" office:value-type="percentage" office:value="0.00132446902855575">
            <text:p>0.13%</text:p>
          </table:table-cell>
          <table:table-cell table:formula="of:=[.E70]-[.E69]" office:value-type="percentage" office:value="0.00132446902855576">
            <text:p>0.13%</text:p>
          </table:table-cell>
          <table:table-cell table:formula="of:=[.D70]/20" office:value-type="percentage" office:value="0.00035052757910915">
            <text:p>0.04%</text:p>
          </table:table-cell>
          <table:table-cell table:formula="of:=[.E70]/20" office:value-type="percentage" office:value="0.0496494724208909">
            <text:p>4.96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9">
            <text:p>59</text:p>
          </table:table-cell>
          <table:table-cell table:style-name="ce4" table:formula="of:=(1-[.B71]/[.$F$7])" office:value-type="percentage" office:value="0.838356164383562">
            <text:p>83.84%</text:p>
          </table:table-cell>
          <table:table-cell table:style-name="ce4" table:formula="of:=[.C71]*[.D70]" office:value-type="percentage" office:value="0.00587733913465206">
            <text:p>0.59%</text:p>
          </table:table-cell>
          <table:table-cell table:style-name="ce4" table:formula="of:=1-[.D71]" office:value-type="percentage" office:value="0.994122660865348">
            <text:p>99.41%</text:p>
          </table:table-cell>
          <table:table-cell table:style-name="ce8" table:formula="of:=([.B71]+[.B70])/2" office:value-type="float" office:value="58.5">
            <text:p>58.5</text:p>
          </table:table-cell>
          <table:table-cell table:style-name="ce4" table:formula="of:=[.D70]-[.D71]" office:value-type="percentage" office:value="0.00113321244753095">
            <text:p>0.11%</text:p>
          </table:table-cell>
          <table:table-cell table:formula="of:=[.E71]-[.E70]" office:value-type="percentage" office:value="0.00113321244753095">
            <text:p>0.11%</text:p>
          </table:table-cell>
          <table:table-cell table:formula="of:=[.D71]/20" office:value-type="percentage" office:value="0.000293866956732603">
            <text:p>0.03%</text:p>
          </table:table-cell>
          <table:table-cell table:formula="of:=[.E71]/20" office:value-type="percentage" office:value="0.0497061330432674">
            <text:p>4.97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">
            <text:p>60</text:p>
          </table:table-cell>
          <table:table-cell table:style-name="ce4" table:formula="of:=(1-[.B72]/[.$F$7])" office:value-type="percentage" office:value="0.835616438356164">
            <text:p>83.56%</text:p>
          </table:table-cell>
          <table:table-cell table:style-name="ce4" table:formula="of:=[.C72]*[.D71]" office:value-type="percentage" office:value="0.00491120119470925">
            <text:p>0.49%</text:p>
          </table:table-cell>
          <table:table-cell table:style-name="ce4" table:formula="of:=1-[.D72]" office:value-type="percentage" office:value="0.995088798805291">
            <text:p>99.51%</text:p>
          </table:table-cell>
          <table:table-cell table:style-name="ce8" table:formula="of:=([.B72]+[.B71])/2" office:value-type="float" office:value="59.5">
            <text:p>59.5</text:p>
          </table:table-cell>
          <table:table-cell table:style-name="ce4" table:formula="of:=[.D71]-[.D72]" office:value-type="percentage" office:value="0.000966137939942804">
            <text:p>0.10%</text:p>
          </table:table-cell>
          <table:table-cell table:formula="of:=[.E72]-[.E71]" office:value-type="percentage" office:value="0.000966137939942824">
            <text:p>0.10%</text:p>
          </table:table-cell>
          <table:table-cell table:formula="of:=[.D72]/20" office:value-type="percentage" office:value="0.000245560059735463">
            <text:p>0.02%</text:p>
          </table:table-cell>
          <table:table-cell table:formula="of:=[.E72]/20" office:value-type="percentage" office:value="0.0497544399402645">
            <text:p>4.98%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PDF" table:style-name="ta1" table:print="false">
        <table:table-column table:style-name="co1" table:default-cell-style-name="Default"/>
        <table:table-row table:style-name="ro1">
          <table:table-cell>
            <draw:frame table:end-cell-address="PlotPDF.L28" table:end-x="0.8563in" table:end-y="0.1272in" draw:z-index="0" draw:style-name="gr1" draw:text-style-name="P1" svg:width="10.6024in" svg:height="4.9264in" svg:x="0.0331in" svg:y="0.0012in">
              <draw:object draw:notify-on-update-of-ranges="PDFCalculations.F13:PDFCalculations.F72 PDFCalculations.G9:PDFCalculations.G10 PDFCalculations.G13:PDFCalculations.G72 PDFCalculations.F13:PDFCalculations.F72 PDFCalculations.I9:PDFCalculations.I11 PDFCalculations.I13:PDFCalculations.I72 PDFCalculations.F13:PDFCalculations.F72 PDFCalculations.J9:PDFCalculations.J11 PDFCalculations.J13:PDFCalculations.J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1">
          <table:table-cell/>
        </table:table-row>
        <table:table-row table:style-name="ro1">
          <table:table-cell>
            <draw:frame table:end-cell-address="PlotPDF.L60" table:end-x="0.8232in" table:end-y="0.1264in" draw:z-index="1" draw:style-name="gr1" draw:text-style-name="P1" svg:width="10.6024in" svg:height="4.9264in" svg:x="0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NumberWithSameBirthday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Hashing Problem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/>
          <table:table-cell table:style-name="ce1" office:value-type="string">
            <text:p>Probability of Collisions vs. No Collsions <text:s/>→ <text:s/>C vs. no C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/>
          <table:table-cell table:style-name="ce1" office:value-type="string">
            <text:p>Birthday Problem Analogy</text:p>
          </table:table-cell>
          <table:table-cell table:style-name="ce2" table:number-columns-repeated="3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>
            <text:p>Given a room full of students, what is the probability that 2 or more have the same Birthday</text:p>
          </table:table-cell>
          <table:table-cell table:style-name="ce2" table:number-columns-repeated="2"/>
          <table:table-cell table:style-name="ce1"/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2" office:value-type="float" office:value="365">
            <text:p>365</text:p>
          </table:table-cell>
          <table:table-cell table:style-name="ce1" office:value-type="string">
            <text:p><text:s/>= Size of Bit Vector, i.e. Number of days in the year</text:p>
          </table:table-cell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1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" table:number-columns-repeated="1014"/>
        </table:table-row>
        <table:table-row table:style-name="ro1">
          <table:table-cell table:style-name="ce1"/>
          <table:table-cell table:style-name="ce2"/>
          <table:table-cell table:style-name="ce2" office:value-type="string">
            <text:p>Exact</text:p>
          </table:table-cell>
          <table:table-cell table:style-name="ce1" office:value-type="string">
            <text:p>Expected </text:p>
          </table:table-cell>
          <table:table-cell table:style-name="ce6" office:value-type="string">
            <text:p>Number of</text:p>
          </table:table-cell>
          <table:table-cell table:style-name="ce6">
            <draw:frame table:end-cell-address="NumberWithSameBirthday.M72" table:end-x="0.078in" table:end-y="0.1654in" draw:z-index="0" draw:style-name="gr1" draw:text-style-name="P1" svg:width="6.2988in" svg:height="11.1846in" svg:x="0.0024in" svg:y="0.0047in">
              <draw:object draw:notify-on-update-of-ranges="NumberWithSameBirthday.B12:NumberWithSameBirthday.B72 NumberWithSameBirthday.B11:NumberWithSameBirthday.B11 NumberWithSameBirthday.B12:NumberWithSameBirthday.B72 NumberWithSameBirthday.B12:NumberWithSameBirthday.B72 NumberWithSameBirthday.D10:NumberWithSameBirthday.D11 NumberWithSameBirthday.D12:NumberWithSameBirthday.D72 NumberWithSameBirthday.B12:NumberWithSameBirthday.B72 NumberWithSameBirthday.E10:NumberWithSameBirthday.E11 NumberWithSameBirthday.E12:NumberWithSameBirthday.E7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6" table:number-columns-repeated="3"/>
          <table:table-cell table:style-name="ce1" table:number-columns-repeated="1014"/>
        </table:table-row>
        <table:table-row table:style-name="ro1">
          <table:table-cell table:style-name="ce1"/>
          <table:table-cell table:style-name="ce2" office:value-type="string">
            <text:p>m</text:p>
          </table:table-cell>
          <table:table-cell table:style-name="ce2" office:value-type="string">
            <text:p>(1-1/n)^m</text:p>
          </table:table-cell>
          <table:table-cell table:style-name="ce2" office:value-type="string">
            <text:p>Value</text:p>
          </table:table-cell>
          <table:table-cell table:style-name="ce6" office:value-type="string">
            <text:p>Exp C</text:p>
          </table:table-cell>
          <table:table-cell table:style-name="ce6" table:number-columns-repeated="4"/>
          <table:table-cell table:style-name="ce1" table:number-columns-repeated="101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9" table:formula="of:=(1-1/[.$E$7])^[.B12]" office:value-type="float" office:value="1">
            <text:p>1.0000</text:p>
          </table:table-cell>
          <table:table-cell table:style-name="ce9" table:formula="of:=(1-[.C12])*[.$E$7]" office:value-type="float" office:value="0">
            <text:p>0.0000</text:p>
          </table:table-cell>
          <table:table-cell table:style-name="ce9" table:formula="of:=[.B12]-[.D12]" office:value-type="float" office:value="0">
            <text:p>0.000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9" table:formula="of:=(1-1/[.$E$7])^[.B13]" office:value-type="float" office:value="0.997260273972603">
            <text:p>0.9973</text:p>
          </table:table-cell>
          <table:table-cell table:style-name="ce9" table:formula="of:=(1-[.C13])*[.$E$7]" office:value-type="float" office:value="0.999999999999996">
            <text:p>1.0000</text:p>
          </table:table-cell>
          <table:table-cell table:style-name="ce9" table:formula="of:=[.B13]-[.D13]" office:value-type="float" office:value="4.10782519111308E-015">
            <text:p>0.000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9" table:formula="of:=(1-1/[.$E$7])^[.B14]" office:value-type="float" office:value="0.994528054043911">
            <text:p>0.9945</text:p>
          </table:table-cell>
          <table:table-cell table:style-name="ce9" table:formula="of:=(1-[.C14])*[.$E$7]" office:value-type="float" office:value="1.99726027397261">
            <text:p>1.9973</text:p>
          </table:table-cell>
          <table:table-cell table:style-name="ce9" table:formula="of:=[.B14]-[.D14]" office:value-type="float" office:value="0.00273972602738626">
            <text:p>0.00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9" table:formula="of:=(1-1/[.$E$7])^[.B15]" office:value-type="float" office:value="0.99180331964927">
            <text:p>0.9918</text:p>
          </table:table-cell>
          <table:table-cell table:style-name="ce9" table:formula="of:=(1-[.C15])*[.$E$7]" office:value-type="float" office:value="2.99178832801652">
            <text:p>2.9918</text:p>
          </table:table-cell>
          <table:table-cell table:style-name="ce9" table:formula="of:=[.B15]-[.D15]" office:value-type="float" office:value="0.0082116719834846">
            <text:p>0.008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9" table:formula="of:=(1-1/[.$E$7])^[.B16]" office:value-type="float" office:value="0.989086050280368">
            <text:p>0.9891</text:p>
          </table:table-cell>
          <table:table-cell table:style-name="ce9" table:formula="of:=(1-[.C16])*[.$E$7]" office:value-type="float" office:value="3.98359164766576">
            <text:p>3.9836</text:p>
          </table:table-cell>
          <table:table-cell table:style-name="ce9" table:formula="of:=[.B16]-[.D16]" office:value-type="float" office:value="0.0164083523342393">
            <text:p>0.016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9" table:formula="of:=(1-1/[.$E$7])^[.B17]" office:value-type="float" office:value="0.986376225485079">
            <text:p>0.9864</text:p>
          </table:table-cell>
          <table:table-cell table:style-name="ce9" table:formula="of:=(1-[.C17])*[.$E$7]" office:value-type="float" office:value="4.97267769794614">
            <text:p>4.9727</text:p>
          </table:table-cell>
          <table:table-cell table:style-name="ce9" table:formula="of:=[.B17]-[.D17]" office:value-type="float" office:value="0.0273223020538653">
            <text:p>0.0273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9" table:formula="of:=(1-1/[.$E$7])^[.B18]" office:value-type="float" office:value="0.983673824867312">
            <text:p>0.9837</text:p>
          </table:table-cell>
          <table:table-cell table:style-name="ce9" table:formula="of:=(1-[.C18])*[.$E$7]" office:value-type="float" office:value="5.95905392343119">
            <text:p>5.9591</text:p>
          </table:table-cell>
          <table:table-cell table:style-name="ce9" table:formula="of:=[.B18]-[.D18]" office:value-type="float" office:value="0.0409460765688099">
            <text:p>0.040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9" table:formula="of:=(1-1/[.$E$7])^[.B19]" office:value-type="float" office:value="0.980978828086853">
            <text:p>0.9810</text:p>
          </table:table-cell>
          <table:table-cell table:style-name="ce9" table:formula="of:=(1-[.C19])*[.$E$7]" office:value-type="float" office:value="6.9427277482985">
            <text:p>6.9427</text:p>
          </table:table-cell>
          <table:table-cell table:style-name="ce9" table:formula="of:=[.B19]-[.D19]" office:value-type="float" office:value="0.0572722517015052">
            <text:p>0.0573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9" table:formula="of:=(1-1/[.$E$7])^[.B20]" office:value-type="float" office:value="0.978291214859218">
            <text:p>0.9783</text:p>
          </table:table-cell>
          <table:table-cell table:style-name="ce9" table:formula="of:=(1-[.C20])*[.$E$7]" office:value-type="float" office:value="7.92370657638535">
            <text:p>7.9237</text:p>
          </table:table-cell>
          <table:table-cell table:style-name="ce9" table:formula="of:=[.B20]-[.D20]" office:value-type="float" office:value="0.0762934236146489">
            <text:p>0.0763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9" table:formula="of:=(1-1/[.$E$7])^[.B21]" office:value-type="float" office:value="0.975610964955494">
            <text:p>0.9756</text:p>
          </table:table-cell>
          <table:table-cell table:style-name="ce9" table:formula="of:=(1-[.C21])*[.$E$7]" office:value-type="float" office:value="8.90199779124459">
            <text:p>8.9020</text:p>
          </table:table-cell>
          <table:table-cell table:style-name="ce9" table:formula="of:=[.B21]-[.D21]" office:value-type="float" office:value="0.0980022087554069">
            <text:p>0.098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9" table:formula="of:=(1-1/[.$E$7])^[.B22]" office:value-type="float" office:value="0.972938058202192">
            <text:p>0.9729</text:p>
          </table:table-cell>
          <table:table-cell table:style-name="ce9" table:formula="of:=(1-[.C22])*[.$E$7]" office:value-type="float" office:value="9.87760875620007">
            <text:p>9.8776</text:p>
          </table:table-cell>
          <table:table-cell table:style-name="ce9" table:formula="of:=[.B22]-[.D22]" office:value-type="float" office:value="0.122391243799932">
            <text:p>0.122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9" table:formula="of:=(1-1/[.$E$7])^[.B23]" office:value-type="float" office:value="0.97027247448109">
            <text:p>0.9703</text:p>
          </table:table-cell>
          <table:table-cell table:style-name="ce9" table:formula="of:=(1-[.C23])*[.$E$7]" office:value-type="float" office:value="10.8505468144023">
            <text:p>10.8505</text:p>
          </table:table-cell>
          <table:table-cell table:style-name="ce9" table:formula="of:=[.B23]-[.D23]" office:value-type="float" office:value="0.149453185597727">
            <text:p>0.149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9" table:formula="of:=(1-1/[.$E$7])^[.B24]" office:value-type="float" office:value="0.967614193729087">
            <text:p>0.9676</text:p>
          </table:table-cell>
          <table:table-cell table:style-name="ce9" table:formula="of:=(1-[.C24])*[.$E$7]" office:value-type="float" office:value="11.8208192888833">
            <text:p>11.8208</text:p>
          </table:table-cell>
          <table:table-cell table:style-name="ce9" table:formula="of:=[.B24]-[.D24]" office:value-type="float" office:value="0.179180711116663">
            <text:p>0.179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9" table:formula="of:=(1-1/[.$E$7])^[.B25]" office:value-type="float" office:value="0.964963195938048">
            <text:p>0.9650</text:p>
          </table:table-cell>
          <table:table-cell table:style-name="ce9" table:formula="of:=(1-[.C25])*[.$E$7]" office:value-type="float" office:value="12.7884334826124">
            <text:p>12.7884</text:p>
          </table:table-cell>
          <table:table-cell table:style-name="ce9" table:formula="of:=[.B25]-[.D25]" office:value-type="float" office:value="0.211566517387569">
            <text:p>0.211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9" table:formula="of:=(1-1/[.$E$7])^[.B26]" office:value-type="float" office:value="0.962319461154656">
            <text:p>0.9623</text:p>
          </table:table-cell>
          <table:table-cell table:style-name="ce9" table:formula="of:=(1-[.C26])*[.$E$7]" office:value-type="float" office:value="13.7533966785505">
            <text:p>13.7534</text:p>
          </table:table-cell>
          <table:table-cell table:style-name="ce9" table:formula="of:=[.B26]-[.D26]" office:value-type="float" office:value="0.246603321449541">
            <text:p>0.246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9" table:formula="of:=(1-1/[.$E$7])^[.B27]" office:value-type="float" office:value="0.95968296948026">
            <text:p>0.9597</text:p>
          </table:table-cell>
          <table:table-cell table:style-name="ce9" table:formula="of:=(1-[.C27])*[.$E$7]" office:value-type="float" office:value="14.7157161397051">
            <text:p>14.7157</text:p>
          </table:table-cell>
          <table:table-cell table:style-name="ce9" table:formula="of:=[.B27]-[.D27]" office:value-type="float" office:value="0.284283860294899">
            <text:p>0.2843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9" table:formula="of:=(1-1/[.$E$7])^[.B28]" office:value-type="float" office:value="0.957053701070725">
            <text:p>0.9571</text:p>
          </table:table-cell>
          <table:table-cell table:style-name="ce9" table:formula="of:=(1-[.C28])*[.$E$7]" office:value-type="float" office:value="15.6753991091854">
            <text:p>15.6754</text:p>
          </table:table-cell>
          <table:table-cell table:style-name="ce9" table:formula="of:=[.B28]-[.D28]" office:value-type="float" office:value="0.32460089081461">
            <text:p>0.324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9" table:formula="of:=(1-1/[.$E$7])^[.B29]" office:value-type="float" office:value="0.954431636136285">
            <text:p>0.9544</text:p>
          </table:table-cell>
          <table:table-cell table:style-name="ce9" table:formula="of:=(1-[.C29])*[.$E$7]" office:value-type="float" office:value="16.6324528102561">
            <text:p>16.6325</text:p>
          </table:table-cell>
          <table:table-cell table:style-name="ce9" table:formula="of:=[.B29]-[.D29]" office:value-type="float" office:value="0.367547189743906">
            <text:p>0.367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9" table:formula="of:=(1-1/[.$E$7])^[.B30]" office:value-type="float" office:value="0.951816754941391">
            <text:p>0.9518</text:p>
          </table:table-cell>
          <table:table-cell table:style-name="ce9" table:formula="of:=(1-[.C30])*[.$E$7]" office:value-type="float" office:value="17.5868844463924">
            <text:p>17.5869</text:p>
          </table:table-cell>
          <table:table-cell table:style-name="ce9" table:formula="of:=[.B30]-[.D30]" office:value-type="float" office:value="0.413115553607618">
            <text:p>0.4131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9" table:formula="of:=(1-1/[.$E$7])^[.B31]" office:value-type="float" office:value="0.949209037804565">
            <text:p>0.9492</text:p>
          </table:table-cell>
          <table:table-cell table:style-name="ce9" table:formula="of:=(1-[.C31])*[.$E$7]" office:value-type="float" office:value="18.5387012013338">
            <text:p>18.5387</text:p>
          </table:table-cell>
          <table:table-cell table:style-name="ce9" table:formula="of:=[.B31]-[.D31]" office:value-type="float" office:value="0.461298798666228">
            <text:p>0.4613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9" table:formula="of:=(1-1/[.$E$7])^[.B32]" office:value-type="float" office:value="0.946608465098251">
            <text:p>0.9466</text:p>
          </table:table-cell>
          <table:table-cell table:style-name="ce9" table:formula="of:=(1-[.C32])*[.$E$7]" office:value-type="float" office:value="19.4879102391383">
            <text:p>19.4879</text:p>
          </table:table-cell>
          <table:table-cell table:style-name="ce9" table:formula="of:=[.B32]-[.D32]" office:value-type="float" office:value="0.512089760861667">
            <text:p>0.5121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9" table:formula="of:=(1-1/[.$E$7])^[.B33]" office:value-type="float" office:value="0.944015017248667">
            <text:p>0.9440</text:p>
          </table:table-cell>
          <table:table-cell table:style-name="ce9" table:formula="of:=(1-[.C33])*[.$E$7]" office:value-type="float" office:value="20.4345187042366">
            <text:p>20.4345</text:p>
          </table:table-cell>
          <table:table-cell table:style-name="ce9" table:formula="of:=[.B33]-[.D33]" office:value-type="float" office:value="0.565481295763409">
            <text:p>0.565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9" table:formula="of:=(1-1/[.$E$7])^[.B34]" office:value-type="float" office:value="0.941428674735657">
            <text:p>0.9414</text:p>
          </table:table-cell>
          <table:table-cell table:style-name="ce9" table:formula="of:=(1-[.C34])*[.$E$7]" office:value-type="float" office:value="21.3785337214853">
            <text:p>21.3785</text:p>
          </table:table-cell>
          <table:table-cell table:style-name="ce9" table:formula="of:=[.B34]-[.D34]" office:value-type="float" office:value="0.621466278514745">
            <text:p>0.621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9" table:formula="of:=(1-1/[.$E$7])^[.B35]" office:value-type="float" office:value="0.938849418092545">
            <text:p>0.9388</text:p>
          </table:table-cell>
          <table:table-cell table:style-name="ce9" table:formula="of:=(1-[.C35])*[.$E$7]" office:value-type="float" office:value="22.3199623962209">
            <text:p>22.3200</text:p>
          </table:table-cell>
          <table:table-cell table:style-name="ce9" table:formula="of:=[.B35]-[.D35]" office:value-type="float" office:value="0.680037603779113">
            <text:p>0.680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9" table:formula="of:=(1-1/[.$E$7])^[.B36]" office:value-type="float" office:value="0.936277227905991">
            <text:p>0.9363</text:p>
          </table:table-cell>
          <table:table-cell table:style-name="ce9" table:formula="of:=(1-[.C36])*[.$E$7]" office:value-type="float" office:value="23.2588118143134">
            <text:p>23.2588</text:p>
          </table:table-cell>
          <table:table-cell table:style-name="ce9" table:formula="of:=[.B36]-[.D36]" office:value-type="float" office:value="0.74118818568655">
            <text:p>0.741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9" table:formula="of:=(1-1/[.$E$7])^[.B37]" office:value-type="float" office:value="0.933712084815837">
            <text:p>0.9337</text:p>
          </table:table-cell>
          <table:table-cell table:style-name="ce9" table:formula="of:=(1-[.C37])*[.$E$7]" office:value-type="float" office:value="24.1950890422194">
            <text:p>24.1951</text:p>
          </table:table-cell>
          <table:table-cell table:style-name="ce9" table:formula="of:=[.B37]-[.D37]" office:value-type="float" office:value="0.804910957780589">
            <text:p>0.804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9" table:formula="of:=(1-1/[.$E$7])^[.B38]" office:value-type="float" office:value="0.931153969514972">
            <text:p>0.9312</text:p>
          </table:table-cell>
          <table:table-cell table:style-name="ce9" table:formula="of:=(1-[.C38])*[.$E$7]" office:value-type="float" office:value="25.1288011270353">
            <text:p>25.1288</text:p>
          </table:table-cell>
          <table:table-cell table:style-name="ce9" table:formula="of:=[.B38]-[.D38]" office:value-type="float" office:value="0.871198872964733">
            <text:p>0.871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9" table:formula="of:=(1-1/[.$E$7])^[.B39]" office:value-type="float" office:value="0.928602862749177">
            <text:p>0.9286</text:p>
          </table:table-cell>
          <table:table-cell table:style-name="ce9" table:formula="of:=(1-[.C39])*[.$E$7]" office:value-type="float" office:value="26.0599550965502">
            <text:p>26.0600</text:p>
          </table:table-cell>
          <table:table-cell table:style-name="ce9" table:formula="of:=[.B39]-[.D39]" office:value-type="float" office:value="0.940044903449778">
            <text:p>0.940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9" table:formula="of:=(1-1/[.$E$7])^[.B40]" office:value-type="float" office:value="0.926058745316988">
            <text:p>0.9261</text:p>
          </table:table-cell>
          <table:table-cell table:style-name="ce9" table:formula="of:=(1-[.C40])*[.$E$7]" office:value-type="float" office:value="26.9885579592994">
            <text:p>26.9886</text:p>
          </table:table-cell>
          <table:table-cell table:style-name="ce9" table:formula="of:=[.B40]-[.D40]" office:value-type="float" office:value="1.0114420407006">
            <text:p>1.011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9" table:formula="of:=(1-1/[.$E$7])^[.B41]" office:value-type="float" office:value="0.923521598069544">
            <text:p>0.9235</text:p>
          </table:table-cell>
          <table:table-cell table:style-name="ce9" table:formula="of:=(1-[.C41])*[.$E$7]" office:value-type="float" office:value="27.9146167046164">
            <text:p>27.9146</text:p>
          </table:table-cell>
          <table:table-cell table:style-name="ce9" table:formula="of:=[.B41]-[.D41]" office:value-type="float" office:value="1.08538329538361">
            <text:p>1.085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9" table:formula="of:=(1-1/[.$E$7])^[.B42]" office:value-type="float" office:value="0.92099140191045">
            <text:p>0.9210</text:p>
          </table:table-cell>
          <table:table-cell table:style-name="ce9" table:formula="of:=(1-[.C42])*[.$E$7]" office:value-type="float" office:value="28.8381383026859">
            <text:p>28.8381</text:p>
          </table:table-cell>
          <table:table-cell table:style-name="ce9" table:formula="of:=[.B42]-[.D42]" office:value-type="float" office:value="1.1618616973141">
            <text:p>1.161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9" table:formula="of:=(1-1/[.$E$7])^[.B43]" office:value-type="float" office:value="0.918468137795626">
            <text:p>0.9185</text:p>
          </table:table-cell>
          <table:table-cell table:style-name="ce9" table:formula="of:=(1-[.C43])*[.$E$7]" office:value-type="float" office:value="29.7591297045964">
            <text:p>29.7591</text:p>
          </table:table-cell>
          <table:table-cell table:style-name="ce9" table:formula="of:=[.B43]-[.D43]" office:value-type="float" office:value="1.24087029540364">
            <text:p>1.240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9" table:formula="of:=(1-1/[.$E$7])^[.B44]" office:value-type="float" office:value="0.915951786733173">
            <text:p>0.9160</text:p>
          </table:table-cell>
          <table:table-cell table:style-name="ce9" table:formula="of:=(1-[.C44])*[.$E$7]" office:value-type="float" office:value="30.677597842392">
            <text:p>30.6776</text:p>
          </table:table-cell>
          <table:table-cell table:style-name="ce9" table:formula="of:=[.B44]-[.D44]" office:value-type="float" office:value="1.32240215760803">
            <text:p>1.322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9" table:formula="of:=(1-1/[.$E$7])^[.B45]" office:value-type="float" office:value="0.913442329783219">
            <text:p>0.9134</text:p>
          </table:table-cell>
          <table:table-cell table:style-name="ce9" table:formula="of:=(1-[.C45])*[.$E$7]" office:value-type="float" office:value="31.5935496291252">
            <text:p>31.5935</text:p>
          </table:table-cell>
          <table:table-cell table:style-name="ce9" table:formula="of:=[.B45]-[.D45]" office:value-type="float" office:value="1.40645037087483">
            <text:p>1.406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9" table:formula="of:=(1-1/[.$E$7])^[.B46]" office:value-type="float" office:value="0.910939748057785">
            <text:p>0.9109</text:p>
          </table:table-cell>
          <table:table-cell table:style-name="ce9" table:formula="of:=(1-[.C46])*[.$E$7]" office:value-type="float" office:value="32.5069919589084">
            <text:p>32.5070</text:p>
          </table:table-cell>
          <table:table-cell table:style-name="ce9" table:formula="of:=[.B46]-[.D46]" office:value-type="float" office:value="1.49300804109164">
            <text:p>1.493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9" table:formula="of:=(1-1/[.$E$7])^[.B47]" office:value-type="float" office:value="0.908444022720641">
            <text:p>0.9084</text:p>
          </table:table-cell>
          <table:table-cell table:style-name="ce9" table:formula="of:=(1-[.C47])*[.$E$7]" office:value-type="float" office:value="33.4179317069661">
            <text:p>33.4179</text:p>
          </table:table-cell>
          <table:table-cell table:style-name="ce9" table:formula="of:=[.B47]-[.D47]" office:value-type="float" office:value="1.58206829303387">
            <text:p>1.5821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9" table:formula="of:=(1-1/[.$E$7])^[.B48]" office:value-type="float" office:value="0.905955134987159">
            <text:p>0.9060</text:p>
          </table:table-cell>
          <table:table-cell table:style-name="ce9" table:formula="of:=(1-[.C48])*[.$E$7]" office:value-type="float" office:value="34.3263757296868">
            <text:p>34.3264</text:p>
          </table:table-cell>
          <table:table-cell table:style-name="ce9" table:formula="of:=[.B48]-[.D48]" office:value-type="float" office:value="1.67362427031323">
            <text:p>1.673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9" table:formula="of:=(1-1/[.$E$7])^[.B49]" office:value-type="float" office:value="0.903473066124181">
            <text:p>0.9035</text:p>
          </table:table-cell>
          <table:table-cell table:style-name="ce9" table:formula="of:=(1-[.C49])*[.$E$7]" office:value-type="float" office:value="35.2323308646739">
            <text:p>35.2323</text:p>
          </table:table-cell>
          <table:table-cell table:style-name="ce9" table:formula="of:=[.B49]-[.D49]" office:value-type="float" office:value="1.76766913532606">
            <text:p>1.767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9" table:formula="of:=(1-1/[.$E$7])^[.B50]" office:value-type="float" office:value="0.900997797449868">
            <text:p>0.9010</text:p>
          </table:table-cell>
          <table:table-cell table:style-name="ce9" table:formula="of:=(1-[.C50])*[.$E$7]" office:value-type="float" office:value="36.1358039307981">
            <text:p>36.1358</text:p>
          </table:table-cell>
          <table:table-cell table:style-name="ce9" table:formula="of:=[.B50]-[.D50]" office:value-type="float" office:value="1.86419606920189">
            <text:p>1.864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9" table:formula="of:=(1-1/[.$E$7])^[.B51]" office:value-type="float" office:value="0.898529310333567">
            <text:p>0.8985</text:p>
          </table:table-cell>
          <table:table-cell table:style-name="ce9" table:formula="of:=(1-[.C51])*[.$E$7]" office:value-type="float" office:value="37.036801728248">
            <text:p>37.0368</text:p>
          </table:table-cell>
          <table:table-cell table:style-name="ce9" table:formula="of:=[.B51]-[.D51]" office:value-type="float" office:value="1.96319827175203">
            <text:p>1.9632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9" table:formula="of:=(1-1/[.$E$7])^[.B52]" office:value-type="float" office:value="0.896067586195667">
            <text:p>0.8961</text:p>
          </table:table-cell>
          <table:table-cell table:style-name="ce9" table:formula="of:=(1-[.C52])*[.$E$7]" office:value-type="float" office:value="37.9353310385816">
            <text:p>37.9353</text:p>
          </table:table-cell>
          <table:table-cell table:style-name="ce9" table:formula="of:=[.B52]-[.D52]" office:value-type="float" office:value="2.06466896141844">
            <text:p>2.064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9" table:formula="of:=(1-1/[.$E$7])^[.B53]" office:value-type="float" office:value="0.89361260650746">
            <text:p>0.8936</text:p>
          </table:table-cell>
          <table:table-cell table:style-name="ce9" table:formula="of:=(1-[.C53])*[.$E$7]" office:value-type="float" office:value="38.8313986247772">
            <text:p>38.8314</text:p>
          </table:table-cell>
          <table:table-cell table:style-name="ce9" table:formula="of:=[.B53]-[.D53]" office:value-type="float" office:value="2.16860137522278">
            <text:p>2.168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9" table:formula="of:=(1-1/[.$E$7])^[.B54]" office:value-type="float" office:value="0.891164352791001">
            <text:p>0.8912</text:p>
          </table:table-cell>
          <table:table-cell table:style-name="ce9" table:formula="of:=(1-[.C54])*[.$E$7]" office:value-type="float" office:value="39.7250112312847">
            <text:p>39.7250</text:p>
          </table:table-cell>
          <table:table-cell table:style-name="ce9" table:formula="of:=[.B54]-[.D54]" office:value-type="float" office:value="2.27498876871534">
            <text:p>2.275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9" table:formula="of:=(1-1/[.$E$7])^[.B55]" office:value-type="float" office:value="0.888722806618971">
            <text:p>0.8887</text:p>
          </table:table-cell>
          <table:table-cell table:style-name="ce9" table:formula="of:=(1-[.C55])*[.$E$7]" office:value-type="float" office:value="40.6161755840757">
            <text:p>40.6162</text:p>
          </table:table-cell>
          <table:table-cell table:style-name="ce9" table:formula="of:=[.B55]-[.D55]" office:value-type="float" office:value="2.38382441592432">
            <text:p>2.38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9" table:formula="of:=(1-1/[.$E$7])^[.B56]" office:value-type="float" office:value="0.886287949614535">
            <text:p>0.8863</text:p>
          </table:table-cell>
          <table:table-cell table:style-name="ce9" table:formula="of:=(1-[.C56])*[.$E$7]" office:value-type="float" office:value="41.5048983906946">
            <text:p>41.5049</text:p>
          </table:table-cell>
          <table:table-cell table:style-name="ce9" table:formula="of:=[.B56]-[.D56]" office:value-type="float" office:value="2.49510160930537">
            <text:p>2.4951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9" table:formula="of:=(1-1/[.$E$7])^[.B57]" office:value-type="float" office:value="0.883859763451208">
            <text:p>0.8839</text:p>
          </table:table-cell>
          <table:table-cell table:style-name="ce9" table:formula="of:=(1-[.C57])*[.$E$7]" office:value-type="float" office:value="42.3911863403092">
            <text:p>42.3912</text:p>
          </table:table-cell>
          <table:table-cell table:style-name="ce9" table:formula="of:=[.B57]-[.D57]" office:value-type="float" office:value="2.60881365969083">
            <text:p>2.608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9" table:formula="of:=(1-1/[.$E$7])^[.B58]" office:value-type="float" office:value="0.881438229852711">
            <text:p>0.8814</text:p>
          </table:table-cell>
          <table:table-cell table:style-name="ce9" table:formula="of:=(1-[.C58])*[.$E$7]" office:value-type="float" office:value="43.2750461037604">
            <text:p>43.2750</text:p>
          </table:table-cell>
          <table:table-cell table:style-name="ce9" table:formula="of:=[.B58]-[.D58]" office:value-type="float" office:value="2.72495389623965">
            <text:p>2.7250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9" table:formula="of:=(1-1/[.$E$7])^[.B59]" office:value-type="float" office:value="0.879023330592841">
            <text:p>0.8790</text:p>
          </table:table-cell>
          <table:table-cell table:style-name="ce9" table:formula="of:=(1-[.C59])*[.$E$7]" office:value-type="float" office:value="44.1564843336131">
            <text:p>44.1565</text:p>
          </table:table-cell>
          <table:table-cell table:style-name="ce9" table:formula="of:=[.B59]-[.D59]" office:value-type="float" office:value="2.84351566638692">
            <text:p>2.843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9" table:formula="of:=(1-1/[.$E$7])^[.B60]" office:value-type="float" office:value="0.876615047495326">
            <text:p>0.8766</text:p>
          </table:table-cell>
          <table:table-cell table:style-name="ce9" table:formula="of:=(1-[.C60])*[.$E$7]" office:value-type="float" office:value="45.0355076642059">
            <text:p>45.0355</text:p>
          </table:table-cell>
          <table:table-cell table:style-name="ce9" table:formula="of:=[.B60]-[.D60]" office:value-type="float" office:value="2.96449233579408">
            <text:p>2.964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9" table:formula="of:=(1-1/[.$E$7])^[.B61]" office:value-type="float" office:value="0.874213362433695">
            <text:p>0.8742</text:p>
          </table:table-cell>
          <table:table-cell table:style-name="ce9" table:formula="of:=(1-[.C61])*[.$E$7]" office:value-type="float" office:value="45.9121227117012">
            <text:p>45.9121</text:p>
          </table:table-cell>
          <table:table-cell table:style-name="ce9" table:formula="of:=[.B61]-[.D61]" office:value-type="float" office:value="3.08787728829878">
            <text:p>3.087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style-name="ce9" table:formula="of:=(1-1/[.$E$7])^[.B62]" office:value-type="float" office:value="0.871818257331137">
            <text:p>0.8718</text:p>
          </table:table-cell>
          <table:table-cell table:style-name="ce9" table:formula="of:=(1-[.C62])*[.$E$7]" office:value-type="float" office:value="46.7863360741349">
            <text:p>46.7863</text:p>
          </table:table-cell>
          <table:table-cell table:style-name="ce9" table:formula="of:=[.B62]-[.D62]" office:value-type="float" office:value="3.21366392586506">
            <text:p>3.213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table:style-name="ce9" table:formula="of:=(1-1/[.$E$7])^[.B63]" office:value-type="float" office:value="0.869429714160367">
            <text:p>0.8694</text:p>
          </table:table-cell>
          <table:table-cell table:style-name="ce9" table:formula="of:=(1-[.C63])*[.$E$7]" office:value-type="float" office:value="47.6581543314661">
            <text:p>47.6582</text:p>
          </table:table-cell>
          <table:table-cell table:style-name="ce9" table:formula="of:=[.B63]-[.D63]" office:value-type="float" office:value="3.34184566853394">
            <text:p>3.341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9" table:formula="of:=(1-1/[.$E$7])^[.B64]" office:value-type="float" office:value="0.867047714943489">
            <text:p>0.8670</text:p>
          </table:table-cell>
          <table:table-cell table:style-name="ce9" table:formula="of:=(1-[.C64])*[.$E$7]" office:value-type="float" office:value="48.5275840456264">
            <text:p>48.5276</text:p>
          </table:table-cell>
          <table:table-cell table:style-name="ce9" table:formula="of:=[.B64]-[.D64]" office:value-type="float" office:value="3.47241595437356">
            <text:p>3.472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table:style-name="ce9" table:formula="of:=(1-1/[.$E$7])^[.B65]" office:value-type="float" office:value="0.864672241751863">
            <text:p>0.8647</text:p>
          </table:table-cell>
          <table:table-cell table:style-name="ce9" table:formula="of:=(1-[.C65])*[.$E$7]" office:value-type="float" office:value="49.3946317605699">
            <text:p>49.3946</text:p>
          </table:table-cell>
          <table:table-cell table:style-name="ce9" table:formula="of:=[.B65]-[.D65]" office:value-type="float" office:value="3.60536823943011">
            <text:p>3.605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table:style-name="ce9" table:formula="of:=(1-1/[.$E$7])^[.B66]" office:value-type="float" office:value="0.862303276705968">
            <text:p>0.8623</text:p>
          </table:table-cell>
          <table:table-cell table:style-name="ce9" table:formula="of:=(1-[.C66])*[.$E$7]" office:value-type="float" office:value="50.2593040023218">
            <text:p>50.2593</text:p>
          </table:table-cell>
          <table:table-cell table:style-name="ce9" table:formula="of:=[.B66]-[.D66]" office:value-type="float" office:value="3.74069599767822">
            <text:p>3.740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table:style-name="ce9" table:formula="of:=(1-1/[.$E$7])^[.B67]" office:value-type="float" office:value="0.859940801975266">
            <text:p>0.8599</text:p>
          </table:table-cell>
          <table:table-cell table:style-name="ce9" table:formula="of:=(1-[.C67])*[.$E$7]" office:value-type="float" office:value="51.1216072790277">
            <text:p>51.1216</text:p>
          </table:table-cell>
          <table:table-cell table:style-name="ce9" table:formula="of:=[.B67]-[.D67]" office:value-type="float" office:value="3.87839272097226">
            <text:p>3.8784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9" table:formula="of:=(1-1/[.$E$7])^[.B68]" office:value-type="float" office:value="0.857584799778074">
            <text:p>0.8576</text:p>
          </table:table-cell>
          <table:table-cell table:style-name="ce9" table:formula="of:=(1-[.C68])*[.$E$7]" office:value-type="float" office:value="51.981548081003">
            <text:p>51.9815</text:p>
          </table:table-cell>
          <table:table-cell table:style-name="ce9" table:formula="of:=[.B68]-[.D68]" office:value-type="float" office:value="4.01845191899701">
            <text:p>4.0185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table:style-name="ce9" table:formula="of:=(1-1/[.$E$7])^[.B69]" office:value-type="float" office:value="0.855235252381422">
            <text:p>0.8552</text:p>
          </table:table-cell>
          <table:table-cell table:style-name="ce9" table:formula="of:=(1-[.C69])*[.$E$7]" office:value-type="float" office:value="52.8391328807811">
            <text:p>52.8391</text:p>
          </table:table-cell>
          <table:table-cell table:style-name="ce9" table:formula="of:=[.B69]-[.D69]" office:value-type="float" office:value="4.16086711921893">
            <text:p>4.1609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table:style-name="ce9" table:formula="of:=(1-1/[.$E$7])^[.B70]" office:value-type="float" office:value="0.852892142100925">
            <text:p>0.8529</text:p>
          </table:table-cell>
          <table:table-cell table:style-name="ce9" table:formula="of:=(1-[.C70])*[.$E$7]" office:value-type="float" office:value="53.6943681331625">
            <text:p>53.6944</text:p>
          </table:table-cell>
          <table:table-cell table:style-name="ce9" table:formula="of:=[.B70]-[.D70]" office:value-type="float" office:value="4.30563186683751">
            <text:p>4.3056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59">
            <text:p>59</text:p>
          </table:table-cell>
          <table:table-cell table:style-name="ce9" table:formula="of:=(1-1/[.$E$7])^[.B71]" office:value-type="float" office:value="0.850555451300648">
            <text:p>0.8506</text:p>
          </table:table-cell>
          <table:table-cell table:style-name="ce9" table:formula="of:=(1-[.C71])*[.$E$7]" office:value-type="float" office:value="54.5472602752634">
            <text:p>54.5473</text:p>
          </table:table-cell>
          <table:table-cell table:style-name="ce9" table:formula="of:=[.B71]-[.D71]" office:value-type="float" office:value="4.45273972473661">
            <text:p>4.45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3" office:value-type="float" office:value="60">
            <text:p>60</text:p>
          </table:table-cell>
          <table:table-cell table:style-name="ce9" table:formula="of:=(1-1/[.$E$7])^[.B72]" office:value-type="float" office:value="0.848225162392975">
            <text:p>0.8482</text:p>
          </table:table-cell>
          <table:table-cell table:style-name="ce9" table:formula="of:=(1-[.C72])*[.$E$7]" office:value-type="float" office:value="55.3978157265641">
            <text:p>55.3978</text:p>
          </table:table-cell>
          <table:table-cell table:style-name="ce9" table:formula="of:=[.B72]-[.D72]" office:value-type="float" office:value="4.60218427343595">
            <text:p>4.6022</text:p>
          </table:table-cell>
          <table:table-cell table:style-name="ce4"/>
          <table:table-cell table:number-columns-repeated="1017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5/06/2020</text:date>, <text:time>16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20-05-04T12:21:05.89</meta:creation-date>
    <dc:date>2020-05-06T16:15:27.17</dc:date>
    <dc:creator>Dr. Mark E. Lehr</dc:creator>
    <meta:editing-duration>PT3H8M14S</meta:editing-duration>
    <meta:editing-cycles>20</meta:editing-cycles>
    <meta:generator>OpenOffice/4.1.7$Win32 OpenOffice.org_project/417m1$Build-9800</meta:generator>
    <meta:document-statistic meta:table-count="5" meta:cell-count="14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60" chart:interval-major="1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aximum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098cm" svg:height="12.595cm" xlink:href=".." xlink:type="simple" chart:class="chart:scatter" chart:style-name="ch1">
        <chart:title svg:x="10.621cm" svg:y="0.387cm" chart:style-name="ch2">
          <text:p>Hashing Collision Probabilites</text:p>
        </chart:title>
        <chart:subtitle svg:x="10.965cm" svg:y="1.417cm" chart:style-name="ch3">
          <text:p>i.e. Birthday Problem Analogy</text:p>
        </chart:subtitle>
        <chart:legend chart:legend-position="end" svg:x="22.103cm" svg:y="4.675cm" style:legend-expansion="high" chart:style-name="ch4"/>
        <chart:plot-area chart:style-name="ch5" table:cell-range-address="BirthDayCalc.B12:BirthDayCalc.B71 BirthDayCalc.D10:BirthDayCalc.E71 BirthDayCalc.G10:BirthDayCalc.J71" chart:data-source-has-labels="row" svg:x="1.579cm" svg:y="2.602cm" svg:width="19.442cm" svg:height="8.734cm">
          <chartooo:coordinate-region svg:x="3.179cm" svg:y="2.815cm" svg:width="17.655cm" svg:height="7.848cm"/>
          <chart:axis chart:dimension="x" chart:name="primary-x" chart:style-name="ch6">
            <chart:title svg:x="9.139cm" svg:y="11.588cm" chart:style-name="ch7">
              <text:p>Number of Students in Class</text:p>
            </chart:title>
            <chart:grid chart:style-name="ch8" chart:class="major"/>
          </chart:axis>
          <chart:axis chart:dimension="y" chart:name="primary-y" chart:style-name="ch9">
            <chart:title svg:x="0.451cm" svg:y="11.061cm" chart:style-name="ch10">
              <text:p>Probability of more than 1 Student having same Birthday</text:p>
            </chart:title>
            <chart:grid chart:style-name="ch8" chart:class="major"/>
          </chart:axis>
          <chart:series chart:style-name="ch11" chart:values-cell-range-address="BirthDayCalc.D12:BirthDayCalc.D71" chart:label-cell-address="BirthDayCalc.D10:BirthDayCalc.D11" chart:class="chart:scatter">
            <chart:domain table:cell-range-address="BirthDayCalc.B12:BirthDayCalc.B71"/>
            <chart:data-point chart:repeated="60"/>
          </chart:series>
          <chart:series chart:style-name="ch12" chart:values-cell-range-address="BirthDayCalc.E12:BirthDayCalc.E71" chart:label-cell-address="BirthDayCalc.E10:BirthDayCalc.E11" chart:class="chart:scatter">
            <chart:data-point chart:repeated="60"/>
          </chart:series>
          <chart:series chart:style-name="ch13" chart:values-cell-range-address="BirthDayCalc.G12:BirthDayCalc.G71" chart:label-cell-address="BirthDayCalc.G10:BirthDayCalc.G11" chart:class="chart:scatter">
            <chart:data-point chart:repeated="60"/>
          </chart:series>
          <chart:series chart:style-name="ch14" chart:values-cell-range-address="BirthDayCalc.H12:BirthDayCalc.H71" chart:label-cell-address="BirthDayCalc.H10:BirthDayCalc.H11" chart:class="chart:scatter">
            <chart:data-point chart:repeated="60"/>
          </chart:series>
          <chart:series chart:style-name="ch15" chart:values-cell-range-address="BirthDayCalc.I12:BirthDayCalc.I71" chart:label-cell-address="BirthDayCalc.I10:BirthDayCalc.I11" chart:class="chart:scatter">
            <chart:data-point chart:repeated="60"/>
          </chart:series>
          <chart:series chart:style-name="ch16" chart:values-cell-range-address="BirthDayCalc.J12:BirthDayCalc.J71" chart:label-cell-address="BirthDayCalc.J10:BirthDayCalc.J11" chart:class="chart:scatter">
            <chart:data-point chart:repeated="6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act Prob(no C)</text:p>
                <text:list>
                  <text:list-item>
                    <text:p>Exact</text:p>
                  </text:list-item>
                  <text:list-item>
                    <text:p>Prob(no C)</text:p>
                  </text:list-item>
                </text:list>
                <draw:g>
                  <svg:desc>BirthDayCalc.D10:BirthDayCalc.D11</svg:desc>
                </draw:g>
              </table:table-cell>
              <table:table-cell office:value-type="string">
                <text:p>Exact Prob(C)</text:p>
                <text:list>
                  <text:list-item>
                    <text:p>Exact</text:p>
                  </text:list-item>
                  <text:list-item>
                    <text:p>Prob(C)</text:p>
                  </text:list-item>
                </text:list>
                <draw:g>
                  <svg:desc>BirthDayCalc.E10:BirthDayCalc.E11</svg:desc>
                </draw:g>
              </table:table-cell>
              <table:table-cell office:value-type="string">
                <text:p>Approx Prob(no C)</text:p>
                <text:list>
                  <text:list-item>
                    <text:p>Approx</text:p>
                  </text:list-item>
                  <text:list-item>
                    <text:p>Prob(no C)</text:p>
                  </text:list-item>
                </text:list>
                <draw:g>
                  <svg:desc>BirthDayCalc.G10:BirthDayCalc.G11</svg:desc>
                </draw:g>
              </table:table-cell>
              <table:table-cell office:value-type="string">
                <text:p>Approx Prob(C)</text:p>
                <text:list>
                  <text:list-item>
                    <text:p>Approx</text:p>
                  </text:list-item>
                  <text:list-item>
                    <text:p>Prob(C)</text:p>
                  </text:list-item>
                </text:list>
                <draw:g>
                  <svg:desc>BirthDayCalc.H10:BirthDayCalc.H11</svg:desc>
                </draw:g>
              </table:table-cell>
              <table:table-cell office:value-type="string">
                <text:p>Approx(m^2) Prob(no C)</text:p>
                <text:list>
                  <text:list-item>
                    <text:p>Approx(m^2)</text:p>
                  </text:list-item>
                  <text:list-item>
                    <text:p>Prob(no C)</text:p>
                  </text:list-item>
                </text:list>
                <draw:g>
                  <svg:desc>BirthDayCalc.I10:BirthDayCalc.I11</svg:desc>
                </draw:g>
              </table:table-cell>
              <table:table-cell office:value-type="string">
                <text:p>Approx(m^2) Prob(C)</text:p>
                <text:list>
                  <text:list-item>
                    <text:p>Approx(m^2)</text:p>
                  </text:list-item>
                  <text:list-item>
                    <text:p>Prob(C)</text:p>
                  </text:list-item>
                </text:list>
                <draw:g>
                  <svg:desc>BirthDayCalc.J10:BirthDayCalc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irthDayCalc.B12:BirthDayCalc.B71</svg:desc>
                </draw:g>
              </table:table-cell>
              <table:table-cell office:value-type="float" office:value="1">
                <text:p>1</text:p>
                <draw:g>
                  <svg:desc>BirthDayCalc.D12:BirthDayCalc.D71</svg:desc>
                </draw:g>
              </table:table-cell>
              <table:table-cell office:value-type="float" office:value="0">
                <text:p>0</text:p>
                <draw:g>
                  <svg:desc>BirthDayCalc.E12:BirthDayCalc.E71</svg:desc>
                </draw:g>
              </table:table-cell>
              <table:table-cell office:value-type="float" office:value="1">
                <text:p>1</text:p>
                <draw:g>
                  <svg:desc>BirthDayCalc.G12:BirthDayCalc.G71</svg:desc>
                </draw:g>
              </table:table-cell>
              <table:table-cell office:value-type="float" office:value="0">
                <text:p>0</text:p>
                <draw:g>
                  <svg:desc>BirthDayCalc.H12:BirthDayCalc.H71</svg:desc>
                </draw:g>
              </table:table-cell>
              <table:table-cell office:value-type="float" office:value="1">
                <text:p>1</text:p>
                <draw:g>
                  <svg:desc>BirthDayCalc.I12:BirthDayCalc.I71</svg:desc>
                </draw:g>
              </table:table-cell>
              <table:table-cell office:value-type="float" office:value="0">
                <text:p>0</text:p>
                <draw:g>
                  <svg:desc>BirthDayCalc.J12:BirthDayCalc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997264023596859">
                <text:p>0.997264023596859</text:p>
              </table:table-cell>
              <table:table-cell office:value-type="float" office:value="0.00273597640314072">
                <text:p>0.00273597640314072</text:p>
              </table:table-cell>
              <table:table-cell office:value-type="float" office:value="0.998631074820356">
                <text:p>0.998631074820356</text:p>
              </table:table-cell>
              <table:table-cell office:value-type="float" office:value="0.00136892517964404">
                <text:p>0.00136892517964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991814507010879">
                <text:p>0.991814507010879</text:p>
              </table:table-cell>
              <table:table-cell office:value-type="float" office:value="0.00818549298912086">
                <text:p>0.00818549298912086</text:p>
              </table:table-cell>
              <table:table-cell office:value-type="float" office:value="0.994535532760597">
                <text:p>0.994535532760597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983696016317233">
                <text:p>0.983696016317233</text:p>
              </table:table-cell>
              <table:table-cell office:value-type="float" office:value="0.0163039836827668">
                <text:p>0.0163039836827668</text:p>
              </table:table-cell>
              <table:table-cell office:value-type="float" office:value="0.987746920760699">
                <text:p>0.987746920760699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97297464056654">
                <text:p>0.97297464056654</text:p>
              </table:table-cell>
              <table:table-cell office:value-type="float" office:value="0.02702535943346">
                <text:p>0.02702535943346</text:p>
              </table:table-cell>
              <table:table-cell office:value-type="float" office:value="0.978320641662537">
                <text:p>0.978320641662537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959737095950737">
                <text:p>0.959737095950737</text:p>
              </table:table-cell>
              <table:table-cell office:value-type="float" office:value="0.0402629040492627">
                <text:p>0.0402629040492627</text:p>
              </table:table-cell>
              <table:table-cell office:value-type="float" office:value="0.966333201318802">
                <text:p>0.966333201318802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944089557998611">
                <text:p>0.944089557998611</text:p>
              </table:table-cell>
              <table:table-cell office:value-type="float" office:value="0.0559104420013895">
                <text:p>0.0559104420013895</text:p>
              </table:table-cell>
              <table:table-cell office:value-type="float" office:value="0.951881174680433">
                <text:p>0.951881174680433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92615624379675">
                <text:p>0.92615624379675</text:p>
              </table:table-cell>
              <table:table-cell office:value-type="float" office:value="0.0738437562032496">
                <text:p>0.0738437562032496</text:p>
              </table:table-cell>
              <table:table-cell office:value-type="float" office:value="0.935079910405377">
                <text:p>0.935079910405377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906077770711002">
                <text:p>0.906077770711002</text:p>
              </table:table-cell>
              <table:table-cell office:value-type="float" office:value="0.0939222292889984">
                <text:p>0.0939222292889984</text:p>
              </table:table-cell>
              <table:table-cell office:value-type="float" office:value="0.916061998289108">
                <text:p>0.916061998289108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88400932192782">
                <text:p>0.88400932192782</text:p>
              </table:table-cell>
              <table:table-cell office:value-type="float" office:value="0.11599067807218">
                <text:p>0.11599067807218</text:p>
              </table:table-cell>
              <table:table-cell office:value-type="float" office:value="0.89497552798951">
                <text:p>0.89497552798951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860118652260191">
                <text:p>0.860118652260191</text:p>
              </table:table-cell>
              <table:table-cell office:value-type="float" office:value="0.139881347739809">
                <text:p>0.139881347739809</text:p>
              </table:table-cell>
              <table:table-cell office:value-type="float" office:value="0.871982171011542">
                <text:p>0.871982171011542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834583970005487">
                <text:p>0.834583970005487</text:p>
              </table:table-cell>
              <table:table-cell office:value-type="float" office:value="0.165416029994513">
                <text:p>0.165416029994513</text:p>
              </table:table-cell>
              <table:table-cell office:value-type="float" office:value="0.847255120656747">
                <text:p>0.847255120656747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807591732161785">
                <text:p>0.807591732161785</text:p>
              </table:table-cell>
              <table:table-cell office:value-type="float" office:value="0.192408267838215">
                <text:p>0.192408267838215</text:p>
              </table:table-cell>
              <table:table-cell office:value-type="float" office:value="0.820976926576618">
                <text:p>0.820976926576618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779334390986865">
                <text:p>0.779334390986865</text:p>
              </table:table-cell>
              <table:table-cell office:value-type="float" office:value="0.220665609013135">
                <text:p>0.220665609013135</text:p>
              </table:table-cell>
              <table:table-cell office:value-type="float" office:value="0.793337261667655">
                <text:p>0.793337261667655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750008129725363">
                <text:p>0.750008129725363</text:p>
              </table:table-cell>
              <table:table-cell office:value-type="float" office:value="0.249991870274637">
                <text:p>0.249991870274637</text:p>
              </table:table-cell>
              <table:table-cell office:value-type="float" office:value="0.764530659303283">
                <text:p>0.76453065930328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719810624362064">
                <text:p>0.719810624362064</text:p>
              </table:table-cell>
              <table:table-cell office:value-type="float" office:value="0.280189375637936">
                <text:p>0.280189375637936</text:p>
              </table:table-cell>
              <table:table-cell office:value-type="float" office:value="0.734754258330115">
                <text:p>0.734754258330115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688938866531329">
                <text:p>0.688938866531329</text:p>
              </table:table-cell>
              <table:table-cell office:value-type="float" office:value="0.311061133468671">
                <text:p>0.311061133468671</text:p>
              </table:table-cell>
              <table:table-cell office:value-type="float" office:value="0.704205591901405">
                <text:p>0.70420559190140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53088582128211">
                <text:p>0.653088582128211</text:p>
              </table:table-cell>
              <table:table-cell office:value-type="float" office:value="0.346911417871789">
                <text:p>0.346911417871789</text:p>
              </table:table-cell>
              <table:table-cell office:value-type="float" office:value="0.657587080291536">
                <text:p>0.657587080291536</text:p>
              </table:table-cell>
              <table:table-cell office:value-type="float" office:value="0.342412919708464">
                <text:p>0.342412919708464</text:p>
              </table:table-cell>
              <table:table-cell office:value-type="float" office:value="0.673080454137317">
                <text:p>0.673080454137317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625944762442583">
                <text:p>0.625944762442583</text:p>
              </table:table-cell>
              <table:table-cell office:value-type="float" office:value="0.374055237557417">
                <text:p>0.374055237557417</text:p>
              </table:table-cell>
              <table:table-cell office:value-type="float" office:value="0.641570875865167">
                <text:p>0.641570875865167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594194872520674">
                <text:p>0.594194872520674</text:p>
              </table:table-cell>
              <table:table-cell office:value-type="float" office:value="0.405805127479326">
                <text:p>0.405805127479326</text:p>
              </table:table-cell>
              <table:table-cell office:value-type="float" office:value="0.609863237393888">
                <text:p>0.609863237393888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562512194654137">
                <text:p>0.562512194654137</text:p>
              </table:table-cell>
              <table:table-cell office:value-type="float" office:value="0.437487805345863">
                <text:p>0.437487805345863</text:p>
              </table:table-cell>
              <table:table-cell office:value-type="float" office:value="0.578136542517284">
                <text:p>0.578136542517284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531061889219852">
                <text:p>0.531061889219852</text:p>
              </table:table-cell>
              <table:table-cell office:value-type="float" office:value="0.468938110780148">
                <text:p>0.468938110780148</text:p>
              </table:table-cell>
              <table:table-cell office:value-type="float" office:value="0.546560873830382">
                <text:p>0.546560873830382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2702765676015">
                <text:p>0.492702765676015</text:p>
              </table:table-cell>
              <table:table-cell office:value-type="float" office:value="0.507297234323985">
                <text:p>0.507297234323985</text:p>
              </table:table-cell>
              <table:table-cell office:value-type="float" office:value="0.499998247817289">
                <text:p>0.499998247817289</text:p>
              </table:table-cell>
              <table:table-cell office:value-type="float" office:value="0.500001752182711">
                <text:p>0.500001752182711</text:p>
              </table:table-cell>
              <table:table-cell office:value-type="float" office:value="0.51529604509686">
                <text:p>0.51529604509686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469463660590948">
                <text:p>0.469463660590948</text:p>
              </table:table-cell>
              <table:table-cell office:value-type="float" office:value="0.530536339409052">
                <text:p>0.530536339409052</text:p>
              </table:table-cell>
              <table:table-cell office:value-type="float" office:value="0.484490461938483">
                <text:p>0.484490461938483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439587800492723">
                <text:p>0.439587800492723</text:p>
              </table:table-cell>
              <table:table-cell office:value-type="float" office:value="0.560412199507277">
                <text:p>0.560412199507277</text:p>
              </table:table-cell>
              <table:table-cell office:value-type="float" office:value="0.454280197642861">
                <text:p>0.454280197642861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410487024786733">
                <text:p>0.410487024786733</text:p>
              </table:table-cell>
              <table:table-cell office:value-type="float" office:value="0.589512975213267">
                <text:p>0.589512975213267</text:p>
              </table:table-cell>
              <table:table-cell office:value-type="float" office:value="0.424788286510824">
                <text:p>0.42478828651082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382263990054239">
                <text:p>0.382263990054239</text:p>
              </table:table-cell>
              <table:table-cell office:value-type="float" office:value="0.617736009945761">
                <text:p>0.617736009945761</text:p>
              </table:table-cell>
              <table:table-cell office:value-type="float" office:value="0.396124232988175">
                <text:p>0.396124232988175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45538527657601">
                <text:p>0.345538527657601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355007473237108">
                <text:p>0.355007473237108</text:p>
              </table:table-cell>
              <table:table-cell office:value-type="float" office:value="0.644992526762892">
                <text:p>0.644992526762892</text:p>
              </table:table-cell>
              <table:table-cell office:value-type="float" office:value="0.368383730936492">
                <text:p>0.36838373093649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328792387933055">
                <text:p>0.328792387933055</text:p>
              </table:table-cell>
              <table:table-cell office:value-type="float" office:value="0.671207612066945">
                <text:p>0.671207612066945</text:p>
              </table:table-cell>
              <table:table-cell office:value-type="float" office:value="0.341648583869023">
                <text:p>0.341648583869023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303679982278076">
                <text:p>0.303679982278076</text:p>
              </table:table-cell>
              <table:table-cell office:value-type="float" office:value="0.696320017721924">
                <text:p>0.696320017721924</text:p>
              </table:table-cell>
              <table:table-cell office:value-type="float" office:value="0.315986813871523">
                <text:p>0.315986813871523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279718202359111">
                <text:p>0.279718202359111</text:p>
              </table:table-cell>
              <table:table-cell office:value-type="float" office:value="0.720281797640889">
                <text:p>0.720281797640889</text:p>
              </table:table-cell>
              <table:table-cell office:value-type="float" office:value="0.291452944289932">
                <text:p>0.291452944289932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256942203215894">
                <text:p>0.256942203215894</text:p>
              </table:table-cell>
              <table:table-cell office:value-type="float" office:value="0.743057796784106">
                <text:p>0.743057796784106</text:p>
              </table:table-cell>
              <table:table-cell office:value-type="float" office:value="0.268088439127351">
                <text:p>0.268088439127351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235374988122758">
                <text:p>0.235374988122758</text:p>
              </table:table-cell>
              <table:table-cell office:value-type="float" office:value="0.764625011877242">
                <text:p>0.764625011877242</text:p>
              </table:table-cell>
              <table:table-cell office:value-type="float" office:value="0.245922280467176">
                <text:p>0.245922280467176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215028155982657">
                <text:p>0.215028155982657</text:p>
              </table:table-cell>
              <table:table-cell office:value-type="float" office:value="0.784971844017343">
                <text:p>0.784971844017343</text:p>
              </table:table-cell>
              <table:table-cell office:value-type="float" office:value="0.2249716641279">
                <text:p>0.2249716641279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19590273629747">
                <text:p>0.19590273629747</text:p>
              </table:table-cell>
              <table:table-cell office:value-type="float" office:value="0.80409726370253">
                <text:p>0.80409726370253</text:p>
              </table:table-cell>
              <table:table-cell office:value-type="float" office:value="0.205242793145099">
                <text:p>0.205242793145099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177990091270305">
                <text:p>0.177990091270305</text:p>
              </table:table-cell>
              <table:table-cell office:value-type="float" office:value="0.822009908729695">
                <text:p>0.822009908729695</text:p>
              </table:table-cell>
              <table:table-cell office:value-type="float" office:value="0.186731748542366">
                <text:p>0.186731748542366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161272865106846">
                <text:p>0.161272865106846</text:p>
              </table:table-cell>
              <table:table-cell office:value-type="float" office:value="0.838727134893154">
                <text:p>0.838727134893154</text:p>
              </table:table-cell>
              <table:table-cell office:value-type="float" office:value="0.169425417159856">
                <text:p>0.169425417159856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145725961466156">
                <text:p>0.145725961466156</text:p>
              </table:table-cell>
              <table:table-cell office:value-type="float" office:value="0.854274038533844">
                <text:p>0.854274038533844</text:p>
              </table:table-cell>
              <table:table-cell office:value-type="float" office:value="0.153302457012589">
                <text:p>0.153302457012589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131317531213428">
                <text:p>0.131317531213428</text:p>
              </table:table-cell>
              <table:table-cell office:value-type="float" office:value="0.868682468786572">
                <text:p>0.868682468786572</text:p>
              </table:table-cell>
              <table:table-cell office:value-type="float" office:value="0.138334281699941">
                <text:p>0.13833428169994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118009954091123">
                <text:p>0.118009954091123</text:p>
              </table:table-cell>
              <table:table-cell office:value-type="float" office:value="0.881990045908876">
                <text:p>0.881990045908876</text:p>
              </table:table-cell>
              <table:table-cell office:value-type="float" office:value="0.12448604672756">
                <text:p>0.12448604672756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105760799592302">
                <text:p>0.105760799592302</text:p>
              </table:table-cell>
              <table:table-cell office:value-type="float" office:value="0.894239200407698">
                <text:p>0.894239200407698</text:p>
              </table:table-cell>
              <table:table-cell office:value-type="float" office:value="0.111717622175412">
                <text:p>0.111717622175412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859695284381308">
                <text:p>0.0859695284381308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0945237541324223">
                <text:p>0.0945237541324223</text:p>
              </table:table-cell>
              <table:table-cell office:value-type="float" office:value="0.905476245867578">
                <text:p>0.905476245867578</text:p>
              </table:table-cell>
              <table:table-cell office:value-type="float" office:value="0.099984537892172">
                <text:p>0.099984537892172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0842495035170503">
                <text:p>0.0842495035170503</text:p>
              </table:table-cell>
              <table:table-cell office:value-type="float" office:value="0.91575049648295">
                <text:p>0.91575049648295</text:p>
              </table:table-cell>
              <table:table-cell office:value-type="float" office:value="0.0892388892592479">
                <text:p>0.089238889259247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0748865616396143">
                <text:p>0.0748865616396143</text:p>
              </table:table-cell>
              <table:table-cell office:value-type="float" office:value="0.925113438360386">
                <text:p>0.925113438360386</text:p>
              </table:table-cell>
              <table:table-cell office:value-type="float" office:value="0.0794301934923773">
                <text:p>0.0794301934923773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0663820382668317">
                <text:p>0.0663820382668317</text:p>
              </table:table-cell>
              <table:table-cell office:value-type="float" office:value="0.933617961733168">
                <text:p>0.933617961733168</text:p>
              </table:table-cell>
              <table:table-cell office:value-type="float" office:value="0.0705061883839449">
                <text:p>0.0705061883839449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0586823406364485">
                <text:p>0.0586823406364485</text:p>
              </table:table-cell>
              <table:table-cell office:value-type="float" office:value="0.941317659363551">
                <text:p>0.941317659363551</text:p>
              </table:table-cell>
              <table:table-cell office:value-type="float" office:value="0.0624135672888193">
                <text:p>0.0624135672888193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0517338053651481">
                <text:p>0.0517338053651481</text:p>
              </table:table-cell>
              <table:table-cell office:value-type="float" office:value="0.948266194634852">
                <text:p>0.948266194634852</text:p>
              </table:table-cell>
              <table:table-cell office:value-type="float" office:value="0.0550986459802539">
                <text:p>0.0550986459802539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0454832588131276">
                <text:p>0.0454832588131276</text:p>
              </table:table-cell>
              <table:table-cell office:value-type="float" office:value="0.954516741186872">
                <text:p>0.954516741186872</text:p>
              </table:table-cell>
              <table:table-cell office:value-type="float" office:value="0.0485079587161839">
                <text:p>0.048507958716183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0398785055516944">
                <text:p>0.0398785055516944</text:p>
              </table:table-cell>
              <table:table-cell office:value-type="float" office:value="0.960121494448305">
                <text:p>0.960121494448305</text:p>
              </table:table-cell>
              <table:table-cell office:value-type="float" office:value="0.0425887824325663">
                <text:p>0.0425887824325663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0348687459136893">
                <text:p>0.0348687459136893</text:p>
              </table:table-cell>
              <table:table-cell office:value-type="float" office:value="0.965131254086311">
                <text:p>0.965131254086311</text:p>
              </table:table-cell>
              <table:table-cell office:value-type="float" office:value="0.0372895893983788">
                <text:p>0.0372895893983788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0304049247622686">
                <text:p>0.0304049247622686</text:p>
              </table:table-cell>
              <table:table-cell office:value-type="float" office:value="0.969595075237731">
                <text:p>0.969595075237731</text:p>
              </table:table-cell>
              <table:table-cell office:value-type="float" office:value="0.032560429912094">
                <text:p>0.032560429912094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0264400145861558">
                <text:p>0.0264400145861558</text:p>
              </table:table-cell>
              <table:table-cell office:value-type="float" office:value="0.973559985413844">
                <text:p>0.973559985413844</text:p>
              </table:table-cell>
              <table:table-cell office:value-type="float" office:value="0.0283532476835609">
                <text:p>0.0283532476835609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0229292368188104">
                <text:p>0.0229292368188104</text:p>
              </table:table-cell>
              <table:table-cell office:value-type="float" office:value="0.97707076318119">
                <text:p>0.97707076318119</text:p>
              </table:table-cell>
              <table:table-cell office:value-type="float" office:value="0.0246221314255847">
                <text:p>0.0246221314255847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019830225889674">
                <text:p>0.019830225889674</text:p>
              </table:table-cell>
              <table:table-cell office:value-type="float" office:value="0.980169774110326">
                <text:p>0.980169774110326</text:p>
              </table:table-cell>
              <table:table-cell office:value-type="float" office:value="0.0213235068784391">
                <text:p>0.0213235068784391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0171031409563176">
                <text:p>0.0171031409563176</text:p>
              </table:table-cell>
              <table:table-cell office:value-type="float" office:value="0.982896859043682">
                <text:p>0.982896859043682</text:p>
              </table:table-cell>
              <table:table-cell office:value-type="float" office:value="0.0184162740147597">
                <text:p>0.0184162740147597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014710730548764">
                <text:p>0.014710730548764</text:p>
              </table:table-cell>
              <table:table-cell office:value-type="float" office:value="0.985289269451236">
                <text:p>0.985289269451236</text:p>
              </table:table-cell>
              <table:table-cell office:value-type="float" office:value="0.0158618945320513">
                <text:p>0.0158618945320513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0126183554958017">
                <text:p>0.0126183554958017</text:p>
              </table:table-cell>
              <table:table-cell office:value-type="float" office:value="0.987381644504198">
                <text:p>0.987381644504198</text:p>
              </table:table-cell>
              <table:table-cell office:value-type="float" office:value="0.0136244349485494">
                <text:p>0.0136244349485494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0107939755138173">
                <text:p>0.0107939755138173</text:p>
              </table:table-cell>
              <table:table-cell office:value-type="float" office:value="0.989206024486183">
                <text:p>0.989206024486183</text:p>
              </table:table-cell>
              <table:table-cell office:value-type="float" office:value="0.0116705706906871">
                <text:p>0.0116705706906871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00920810473870293">
                <text:p>0.00920810473870293</text:p>
              </table:table-cell>
              <table:table-cell office:value-type="float" office:value="0.990791895261297">
                <text:p>0.990791895261297</text:p>
              </table:table-cell>
              <table:table-cell office:value-type="float" office:value="0.00996955651361809">
                <text:p>0.00996955651361809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00783374128834402">
                <text:p>0.00783374128834402</text:p>
              </table:table-cell>
              <table:table-cell office:value-type="float" office:value="0.992166258711656">
                <text:p>0.992166258711656</text:p>
              </table:table-cell>
              <table:table-cell office:value-type="float" office:value="0.00849316844758028">
                <text:p>0.00849316844758028</text:p>
              </table:table-cell>
              <table:table-cell office:value-type="float" office:value="0.99150683155242">
                <text:p>0.99150683155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60" chart:interval-major="1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31cm" svg:height="12.514cm" xlink:href=".." xlink:type="simple" chart:class="chart:scatter" chart:style-name="ch1">
        <chart:title svg:x="10.868cm" svg:y="0.386cm" chart:style-name="ch2">
          <text:p>Hashing Collision Problem</text:p>
        </chart:title>
        <chart:subtitle svg:x="9.691cm" svg:y="1.415cm" chart:style-name="ch3">
          <text:p>Probability Density Function vs. Cumulative</text:p>
        </chart:subtitle>
        <chart:legend chart:legend-position="end" svg:x="21.301cm" svg:y="5.421cm" style:legend-expansion="high" chart:style-name="ch4"/>
        <chart:plot-area chart:style-name="ch5" table:cell-range-address="PDFCalculations.F13:PDFCalculations.G72 PDFCalculations.G9:PDFCalculations.G10 PDFCalculations.I9:PDFCalculations.J11 PDFCalculations.I13:PDFCalculations.J72" chart:data-source-has-labels="row" svg:x="1.576cm" svg:y="2.598cm" svg:width="18.649cm" svg:height="8.658cm">
          <chartooo:coordinate-region svg:x="2.806cm" svg:y="2.81cm" svg:width="17.232cm" svg:height="7.773cm"/>
          <chart:axis chart:dimension="x" chart:name="primary-x" chart:style-name="ch6">
            <chart:title svg:x="8.739cm" svg:y="11.507cm" chart:style-name="ch7">
              <text:p>Number of Students in Class</text:p>
            </chart:title>
            <chart:grid chart:style-name="ch8" chart:class="major"/>
          </chart:axis>
          <chart:axis chart:dimension="y" chart:name="primary-y" chart:style-name="ch9">
            <chart:title svg:x="0.451cm" svg:y="7.699cm" chart:style-name="ch10">
              <text:p>Probabilty</text:p>
            </chart:title>
            <chart:grid chart:style-name="ch8" chart:class="major"/>
          </chart:axis>
          <chart:series chart:style-name="ch11" chart:values-cell-range-address="PDFCalculations.G13:PDFCalculations.G72" chart:label-cell-address="PDFCalculations.G9:PDFCalculations.G10" chart:class="chart:scatter">
            <chart:domain table:cell-range-address="PDFCalculations.F13:PDFCalculations.F72"/>
            <chart:data-point chart:repeated="60"/>
          </chart:series>
          <chart:series chart:style-name="ch12" chart:values-cell-range-address="PDFCalculations.I13:PDFCalculations.I72" chart:label-cell-address="PDFCalculations.I9:PDFCalculations.I11" chart:class="chart:scatter">
            <chart:data-point chart:repeated="60"/>
          </chart:series>
          <chart:series chart:style-name="ch13" chart:values-cell-range-address="PDFCalculations.J13:PDFCalculations.J72" chart:label-cell-address="PDFCalculations.J9:PDFCalculations.J11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DF Exact</text:p>
                <text:list>
                  <text:list-item>
                    <text:p>PDF</text:p>
                  </text:list-item>
                  <text:list-item>
                    <text:p>Exact</text:p>
                  </text:list-item>
                </text:list>
                <draw:g>
                  <svg:desc>PDFCalculations.G9:PDFCalculations.G10</svg:desc>
                </draw:g>
              </table:table-cell>
              <table:table-cell office:value-type="string">
                <text:p>Scaled/20 Exact Prob(no C)</text:p>
                <text:list>
                  <text:list-item>
                    <text:p>Scaled/20</text:p>
                  </text:list-item>
                  <text:list-item>
                    <text:p>Exact</text:p>
                  </text:list-item>
                  <text:list-item>
                    <text:p>Prob(no C)</text:p>
                  </text:list-item>
                </text:list>
                <draw:g>
                  <svg:desc>PDFCalculations.I9:PDFCalculations.I11</svg:desc>
                </draw:g>
              </table:table-cell>
              <table:table-cell office:value-type="string">
                <text:p>Scaled/20 Exact Prob(C)</text:p>
                <text:list>
                  <text:list-item>
                    <text:p>Scaled/20</text:p>
                  </text:list-item>
                  <text:list-item>
                    <text:p>Exact</text:p>
                  </text:list-item>
                  <text:list-item>
                    <text:p>Prob(C)</text:p>
                  </text:list-item>
                </text:list>
                <draw:g>
                  <svg:desc>PDFCalculations.J9:PDFCalculations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DFCalculations.F13:PDFCalculations.F72</svg:desc>
                </draw:g>
              </table:table-cell>
              <table:table-cell office:value-type="float" office:value="0.00273972602739725">
                <text:p>0.00273972602739725</text:p>
                <draw:g>
                  <svg:desc>PDFCalculations.G13:PDFCalculations.G72</svg:desc>
                </draw:g>
              </table:table-cell>
              <table:table-cell office:value-type="float" office:value="0.0498630136986301">
                <text:p>0.0498630136986301</text:p>
                <draw:g>
                  <svg:desc>PDFCalculations.I13:PDFCalculations.I72</svg:desc>
                </draw:g>
              </table:table-cell>
              <table:table-cell office:value-type="float" office:value="0.000136986301369862">
                <text:p>0.000136986301369862</text:p>
                <draw:g>
                  <svg:desc>PDFCalculations.J13:PDFCalculations.J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54644398573841">
                <text:p>0.0054644398573841</text:p>
              </table:table-cell>
              <table:table-cell office:value-type="float" office:value="0.0495897917057609">
                <text:p>0.0495897917057609</text:p>
              </table:table-cell>
              <table:table-cell office:value-type="float" office:value="0.000410208294239067">
                <text:p>0.000410208294239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0815174658176887">
                <text:p>0.00815174658176887</text:p>
              </table:table-cell>
              <table:table-cell office:value-type="float" office:value="0.0491822043766725">
                <text:p>0.0491822043766725</text:p>
              </table:table-cell>
              <table:table-cell office:value-type="float" office:value="0.000817795623327511">
                <text:p>0.000817795623327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0107796612332433">
                <text:p>0.0107796612332433</text:p>
              </table:table-cell>
              <table:table-cell office:value-type="float" office:value="0.0486432213150103">
                <text:p>0.0486432213150103</text:p>
              </table:table-cell>
              <table:table-cell office:value-type="float" office:value="0.00135677868498967">
                <text:p>0.00135677868498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0.013326909949318">
                <text:p>0.013326909949318</text:p>
              </table:table-cell>
              <table:table-cell office:value-type="float" office:value="0.0479768758175444">
                <text:p>0.0479768758175444</text:p>
              </table:table-cell>
              <table:table-cell office:value-type="float" office:value="0.00202312418245557">
                <text:p>0.0020231241824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0.0157732194468639">
                <text:p>0.0157732194468639</text:p>
              </table:table-cell>
              <table:table-cell office:value-type="float" office:value="0.0471882148452012">
                <text:p>0.0471882148452012</text:p>
              </table:table-cell>
              <table:table-cell office:value-type="float" office:value="0.00281178515479877">
                <text:p>0.00281178515479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.0180995892556937">
                <text:p>0.0180995892556937</text:p>
              </table:table-cell>
              <table:table-cell office:value-type="float" office:value="0.0462832353824166">
                <text:p>0.0462832353824166</text:p>
              </table:table-cell>
              <table:table-cell office:value-type="float" office:value="0.00371676461758345">
                <text:p>0.00371676461758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202885415374977">
                <text:p>0.0202885415374977</text:p>
              </table:table-cell>
              <table:table-cell office:value-type="float" office:value="0.0452688083055417">
                <text:p>0.0452688083055417</text:p>
              </table:table-cell>
              <table:table-cell office:value-type="float" office:value="0.00473119169445834">
                <text:p>0.00473119169445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022324343821911">
                <text:p>0.022324343821911</text:p>
              </table:table-cell>
              <table:table-cell office:value-type="float" office:value="0.0441525911144461">
                <text:p>0.0441525911144461</text:p>
              </table:table-cell>
              <table:table-cell office:value-type="float" office:value="0.00584740888555388">
                <text:p>0.00584740888555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.0241932006106554">
                <text:p>0.0241932006106554</text:p>
              </table:table-cell>
              <table:table-cell office:value-type="float" office:value="0.0429429310839134">
                <text:p>0.0429429310839134</text:p>
              </table:table-cell>
              <table:table-cell office:value-type="float" office:value="0.00705706891608666">
                <text:p>0.00705706891608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0.0258834105163314">
                <text:p>0.0258834105163314</text:p>
              </table:table-cell>
              <table:table-cell office:value-type="float" office:value="0.0416487605580968">
                <text:p>0.0416487605580968</text:p>
              </table:table-cell>
              <table:table-cell office:value-type="float" office:value="0.00835123944190322">
                <text:p>0.00835123944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0.027385486394365">
                <text:p>0.027385486394365</text:p>
              </table:table-cell>
              <table:table-cell office:value-type="float" office:value="0.0402794862383785">
                <text:p>0.0402794862383785</text:p>
              </table:table-cell>
              <table:table-cell office:value-type="float" office:value="0.00972051376162147">
                <text:p>0.00972051376162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0.0286922367725436">
                <text:p>0.0286922367725436</text:p>
              </table:table-cell>
              <table:table-cell office:value-type="float" office:value="0.0388448743997513">
                <text:p>0.0388448743997513</text:p>
              </table:table-cell>
              <table:table-cell office:value-type="float" office:value="0.0111551256002487">
                <text:p>0.011155125600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0.0297988077587134">
                <text:p>0.0297988077587134</text:p>
              </table:table-cell>
              <table:table-cell office:value-type="float" office:value="0.0373549340118157">
                <text:p>0.0373549340118157</text:p>
              </table:table-cell>
              <table:table-cell office:value-type="float" office:value="0.0126450659881843">
                <text:p>0.0126450659881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0.0307026854891635">
                <text:p>0.0307026854891635</text:p>
              </table:table-cell>
              <table:table-cell office:value-type="float" office:value="0.0358197997373575">
                <text:p>0.0358197997373575</text:p>
              </table:table-cell>
              <table:table-cell office:value-type="float" office:value="0.0141802002626425">
                <text:p>0.014180200262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0.0314036600437108">
                <text:p>0.0314036600437108</text:p>
              </table:table-cell>
              <table:table-cell office:value-type="float" office:value="0.034249616735172">
                <text:p>0.034249616735172</text:p>
              </table:table-cell>
              <table:table-cell office:value-type="float" office:value="0.015750383264828">
                <text:p>0.015750383264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0.0319037525752287">
                <text:p>0.0319037525752287</text:p>
              </table:table-cell>
              <table:table-cell office:value-type="float" office:value="0.0326544291064105">
                <text:p>0.0326544291064105</text:p>
              </table:table-cell>
              <table:table-cell office:value-type="float" office:value="0.0173455708935895">
                <text:p>0.0173455708935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0.0322071081597474">
                <text:p>0.0322071081597474</text:p>
              </table:table-cell>
              <table:table-cell office:value-type="float" office:value="0.0310440736984232">
                <text:p>0.0310440736984232</text:p>
              </table:table-cell>
              <table:table-cell office:value-type="float" office:value="0.0189559263015768">
                <text:p>0.0189559263015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0.0323198575490433">
                <text:p>0.0323198575490433</text:p>
              </table:table-cell>
              <table:table-cell office:value-type="float" office:value="0.029428080820971">
                <text:p>0.029428080820971</text:p>
              </table:table-cell>
              <table:table-cell office:value-type="float" office:value="0.020571919179029">
                <text:p>0.020571919179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0.0322499515846257">
                <text:p>0.0322499515846257</text:p>
              </table:table-cell>
              <table:table-cell office:value-type="float" office:value="0.0278155832417397">
                <text:p>0.0278155832417397</text:p>
              </table:table-cell>
              <table:table-cell office:value-type="float" office:value="0.0221844167582603">
                <text:p>0.0221844167582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0.0320069724973443">
                <text:p>0.0320069724973443</text:p>
              </table:table-cell>
              <table:table-cell office:value-type="float" office:value="0.0262152346168725">
                <text:p>0.0262152346168725</text:p>
              </table:table-cell>
              <table:table-cell office:value-type="float" office:value="0.0237847653831275">
                <text:p>0.0237847653831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0.0316019266614353">
                <text:p>0.0316019266614353</text:p>
              </table:table-cell>
              <table:table-cell office:value-type="float" office:value="0.0246351382838007">
                <text:p>0.0246351382838007</text:p>
              </table:table-cell>
              <table:table-cell office:value-type="float" office:value="0.0253648617161993">
                <text:p>0.0253648617161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0.0310470235905433">
                <text:p>0.0310470235905433</text:p>
              </table:table-cell>
              <table:table-cell office:value-type="float" office:value="0.0230827871042736">
                <text:p>0.0230827871042736</text:p>
              </table:table-cell>
              <table:table-cell office:value-type="float" office:value="0.0269172128957264">
                <text:p>0.0269172128957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0.0303554460549351">
                <text:p>0.0303554460549351</text:p>
              </table:table-cell>
              <table:table-cell office:value-type="float" office:value="0.0215650148015268">
                <text:p>0.0215650148015268</text:p>
              </table:table-cell>
              <table:table-cell office:value-type="float" office:value="0.0284349851984732">
                <text:p>0.0284349851984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0.0295411161664751">
                <text:p>0.0295411161664751</text:p>
              </table:table-cell>
              <table:table-cell office:value-type="float" office:value="0.020087958993203">
                <text:p>0.020087958993203</text:p>
              </table:table-cell>
              <table:table-cell office:value-type="float" office:value="0.0299120410067969">
                <text:p>0.029912041006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28618462127303">
                <text:p>0.028618462127303</text:p>
              </table:table-cell>
              <table:table-cell office:value-type="float" office:value="0.0186570358868379">
                <text:p>0.0186570358868379</text:p>
              </table:table-cell>
              <table:table-cell office:value-type="float" office:value="0.0313429641131621">
                <text:p>0.031342964113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0.0276021900791574">
                <text:p>0.0276021900791574</text:p>
              </table:table-cell>
              <table:table-cell office:value-type="float" office:value="0.01727692638288">
                <text:p>0.01727692638288</text:p>
              </table:table-cell>
              <table:table-cell office:value-type="float" office:value="0.03272307361712">
                <text:p>0.0327230736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0.0265070651353776">
                <text:p>0.0265070651353776</text:p>
              </table:table-cell>
              <table:table-cell office:value-type="float" office:value="0.0159515731261112">
                <text:p>0.0159515731261112</text:p>
              </table:table-cell>
              <table:table-cell office:value-type="float" office:value="0.0340484268738888">
                <text:p>0.0340484268738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0.0253477052414917">
                <text:p>0.0253477052414917</text:p>
              </table:table-cell>
              <table:table-cell office:value-type="float" office:value="0.0146841878640366">
                <text:p>0.0146841878640366</text:p>
              </table:table-cell>
              <table:table-cell office:value-type="float" office:value="0.0353158121359634">
                <text:p>0.0353158121359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0.0241383910093751">
                <text:p>0.0241383910093751</text:p>
              </table:table-cell>
              <table:table-cell office:value-type="float" office:value="0.0134772683135678">
                <text:p>0.0134772683135678</text:p>
              </table:table-cell>
              <table:table-cell office:value-type="float" office:value="0.0365227316864322">
                <text:p>0.0365227316864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0.0228928941216768">
                <text:p>0.0228928941216768</text:p>
              </table:table-cell>
              <table:table-cell office:value-type="float" office:value="0.012332623607484">
                <text:p>0.012332623607484</text:p>
              </table:table-cell>
              <table:table-cell office:value-type="float" office:value="0.037667376392516">
                <text:p>0.037667376392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0.0216243263254513">
                <text:p>0.0216243263254513</text:p>
              </table:table-cell>
              <table:table-cell office:value-type="float" office:value="0.0112514072912114">
                <text:p>0.0112514072912114</text:p>
              </table:table-cell>
              <table:table-cell office:value-type="float" office:value="0.0387485927087886">
                <text:p>0.0387485927087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0.0203450104443822">
                <text:p>0.0203450104443822</text:p>
              </table:table-cell>
              <table:table-cell office:value-type="float" office:value="0.0102341567689923">
                <text:p>0.0102341567689923</text:p>
              </table:table-cell>
              <table:table-cell office:value-type="float" office:value="0.0397658432310077">
                <text:p>0.0397658432310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0.019066374254561">
                <text:p>0.019066374254561</text:p>
              </table:table-cell>
              <table:table-cell office:value-type="float" office:value="0.00928083805626424">
                <text:p>0.00928083805626424</text:p>
              </table:table-cell>
              <table:table-cell office:value-type="float" office:value="0.0407191619437358">
                <text:p>0.040719161943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0.0177988675051643">
                <text:p>0.0177988675051643</text:p>
              </table:table-cell>
              <table:table-cell office:value-type="float" office:value="0.00839089468100602">
                <text:p>0.00839089468100602</text:p>
              </table:table-cell>
              <table:table-cell office:value-type="float" office:value="0.041609105318994">
                <text:p>0.041609105318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0.016551901836505">
                <text:p>0.016551901836505</text:p>
              </table:table-cell>
              <table:table-cell office:value-type="float" office:value="0.00756329958918077">
                <text:p>0.00756329958918077</text:p>
              </table:table-cell>
              <table:table-cell office:value-type="float" office:value="0.0424367004108192">
                <text:p>0.0424367004108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0.0153338128657364">
                <text:p>0.0153338128657364</text:p>
              </table:table-cell>
              <table:table-cell office:value-type="float" office:value="0.00679660894589395">
                <text:p>0.00679660894589395</text:p>
              </table:table-cell>
              <table:table-cell office:value-type="float" office:value="0.043203391054106">
                <text:p>0.043203391054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0.0141518432846011">
                <text:p>0.0141518432846011</text:p>
              </table:table-cell>
              <table:table-cell office:value-type="float" office:value="0.0060890167816639">
                <text:p>0.0060890167816639</text:p>
              </table:table-cell>
              <table:table-cell office:value-type="float" office:value="0.0439109832183361">
                <text:p>0.0439109832183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0.013012145451227">
                <text:p>0.013012145451227</text:p>
              </table:table-cell>
              <table:table-cell office:value-type="float" office:value="0.00543840950910255">
                <text:p>0.00543840950910255</text:p>
              </table:table-cell>
              <table:table-cell office:value-type="float" office:value="0.0445615904908975">
                <text:p>0.044561590490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0.0119198016637864">
                <text:p>0.0119198016637864</text:p>
              </table:table-cell>
              <table:table-cell office:value-type="float" office:value="0.00484241942591323">
                <text:p>0.00484241942591323</text:p>
              </table:table-cell>
              <table:table-cell office:value-type="float" office:value="0.0451575805740868">
                <text:p>0.0451575805740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0.0108788600801338">
                <text:p>0.0108788600801338</text:p>
              </table:table-cell>
              <table:table-cell office:value-type="float" office:value="0.00429847642190654">
                <text:p>0.00429847642190654</text:p>
              </table:table-cell>
              <table:table-cell office:value-type="float" office:value="0.0457015235780935">
                <text:p>0.0457015235780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0.00989238409425067">
                <text:p>0.00989238409425067</text:p>
              </table:table-cell>
              <table:table-cell office:value-type="float" office:value="0.003803857217194">
                <text:p>0.003803857217194</text:p>
              </table:table-cell>
              <table:table-cell office:value-type="float" office:value="0.046196142782806">
                <text:p>0.046196142782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0.00896251289530642">
                <text:p>0.00896251289530642</text:p>
              </table:table-cell>
              <table:table-cell office:value-type="float" office:value="0.00335573157242868">
                <text:p>0.00335573157242868</text:p>
              </table:table-cell>
              <table:table-cell office:value-type="float" office:value="0.0466442684275713">
                <text:p>0.0466442684275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0.0080905309143486">
                <text:p>0.0080905309143486</text:p>
              </table:table-cell>
              <table:table-cell office:value-type="float" office:value="0.00295120502671125">
                <text:p>0.00295120502671125</text:p>
              </table:table-cell>
              <table:table-cell office:value-type="float" office:value="0.0470487949732887">
                <text:p>0.0470487949732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0.00727694390147981">
                <text:p>0.00727694390147981</text:p>
              </table:table-cell>
              <table:table-cell office:value-type="float" office:value="0.00258735783163726">
                <text:p>0.00258735783163726</text:p>
              </table:table-cell>
              <table:table-cell office:value-type="float" office:value="0.0474126421683627">
                <text:p>0.04741264216836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0.00652155946604461">
                <text:p>0.00652155946604461</text:p>
              </table:table-cell>
              <table:table-cell office:value-type="float" office:value="0.00226127985833503">
                <text:p>0.00226127985833503</text:p>
              </table:table-cell>
              <table:table-cell office:value-type="float" office:value="0.047738720141665">
                <text:p>0.047738720141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0.0058235700461231">
                <text:p>0.0058235700461231</text:p>
              </table:table-cell>
              <table:table-cell office:value-type="float" office:value="0.00197010135602888">
                <text:p>0.00197010135602888</text:p>
              </table:table-cell>
              <table:table-cell office:value-type="float" office:value="0.0480298986439711">
                <text:p>0.04802989864397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0.00518163644325403">
                <text:p>0.00518163644325403</text:p>
              </table:table-cell>
              <table:table-cell office:value-type="float" office:value="0.00171101953386618">
                <text:p>0.00171101953386618</text:p>
              </table:table-cell>
              <table:table-cell office:value-type="float" office:value="0.0482889804661338">
                <text:p>0.0482889804661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0.00459397025531192">
                <text:p>0.00459397025531192</text:p>
              </table:table-cell>
              <table:table-cell office:value-type="float" office:value="0.00148132102110058">
                <text:p>0.00148132102110058</text:p>
              </table:table-cell>
              <table:table-cell office:value-type="float" office:value="0.0485186789788994">
                <text:p>0.0485186789788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00405841375643995">
                <text:p>0.00405841375643995</text:p>
              </table:table-cell>
              <table:table-cell office:value-type="float" office:value="0.00127840033327858">
                <text:p>0.00127840033327858</text:p>
              </table:table-cell>
              <table:table-cell office:value-type="float" office:value="0.0487215996667214">
                <text:p>0.0487215996667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0.003572515999847">
                <text:p>0.003572515999847</text:p>
              </table:table-cell>
              <table:table-cell office:value-type="float" office:value="0.00109977453328623">
                <text:p>0.00109977453328623</text:p>
              </table:table-cell>
              <table:table-cell office:value-type="float" office:value="0.0489002254667138">
                <text:p>0.0489002254667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0.00313360414963748">
                <text:p>0.00313360414963748</text:p>
              </table:table-cell>
              <table:table-cell office:value-type="float" office:value="0.000943094325804358">
                <text:p>0.000943094325804358</text:p>
              </table:table-cell>
              <table:table-cell office:value-type="float" office:value="0.0490569056741956">
                <text:p>0.0490569056741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0.00273884927493868">
                <text:p>0.00273884927493868</text:p>
              </table:table-cell>
              <table:table-cell office:value-type="float" office:value="0.000806151862057424">
                <text:p>0.000806151862057424</text:p>
              </table:table-cell>
              <table:table-cell office:value-type="float" office:value="0.0491938481379426">
                <text:p>0.0491938481379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0.00238532605759457">
                <text:p>0.00238532605759457</text:p>
              </table:table-cell>
              <table:table-cell office:value-type="float" office:value="0.000686885559177696">
                <text:p>0.000686885559177696</text:p>
              </table:table-cell>
              <table:table-cell office:value-type="float" office:value="0.0493131144408223">
                <text:p>0.0493131144408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0.0020700660687547">
                <text:p>0.0020700660687547</text:p>
              </table:table-cell>
              <table:table-cell office:value-type="float" office:value="0.000583382255739961">
                <text:p>0.000583382255739961</text:p>
              </table:table-cell>
              <table:table-cell office:value-type="float" office:value="0.04941661774426">
                <text:p>0.04941661774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0.0017901044559692">
                <text:p>0.0017901044559692</text:p>
              </table:table-cell>
              <table:table-cell office:value-type="float" office:value="0.000493877032941501">
                <text:p>0.000493877032941501</text:p>
              </table:table-cell>
              <table:table-cell office:value-type="float" office:value="0.0495061229670585">
                <text:p>0.0495061229670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0.00154252004809126">
                <text:p>0.00154252004809126</text:p>
              </table:table-cell>
              <table:table-cell office:value-type="float" office:value="0.000416751030536938">
                <text:p>0.000416751030536938</text:p>
              </table:table-cell>
              <table:table-cell office:value-type="float" office:value="0.0495832489694631">
                <text:p>0.0495832489694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0.00132446902855575">
                <text:p>0.00132446902855575</text:p>
              </table:table-cell>
              <table:table-cell office:value-type="float" office:value="0.00035052757910915">
                <text:p>0.00035052757910915</text:p>
              </table:table-cell>
              <table:table-cell office:value-type="float" office:value="0.0496494724208909">
                <text:p>0.0496494724208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0.00113321244753095">
                <text:p>0.00113321244753095</text:p>
              </table:table-cell>
              <table:table-cell office:value-type="float" office:value="0.000293866956732603">
                <text:p>0.000293866956732603</text:p>
              </table:table-cell>
              <table:table-cell office:value-type="float" office:value="0.0497061330432674">
                <text:p>0.049706133043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0.000966137939942804">
                <text:p>0.000966137939942804</text:p>
              </table:table-cell>
              <table:table-cell office:value-type="float" office:value="0.000245560059735463">
                <text:p>0.000245560059735463</text:p>
              </table:table-cell>
              <table:table-cell office:value-type="float" office:value="0.0497544399402645">
                <text:p>0.0497544399402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60" chart:interval-major="10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31cm" svg:height="12.514cm" xlink:href="." xlink:type="simple" chart:class="chart:scatter" chart:style-name="ch1">
        <chart:title svg:x="10.868cm" svg:y="0.386cm" chart:style-name="ch2">
          <text:p>Hashing Collision Problem</text:p>
        </chart:title>
        <chart:subtitle svg:x="9.691cm" svg:y="1.415cm" chart:style-name="ch3">
          <text:p>Probability Density Function vs. Cumulative</text:p>
        </chart:subtitle>
        <chart:legend chart:legend-position="end" svg:x="21.301cm" svg:y="5.421cm" style:legend-expansion="high" chart:style-name="ch4"/>
        <chart:plot-area chart:style-name="ch5" chart:data-source-has-labels="both" svg:x="1.576cm" svg:y="2.598cm" svg:width="18.649cm" svg:height="8.658cm">
          <chartooo:coordinate-region svg:x="2.859cm" svg:y="2.81cm" svg:width="17.179cm" svg:height="7.773cm"/>
          <chart:axis chart:dimension="x" chart:name="primary-x" chart:style-name="ch6" chartooo:axis-type="auto">
            <chart:title svg:x="8.739cm" svg:y="11.507cm" chart:style-name="ch7">
              <text:p>Number of Students in Class</text:p>
            </chart:title>
            <chart:categories table:cell-range-address="local-table.$A$2:.$A$61"/>
            <chart:grid chart:style-name="ch8" chart:class="major"/>
          </chart:axis>
          <chart:axis chart:dimension="y" chart:name="primary-y" chart:style-name="ch9">
            <chart:title svg:x="0.451cm" svg:y="7.699cm" chart:style-name="ch10">
              <text:p>Probabilty</text:p>
            </chart:title>
            <chart:grid chart:style-name="ch8" chart:class="major"/>
          </chart:axis>
          <chart:series chart:style-name="ch11" chart:values-cell-range-address="local-table.$C$2:.$C$61" chart:label-cell-address="local-table.$C$1" chart:class="chart:scatter">
            <chart:domain table:cell-range-address="local-table.$B$2:.$B$61"/>
            <chart:data-point chart:repeated="60"/>
          </chart:series>
          <chart:series chart:style-name="ch12" chart:values-cell-range-address="local-table.$D$2:.$D$61" chart:label-cell-address="local-table.$D$1" chart:class="chart:scatter">
            <chart:data-point chart:repeated="60"/>
          </chart:series>
          <chart:series chart:style-name="ch13" chart:values-cell-range-address="local-table.$E$2:.$E$61" chart:label-cell-address="local-table.$E$1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DF Exact</text:p>
                <text:list>
                  <text:list-item>
                    <text:p>PDF</text:p>
                  </text:list-item>
                  <text:list-item>
                    <text:p>Exact</text:p>
                  </text:list-item>
                </text:list>
              </table:table-cell>
              <table:table-cell office:value-type="string">
                <text:p>Scaled/20 Exact Prob(no C)</text:p>
                <text:list>
                  <text:list-item>
                    <text:p>Scaled/20</text:p>
                  </text:list-item>
                  <text:list-item>
                    <text:p>Exact</text:p>
                  </text:list-item>
                  <text:list-item>
                    <text:p>Prob(no C)</text:p>
                  </text:list-item>
                </text:list>
              </table:table-cell>
              <table:table-cell office:value-type="string">
                <text:p>Scaled/20 Exact Prob(C)</text:p>
                <text:list>
                  <text:list-item>
                    <text:p>Scaled/20</text:p>
                  </text:list-item>
                  <text:list-item>
                    <text:p>Exact</text:p>
                  </text:list-item>
                  <text:list-item>
                    <text:p>Prob(C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0498630136986301">
                <text:p>0.0498630136986301</text:p>
              </table:table-cell>
              <table:table-cell office:value-type="float" office:value="0.000136986301369862">
                <text:p>0.0001369863013698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54644398573841">
                <text:p>0.0054644398573841</text:p>
              </table:table-cell>
              <table:table-cell office:value-type="float" office:value="0.0495897917057609">
                <text:p>0.0495897917057609</text:p>
              </table:table-cell>
              <table:table-cell office:value-type="float" office:value="0.000410208294239067">
                <text:p>0.000410208294239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.00815174658176887">
                <text:p>0.00815174658176887</text:p>
              </table:table-cell>
              <table:table-cell office:value-type="float" office:value="0.0491822043766725">
                <text:p>0.0491822043766725</text:p>
              </table:table-cell>
              <table:table-cell office:value-type="float" office:value="0.000817795623327511">
                <text:p>0.000817795623327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0107796612332433">
                <text:p>0.0107796612332433</text:p>
              </table:table-cell>
              <table:table-cell office:value-type="float" office:value="0.0486432213150103">
                <text:p>0.0486432213150103</text:p>
              </table:table-cell>
              <table:table-cell office:value-type="float" office:value="0.00135677868498967">
                <text:p>0.00135677868498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0.013326909949318">
                <text:p>0.013326909949318</text:p>
              </table:table-cell>
              <table:table-cell office:value-type="float" office:value="0.0479768758175444">
                <text:p>0.0479768758175444</text:p>
              </table:table-cell>
              <table:table-cell office:value-type="float" office:value="0.00202312418245557">
                <text:p>0.0020231241824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0.0157732194468639">
                <text:p>0.0157732194468639</text:p>
              </table:table-cell>
              <table:table-cell office:value-type="float" office:value="0.0471882148452012">
                <text:p>0.0471882148452012</text:p>
              </table:table-cell>
              <table:table-cell office:value-type="float" office:value="0.00281178515479877">
                <text:p>0.00281178515479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.0180995892556937">
                <text:p>0.0180995892556937</text:p>
              </table:table-cell>
              <table:table-cell office:value-type="float" office:value="0.0462832353824166">
                <text:p>0.0462832353824166</text:p>
              </table:table-cell>
              <table:table-cell office:value-type="float" office:value="0.00371676461758345">
                <text:p>0.00371676461758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.0202885415374977">
                <text:p>0.0202885415374977</text:p>
              </table:table-cell>
              <table:table-cell office:value-type="float" office:value="0.0452688083055417">
                <text:p>0.0452688083055417</text:p>
              </table:table-cell>
              <table:table-cell office:value-type="float" office:value="0.00473119169445834">
                <text:p>0.00473119169445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022324343821911">
                <text:p>0.022324343821911</text:p>
              </table:table-cell>
              <table:table-cell office:value-type="float" office:value="0.0441525911144461">
                <text:p>0.0441525911144461</text:p>
              </table:table-cell>
              <table:table-cell office:value-type="float" office:value="0.00584740888555388">
                <text:p>0.00584740888555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.0241932006106554">
                <text:p>0.0241932006106554</text:p>
              </table:table-cell>
              <table:table-cell office:value-type="float" office:value="0.0429429310839134">
                <text:p>0.0429429310839134</text:p>
              </table:table-cell>
              <table:table-cell office:value-type="float" office:value="0.00705706891608666">
                <text:p>0.00705706891608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0.0258834105163314">
                <text:p>0.0258834105163314</text:p>
              </table:table-cell>
              <table:table-cell office:value-type="float" office:value="0.0416487605580968">
                <text:p>0.0416487605580968</text:p>
              </table:table-cell>
              <table:table-cell office:value-type="float" office:value="0.00835123944190322">
                <text:p>0.00835123944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0.027385486394365">
                <text:p>0.027385486394365</text:p>
              </table:table-cell>
              <table:table-cell office:value-type="float" office:value="0.0402794862383785">
                <text:p>0.0402794862383785</text:p>
              </table:table-cell>
              <table:table-cell office:value-type="float" office:value="0.00972051376162147">
                <text:p>0.00972051376162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0.0286922367725436">
                <text:p>0.0286922367725436</text:p>
              </table:table-cell>
              <table:table-cell office:value-type="float" office:value="0.0388448743997513">
                <text:p>0.0388448743997513</text:p>
              </table:table-cell>
              <table:table-cell office:value-type="float" office:value="0.0111551256002487">
                <text:p>0.011155125600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0.0297988077587134">
                <text:p>0.0297988077587134</text:p>
              </table:table-cell>
              <table:table-cell office:value-type="float" office:value="0.0373549340118157">
                <text:p>0.0373549340118157</text:p>
              </table:table-cell>
              <table:table-cell office:value-type="float" office:value="0.0126450659881843">
                <text:p>0.0126450659881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0.0307026854891635">
                <text:p>0.0307026854891635</text:p>
              </table:table-cell>
              <table:table-cell office:value-type="float" office:value="0.0358197997373575">
                <text:p>0.0358197997373575</text:p>
              </table:table-cell>
              <table:table-cell office:value-type="float" office:value="0.0141802002626425">
                <text:p>0.0141802002626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0.0314036600437108">
                <text:p>0.0314036600437108</text:p>
              </table:table-cell>
              <table:table-cell office:value-type="float" office:value="0.034249616735172">
                <text:p>0.034249616735172</text:p>
              </table:table-cell>
              <table:table-cell office:value-type="float" office:value="0.015750383264828">
                <text:p>0.015750383264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0.0319037525752287">
                <text:p>0.0319037525752287</text:p>
              </table:table-cell>
              <table:table-cell office:value-type="float" office:value="0.0326544291064105">
                <text:p>0.0326544291064105</text:p>
              </table:table-cell>
              <table:table-cell office:value-type="float" office:value="0.0173455708935895">
                <text:p>0.0173455708935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0.0322071081597474">
                <text:p>0.0322071081597474</text:p>
              </table:table-cell>
              <table:table-cell office:value-type="float" office:value="0.0310440736984232">
                <text:p>0.0310440736984232</text:p>
              </table:table-cell>
              <table:table-cell office:value-type="float" office:value="0.0189559263015768">
                <text:p>0.0189559263015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0.0323198575490433">
                <text:p>0.0323198575490433</text:p>
              </table:table-cell>
              <table:table-cell office:value-type="float" office:value="0.029428080820971">
                <text:p>0.029428080820971</text:p>
              </table:table-cell>
              <table:table-cell office:value-type="float" office:value="0.020571919179029">
                <text:p>0.020571919179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0.0322499515846257">
                <text:p>0.0322499515846257</text:p>
              </table:table-cell>
              <table:table-cell office:value-type="float" office:value="0.0278155832417397">
                <text:p>0.0278155832417397</text:p>
              </table:table-cell>
              <table:table-cell office:value-type="float" office:value="0.0221844167582603">
                <text:p>0.0221844167582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0.0320069724973443">
                <text:p>0.0320069724973443</text:p>
              </table:table-cell>
              <table:table-cell office:value-type="float" office:value="0.0262152346168725">
                <text:p>0.0262152346168725</text:p>
              </table:table-cell>
              <table:table-cell office:value-type="float" office:value="0.0237847653831275">
                <text:p>0.0237847653831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0.0316019266614353">
                <text:p>0.0316019266614353</text:p>
              </table:table-cell>
              <table:table-cell office:value-type="float" office:value="0.0246351382838007">
                <text:p>0.0246351382838007</text:p>
              </table:table-cell>
              <table:table-cell office:value-type="float" office:value="0.0253648617161993">
                <text:p>0.0253648617161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0.0310470235905433">
                <text:p>0.0310470235905433</text:p>
              </table:table-cell>
              <table:table-cell office:value-type="float" office:value="0.0230827871042736">
                <text:p>0.0230827871042736</text:p>
              </table:table-cell>
              <table:table-cell office:value-type="float" office:value="0.0269172128957264">
                <text:p>0.0269172128957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0.0303554460549351">
                <text:p>0.0303554460549351</text:p>
              </table:table-cell>
              <table:table-cell office:value-type="float" office:value="0.0215650148015268">
                <text:p>0.0215650148015268</text:p>
              </table:table-cell>
              <table:table-cell office:value-type="float" office:value="0.0284349851984732">
                <text:p>0.0284349851984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0.0295411161664751">
                <text:p>0.0295411161664751</text:p>
              </table:table-cell>
              <table:table-cell office:value-type="float" office:value="0.020087958993203">
                <text:p>0.020087958993203</text:p>
              </table:table-cell>
              <table:table-cell office:value-type="float" office:value="0.0299120410067969">
                <text:p>0.0299120410067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28618462127303">
                <text:p>0.028618462127303</text:p>
              </table:table-cell>
              <table:table-cell office:value-type="float" office:value="0.0186570358868379">
                <text:p>0.0186570358868379</text:p>
              </table:table-cell>
              <table:table-cell office:value-type="float" office:value="0.0313429641131621">
                <text:p>0.0313429641131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0.0276021900791574">
                <text:p>0.0276021900791574</text:p>
              </table:table-cell>
              <table:table-cell office:value-type="float" office:value="0.01727692638288">
                <text:p>0.01727692638288</text:p>
              </table:table-cell>
              <table:table-cell office:value-type="float" office:value="0.03272307361712">
                <text:p>0.0327230736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0.0265070651353776">
                <text:p>0.0265070651353776</text:p>
              </table:table-cell>
              <table:table-cell office:value-type="float" office:value="0.0159515731261112">
                <text:p>0.0159515731261112</text:p>
              </table:table-cell>
              <table:table-cell office:value-type="float" office:value="0.0340484268738888">
                <text:p>0.0340484268738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0.0253477052414917">
                <text:p>0.0253477052414917</text:p>
              </table:table-cell>
              <table:table-cell office:value-type="float" office:value="0.0146841878640366">
                <text:p>0.0146841878640366</text:p>
              </table:table-cell>
              <table:table-cell office:value-type="float" office:value="0.0353158121359634">
                <text:p>0.0353158121359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0.0241383910093751">
                <text:p>0.0241383910093751</text:p>
              </table:table-cell>
              <table:table-cell office:value-type="float" office:value="0.0134772683135678">
                <text:p>0.0134772683135678</text:p>
              </table:table-cell>
              <table:table-cell office:value-type="float" office:value="0.0365227316864322">
                <text:p>0.03652273168643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0.0228928941216768">
                <text:p>0.0228928941216768</text:p>
              </table:table-cell>
              <table:table-cell office:value-type="float" office:value="0.012332623607484">
                <text:p>0.012332623607484</text:p>
              </table:table-cell>
              <table:table-cell office:value-type="float" office:value="0.037667376392516">
                <text:p>0.037667376392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0.0216243263254513">
                <text:p>0.0216243263254513</text:p>
              </table:table-cell>
              <table:table-cell office:value-type="float" office:value="0.0112514072912114">
                <text:p>0.0112514072912114</text:p>
              </table:table-cell>
              <table:table-cell office:value-type="float" office:value="0.0387485927087886">
                <text:p>0.0387485927087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0.0203450104443822">
                <text:p>0.0203450104443822</text:p>
              </table:table-cell>
              <table:table-cell office:value-type="float" office:value="0.0102341567689923">
                <text:p>0.0102341567689923</text:p>
              </table:table-cell>
              <table:table-cell office:value-type="float" office:value="0.0397658432310077">
                <text:p>0.0397658432310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0.019066374254561">
                <text:p>0.019066374254561</text:p>
              </table:table-cell>
              <table:table-cell office:value-type="float" office:value="0.00928083805626424">
                <text:p>0.00928083805626424</text:p>
              </table:table-cell>
              <table:table-cell office:value-type="float" office:value="0.0407191619437358">
                <text:p>0.040719161943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0.0177988675051643">
                <text:p>0.0177988675051643</text:p>
              </table:table-cell>
              <table:table-cell office:value-type="float" office:value="0.00839089468100602">
                <text:p>0.00839089468100602</text:p>
              </table:table-cell>
              <table:table-cell office:value-type="float" office:value="0.041609105318994">
                <text:p>0.041609105318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0.016551901836505">
                <text:p>0.016551901836505</text:p>
              </table:table-cell>
              <table:table-cell office:value-type="float" office:value="0.00756329958918077">
                <text:p>0.00756329958918077</text:p>
              </table:table-cell>
              <table:table-cell office:value-type="float" office:value="0.0424367004108192">
                <text:p>0.0424367004108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0.0153338128657364">
                <text:p>0.0153338128657364</text:p>
              </table:table-cell>
              <table:table-cell office:value-type="float" office:value="0.00679660894589395">
                <text:p>0.00679660894589395</text:p>
              </table:table-cell>
              <table:table-cell office:value-type="float" office:value="0.043203391054106">
                <text:p>0.043203391054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0.0141518432846011">
                <text:p>0.0141518432846011</text:p>
              </table:table-cell>
              <table:table-cell office:value-type="float" office:value="0.0060890167816639">
                <text:p>0.0060890167816639</text:p>
              </table:table-cell>
              <table:table-cell office:value-type="float" office:value="0.0439109832183361">
                <text:p>0.0439109832183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0.013012145451227">
                <text:p>0.013012145451227</text:p>
              </table:table-cell>
              <table:table-cell office:value-type="float" office:value="0.00543840950910255">
                <text:p>0.00543840950910255</text:p>
              </table:table-cell>
              <table:table-cell office:value-type="float" office:value="0.0445615904908975">
                <text:p>0.044561590490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0.0119198016637864">
                <text:p>0.0119198016637864</text:p>
              </table:table-cell>
              <table:table-cell office:value-type="float" office:value="0.00484241942591323">
                <text:p>0.00484241942591323</text:p>
              </table:table-cell>
              <table:table-cell office:value-type="float" office:value="0.0451575805740868">
                <text:p>0.0451575805740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0.0108788600801338">
                <text:p>0.0108788600801338</text:p>
              </table:table-cell>
              <table:table-cell office:value-type="float" office:value="0.00429847642190654">
                <text:p>0.00429847642190654</text:p>
              </table:table-cell>
              <table:table-cell office:value-type="float" office:value="0.0457015235780935">
                <text:p>0.0457015235780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0.00989238409425067">
                <text:p>0.00989238409425067</text:p>
              </table:table-cell>
              <table:table-cell office:value-type="float" office:value="0.003803857217194">
                <text:p>0.003803857217194</text:p>
              </table:table-cell>
              <table:table-cell office:value-type="float" office:value="0.046196142782806">
                <text:p>0.046196142782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0.00896251289530642">
                <text:p>0.00896251289530642</text:p>
              </table:table-cell>
              <table:table-cell office:value-type="float" office:value="0.00335573157242868">
                <text:p>0.00335573157242868</text:p>
              </table:table-cell>
              <table:table-cell office:value-type="float" office:value="0.0466442684275713">
                <text:p>0.0466442684275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0.0080905309143486">
                <text:p>0.0080905309143486</text:p>
              </table:table-cell>
              <table:table-cell office:value-type="float" office:value="0.00295120502671125">
                <text:p>0.00295120502671125</text:p>
              </table:table-cell>
              <table:table-cell office:value-type="float" office:value="0.0470487949732887">
                <text:p>0.0470487949732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0.00727694390147981">
                <text:p>0.00727694390147981</text:p>
              </table:table-cell>
              <table:table-cell office:value-type="float" office:value="0.00258735783163726">
                <text:p>0.00258735783163726</text:p>
              </table:table-cell>
              <table:table-cell office:value-type="float" office:value="0.0474126421683627">
                <text:p>0.04741264216836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0.00652155946604461">
                <text:p>0.00652155946604461</text:p>
              </table:table-cell>
              <table:table-cell office:value-type="float" office:value="0.00226127985833503">
                <text:p>0.00226127985833503</text:p>
              </table:table-cell>
              <table:table-cell office:value-type="float" office:value="0.047738720141665">
                <text:p>0.047738720141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0.0058235700461231">
                <text:p>0.0058235700461231</text:p>
              </table:table-cell>
              <table:table-cell office:value-type="float" office:value="0.00197010135602888">
                <text:p>0.00197010135602888</text:p>
              </table:table-cell>
              <table:table-cell office:value-type="float" office:value="0.0480298986439711">
                <text:p>0.04802989864397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0.00518163644325403">
                <text:p>0.00518163644325403</text:p>
              </table:table-cell>
              <table:table-cell office:value-type="float" office:value="0.00171101953386618">
                <text:p>0.00171101953386618</text:p>
              </table:table-cell>
              <table:table-cell office:value-type="float" office:value="0.0482889804661338">
                <text:p>0.0482889804661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0.00459397025531192">
                <text:p>0.00459397025531192</text:p>
              </table:table-cell>
              <table:table-cell office:value-type="float" office:value="0.00148132102110058">
                <text:p>0.00148132102110058</text:p>
              </table:table-cell>
              <table:table-cell office:value-type="float" office:value="0.0485186789788994">
                <text:p>0.0485186789788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0.00405841375643995">
                <text:p>0.00405841375643995</text:p>
              </table:table-cell>
              <table:table-cell office:value-type="float" office:value="0.00127840033327858">
                <text:p>0.00127840033327858</text:p>
              </table:table-cell>
              <table:table-cell office:value-type="float" office:value="0.0487215996667214">
                <text:p>0.0487215996667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0.003572515999847">
                <text:p>0.003572515999847</text:p>
              </table:table-cell>
              <table:table-cell office:value-type="float" office:value="0.00109977453328623">
                <text:p>0.00109977453328623</text:p>
              </table:table-cell>
              <table:table-cell office:value-type="float" office:value="0.0489002254667138">
                <text:p>0.0489002254667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0.00313360414963748">
                <text:p>0.00313360414963748</text:p>
              </table:table-cell>
              <table:table-cell office:value-type="float" office:value="0.000943094325804358">
                <text:p>0.000943094325804358</text:p>
              </table:table-cell>
              <table:table-cell office:value-type="float" office:value="0.0490569056741956">
                <text:p>0.0490569056741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0.00273884927493868">
                <text:p>0.00273884927493868</text:p>
              </table:table-cell>
              <table:table-cell office:value-type="float" office:value="0.000806151862057424">
                <text:p>0.000806151862057424</text:p>
              </table:table-cell>
              <table:table-cell office:value-type="float" office:value="0.0491938481379426">
                <text:p>0.0491938481379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0.00238532605759457">
                <text:p>0.00238532605759457</text:p>
              </table:table-cell>
              <table:table-cell office:value-type="float" office:value="0.000686885559177696">
                <text:p>0.000686885559177696</text:p>
              </table:table-cell>
              <table:table-cell office:value-type="float" office:value="0.0493131144408223">
                <text:p>0.0493131144408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0.0020700660687547">
                <text:p>0.0020700660687547</text:p>
              </table:table-cell>
              <table:table-cell office:value-type="float" office:value="0.000583382255739961">
                <text:p>0.000583382255739961</text:p>
              </table:table-cell>
              <table:table-cell office:value-type="float" office:value="0.04941661774426">
                <text:p>0.04941661774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0.0017901044559692">
                <text:p>0.0017901044559692</text:p>
              </table:table-cell>
              <table:table-cell office:value-type="float" office:value="0.000493877032941501">
                <text:p>0.000493877032941501</text:p>
              </table:table-cell>
              <table:table-cell office:value-type="float" office:value="0.0495061229670585">
                <text:p>0.0495061229670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0.00154252004809126">
                <text:p>0.00154252004809126</text:p>
              </table:table-cell>
              <table:table-cell office:value-type="float" office:value="0.000416751030536938">
                <text:p>0.000416751030536938</text:p>
              </table:table-cell>
              <table:table-cell office:value-type="float" office:value="0.0495832489694631">
                <text:p>0.0495832489694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0.00132446902855575">
                <text:p>0.00132446902855575</text:p>
              </table:table-cell>
              <table:table-cell office:value-type="float" office:value="0.00035052757910915">
                <text:p>0.00035052757910915</text:p>
              </table:table-cell>
              <table:table-cell office:value-type="float" office:value="0.0496494724208909">
                <text:p>0.0496494724208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0.00113321244753095">
                <text:p>0.00113321244753095</text:p>
              </table:table-cell>
              <table:table-cell office:value-type="float" office:value="0.000293866956732603">
                <text:p>0.000293866956732603</text:p>
              </table:table-cell>
              <table:table-cell office:value-type="float" office:value="0.0497061330432674">
                <text:p>0.049706133043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0.000966137939942804">
                <text:p>0.000966137939942804</text:p>
              </table:table-cell>
              <table:table-cell office:value-type="float" office:value="0.000245560059735463">
                <text:p>0.000245560059735463</text:p>
              </table:table-cell>
              <table:table-cell office:value-type="float" office:value="0.0497544399402645">
                <text:p>0.0497544399402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display-label="true" chart:logarithmic="false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28.41cm" xlink:href=".." xlink:type="simple" chart:class="chart:scatter" chart:style-name="ch1">
        <chart:title svg:x="6.422cm" svg:y="0.704cm" chart:style-name="ch2">
          <text:p>Expected Value</text:p>
        </chart:title>
        <chart:subtitle svg:x="5.482cm" svg:y="2.051cm" chart:style-name="ch3">
          <text:p>Collsions or Same Birthdays</text:p>
        </chart:subtitle>
        <chart:legend chart:legend-position="end" svg:x="12.037cm" svg:y="13.369cm" style:legend-expansion="high" chart:style-name="ch4"/>
        <chart:plot-area chart:style-name="ch5" table:cell-range-address="NumberWithSameBirthday.B11:NumberWithSameBirthday.B72 NumberWithSameBirthday.D10:NumberWithSameBirthday.E72" chart:data-source-has-labels="row" svg:x="1.358cm" svg:y="3.87cm" svg:width="10.039cm" svg:height="22.964cm">
          <chartooo:coordinate-region svg:x="2.826cm" svg:y="3.87cm" svg:width="8.384cm" svg:height="22.291cm"/>
          <chart:axis chart:dimension="x" chart:name="primary-x" chart:style-name="ch6">
            <chart:title svg:x="4.865cm" svg:y="27.403cm" chart:style-name="ch7">
              <text:p>Number of Students</text:p>
            </chart:title>
            <chart:grid chart:style-name="ch8" chart:class="major"/>
          </chart:axis>
          <chart:axis chart:dimension="y" chart:name="primary-y" chart:style-name="ch9">
            <chart:title svg:x="0.451cm" svg:y="17.605cm" chart:style-name="ch10">
              <text:p>Number of Collisons to Expect</text:p>
            </chart:title>
            <chart:grid chart:style-name="ch8" chart:class="major"/>
          </chart:axis>
          <chart:series chart:style-name="ch11" chart:values-cell-range-address="NumberWithSameBirthday.B12:NumberWithSameBirthday.B72" chart:label-cell-address="NumberWithSameBirthday.B11:NumberWithSameBirthday.B11" chart:class="chart:scatter">
            <chart:domain table:cell-range-address="NumberWithSameBirthday.B12:NumberWithSameBirthday.B72"/>
            <chart:data-point chart:repeated="61"/>
          </chart:series>
          <chart:series chart:style-name="ch12" chart:values-cell-range-address="NumberWithSameBirthday.D12:NumberWithSameBirthday.D72" chart:label-cell-address="NumberWithSameBirthday.D10:NumberWithSameBirthday.D11" chart:class="chart:scatter">
            <chart:data-point chart:repeated="61"/>
          </chart:series>
          <chart:series chart:style-name="ch13" chart:values-cell-range-address="NumberWithSameBirthday.E12:NumberWithSameBirthday.E72" chart:label-cell-address="NumberWithSameBirthday.E10:NumberWithSameBirthday.E11" chart:class="chart:scatter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</text:p>
                <draw:g>
                  <svg:desc>NumberWithSameBirthday.B11:NumberWithSameBirthday.B11</svg:desc>
                </draw:g>
              </table:table-cell>
              <table:table-cell office:value-type="string">
                <text:p>Expected  Value</text:p>
                <text:list>
                  <text:list-item>
                    <text:p>Expected </text:p>
                  </text:list-item>
                  <text:list-item>
                    <text:p>Value</text:p>
                  </text:list-item>
                </text:list>
                <draw:g>
                  <svg:desc>NumberWithSameBirthday.D10:NumberWithSameBirthday.D11</svg:desc>
                </draw:g>
              </table:table-cell>
              <table:table-cell office:value-type="string">
                <text:p>Number of Exp C</text:p>
                <text:list>
                  <text:list-item>
                    <text:p>Number of</text:p>
                  </text:list-item>
                  <text:list-item>
                    <text:p>Exp C</text:p>
                  </text:list-item>
                </text:list>
                <draw:g>
                  <svg:desc>NumberWithSameBirthday.E10:NumberWithSameBirthday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berWithSameBirthday.B12:NumberWithSameBirthday.B72</svg:desc>
                </draw:g>
              </table:table-cell>
              <table:table-cell office:value-type="float" office:value="0">
                <text:p>0</text:p>
                <draw:g>
                  <svg:desc>NumberWithSameBirthday.B12:NumberWithSameBirthday.B72</svg:desc>
                </draw:g>
              </table:table-cell>
              <table:table-cell office:value-type="float" office:value="0">
                <text:p>0</text:p>
                <draw:g>
                  <svg:desc>NumberWithSameBirthday.D12:NumberWithSameBirthday.D72</svg:desc>
                </draw:g>
              </table:table-cell>
              <table:table-cell office:value-type="float" office:value="0">
                <text:p>0</text:p>
                <draw:g>
                  <svg:desc>NumberWithSameBirthday.E12:NumberWithSameBirthday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4.10782519111308E-015">
                <text:p>4.10782519111308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26027397261">
                <text:p>1.99726027397261</text:p>
              </table:table-cell>
              <table:table-cell office:value-type="float" office:value="0.00273972602738626">
                <text:p>0.0027397260273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178832801652">
                <text:p>2.99178832801652</text:p>
              </table:table-cell>
              <table:table-cell office:value-type="float" office:value="0.0082116719834846">
                <text:p>0.0082116719834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359164766576">
                <text:p>3.98359164766576</text:p>
              </table:table-cell>
              <table:table-cell office:value-type="float" office:value="0.0164083523342393">
                <text:p>0.0164083523342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7267769794614">
                <text:p>4.97267769794614</text:p>
              </table:table-cell>
              <table:table-cell office:value-type="float" office:value="0.0273223020538653">
                <text:p>0.0273223020538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5905392343119">
                <text:p>5.95905392343119</text:p>
              </table:table-cell>
              <table:table-cell office:value-type="float" office:value="0.0409460765688099">
                <text:p>0.0409460765688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427277482985">
                <text:p>6.9427277482985</text:p>
              </table:table-cell>
              <table:table-cell office:value-type="float" office:value="0.0572722517015052">
                <text:p>0.0572722517015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370657638535">
                <text:p>7.92370657638535</text:p>
              </table:table-cell>
              <table:table-cell office:value-type="float" office:value="0.0762934236146489">
                <text:p>0.0762934236146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0199779124459">
                <text:p>8.90199779124459</text:p>
              </table:table-cell>
              <table:table-cell office:value-type="float" office:value="0.0980022087554069">
                <text:p>0.0980022087554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87760875620007">
                <text:p>9.87760875620007</text:p>
              </table:table-cell>
              <table:table-cell office:value-type="float" office:value="0.122391243799932">
                <text:p>0.122391243799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505468144023">
                <text:p>10.8505468144023</text:p>
              </table:table-cell>
              <table:table-cell office:value-type="float" office:value="0.149453185597727">
                <text:p>0.149453185597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8208192888833">
                <text:p>11.8208192888833</text:p>
              </table:table-cell>
              <table:table-cell office:value-type="float" office:value="0.179180711116663">
                <text:p>0.179180711116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7884334826124">
                <text:p>12.7884334826124</text:p>
              </table:table-cell>
              <table:table-cell office:value-type="float" office:value="0.211566517387569">
                <text:p>0.211566517387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7533966785505">
                <text:p>13.7533966785505</text:p>
              </table:table-cell>
              <table:table-cell office:value-type="float" office:value="0.246603321449541">
                <text:p>0.246603321449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7157161397051">
                <text:p>14.7157161397051</text:p>
              </table:table-cell>
              <table:table-cell office:value-type="float" office:value="0.284283860294899">
                <text:p>0.284283860294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6753991091854">
                <text:p>15.6753991091854</text:p>
              </table:table-cell>
              <table:table-cell office:value-type="float" office:value="0.32460089081461">
                <text:p>0.3246008908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6324528102561">
                <text:p>16.6324528102561</text:p>
              </table:table-cell>
              <table:table-cell office:value-type="float" office:value="0.367547189743906">
                <text:p>0.367547189743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5868844463924">
                <text:p>17.5868844463924</text:p>
              </table:table-cell>
              <table:table-cell office:value-type="float" office:value="0.413115553607618">
                <text:p>0.413115553607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5387012013338">
                <text:p>18.5387012013338</text:p>
              </table:table-cell>
              <table:table-cell office:value-type="float" office:value="0.461298798666228">
                <text:p>0.461298798666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4879102391383">
                <text:p>19.4879102391383</text:p>
              </table:table-cell>
              <table:table-cell office:value-type="float" office:value="0.512089760861667">
                <text:p>0.51208976086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4345187042366">
                <text:p>20.4345187042366</text:p>
              </table:table-cell>
              <table:table-cell office:value-type="float" office:value="0.565481295763409">
                <text:p>0.565481295763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.3785337214853">
                <text:p>21.3785337214853</text:p>
              </table:table-cell>
              <table:table-cell office:value-type="float" office:value="0.621466278514745">
                <text:p>0.621466278514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3199623962209">
                <text:p>22.3199623962209</text:p>
              </table:table-cell>
              <table:table-cell office:value-type="float" office:value="0.680037603779113">
                <text:p>0.680037603779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2588118143134">
                <text:p>23.2588118143134</text:p>
              </table:table-cell>
              <table:table-cell office:value-type="float" office:value="0.74118818568655">
                <text:p>0.74118818568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1950890422194">
                <text:p>24.1950890422194</text:p>
              </table:table-cell>
              <table:table-cell office:value-type="float" office:value="0.804910957780589">
                <text:p>0.804910957780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1288011270353">
                <text:p>25.1288011270353</text:p>
              </table:table-cell>
              <table:table-cell office:value-type="float" office:value="0.871198872964733">
                <text:p>0.87119887296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0599550965502">
                <text:p>26.0599550965502</text:p>
              </table:table-cell>
              <table:table-cell office:value-type="float" office:value="0.940044903449778">
                <text:p>0.940044903449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9885579592994">
                <text:p>26.9885579592994</text:p>
              </table:table-cell>
              <table:table-cell office:value-type="float" office:value="1.0114420407006">
                <text:p>1.0114420407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9146167046164">
                <text:p>27.9146167046164</text:p>
              </table:table-cell>
              <table:table-cell office:value-type="float" office:value="1.08538329538361">
                <text:p>1.08538329538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8381383026859">
                <text:p>28.8381383026859</text:p>
              </table:table-cell>
              <table:table-cell office:value-type="float" office:value="1.1618616973141">
                <text:p>1.1618616973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.7591297045964">
                <text:p>29.7591297045964</text:p>
              </table:table-cell>
              <table:table-cell office:value-type="float" office:value="1.24087029540364">
                <text:p>1.24087029540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.677597842392">
                <text:p>30.677597842392</text:p>
              </table:table-cell>
              <table:table-cell office:value-type="float" office:value="1.32240215760803">
                <text:p>1.32240215760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.5935496291252">
                <text:p>31.5935496291252</text:p>
              </table:table-cell>
              <table:table-cell office:value-type="float" office:value="1.40645037087483">
                <text:p>1.40645037087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.5069919589084">
                <text:p>32.5069919589084</text:p>
              </table:table-cell>
              <table:table-cell office:value-type="float" office:value="1.49300804109164">
                <text:p>1.49300804109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4179317069661">
                <text:p>33.4179317069661</text:p>
              </table:table-cell>
              <table:table-cell office:value-type="float" office:value="1.58206829303387">
                <text:p>1.58206829303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3263757296868">
                <text:p>34.3263757296868</text:p>
              </table:table-cell>
              <table:table-cell office:value-type="float" office:value="1.67362427031323">
                <text:p>1.67362427031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.2323308646739">
                <text:p>35.2323308646739</text:p>
              </table:table-cell>
              <table:table-cell office:value-type="float" office:value="1.76766913532606">
                <text:p>1.76766913532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.1358039307981">
                <text:p>36.1358039307981</text:p>
              </table:table-cell>
              <table:table-cell office:value-type="float" office:value="1.86419606920189">
                <text:p>1.86419606920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.036801728248">
                <text:p>37.036801728248</text:p>
              </table:table-cell>
              <table:table-cell office:value-type="float" office:value="1.96319827175203">
                <text:p>1.96319827175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.9353310385816">
                <text:p>37.9353310385816</text:p>
              </table:table-cell>
              <table:table-cell office:value-type="float" office:value="2.06466896141844">
                <text:p>2.06466896141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.8313986247772">
                <text:p>38.8313986247772</text:p>
              </table:table-cell>
              <table:table-cell office:value-type="float" office:value="2.16860137522278">
                <text:p>2.16860137522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.7250112312847">
                <text:p>39.7250112312847</text:p>
              </table:table-cell>
              <table:table-cell office:value-type="float" office:value="2.27498876871534">
                <text:p>2.27498876871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.6161755840757">
                <text:p>40.6161755840757</text:p>
              </table:table-cell>
              <table:table-cell office:value-type="float" office:value="2.38382441592432">
                <text:p>2.38382441592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1.5048983906946">
                <text:p>41.5048983906946</text:p>
              </table:table-cell>
              <table:table-cell office:value-type="float" office:value="2.49510160930537">
                <text:p>2.49510160930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.3911863403092">
                <text:p>42.3911863403092</text:p>
              </table:table-cell>
              <table:table-cell office:value-type="float" office:value="2.60881365969083">
                <text:p>2.60881365969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.2750461037604">
                <text:p>43.2750461037604</text:p>
              </table:table-cell>
              <table:table-cell office:value-type="float" office:value="2.72495389623965">
                <text:p>2.72495389623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.1564843336131">
                <text:p>44.1564843336131</text:p>
              </table:table-cell>
              <table:table-cell office:value-type="float" office:value="2.84351566638692">
                <text:p>2.84351566638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.0355076642059">
                <text:p>45.0355076642059</text:p>
              </table:table-cell>
              <table:table-cell office:value-type="float" office:value="2.96449233579408">
                <text:p>2.96449233579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.9121227117012">
                <text:p>45.9121227117012</text:p>
              </table:table-cell>
              <table:table-cell office:value-type="float" office:value="3.08787728829878">
                <text:p>3.08787728829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.7863360741349">
                <text:p>46.7863360741349</text:p>
              </table:table-cell>
              <table:table-cell office:value-type="float" office:value="3.21366392586506">
                <text:p>3.21366392586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7.6581543314661">
                <text:p>47.6581543314661</text:p>
              </table:table-cell>
              <table:table-cell office:value-type="float" office:value="3.34184566853394">
                <text:p>3.34184566853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.5275840456264">
                <text:p>48.5275840456264</text:p>
              </table:table-cell>
              <table:table-cell office:value-type="float" office:value="3.47241595437356">
                <text:p>3.47241595437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.3946317605699">
                <text:p>49.3946317605699</text:p>
              </table:table-cell>
              <table:table-cell office:value-type="float" office:value="3.60536823943011">
                <text:p>3.60536823943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.2593040023218">
                <text:p>50.2593040023218</text:p>
              </table:table-cell>
              <table:table-cell office:value-type="float" office:value="3.74069599767822">
                <text:p>3.74069599767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1.1216072790277">
                <text:p>51.1216072790277</text:p>
              </table:table-cell>
              <table:table-cell office:value-type="float" office:value="3.87839272097226">
                <text:p>3.87839272097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1.981548081003">
                <text:p>51.981548081003</text:p>
              </table:table-cell>
              <table:table-cell office:value-type="float" office:value="4.01845191899701">
                <text:p>4.018451918997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2.8391328807811">
                <text:p>52.8391328807811</text:p>
              </table:table-cell>
              <table:table-cell office:value-type="float" office:value="4.16086711921893">
                <text:p>4.160867119218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3.6943681331625">
                <text:p>53.6943681331625</text:p>
              </table:table-cell>
              <table:table-cell office:value-type="float" office:value="4.30563186683751">
                <text:p>4.305631866837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.5472602752634">
                <text:p>54.5472602752634</text:p>
              </table:table-cell>
              <table:table-cell office:value-type="float" office:value="4.45273972473661">
                <text:p>4.45273972473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.3978157265641">
                <text:p>55.3978157265641</text:p>
              </table:table-cell>
              <table:table-cell office:value-type="float" office:value="4.60218427343595">
                <text:p>4.60218427343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